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nsolas" svg:font-family="Consolas" style:font-family-generic="modern" style:font-pitch="fixed"/>
    <style:font-face style:name="Batang" svg:font-family="Batang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8.079cm"/>
    </style:style>
    <style:style style:name="co3" style:family="table-column">
      <style:table-column-properties fo:break-before="auto" style:column-width="7.325cm"/>
    </style:style>
    <style:style style:name="co4" style:family="table-column">
      <style:table-column-properties fo:break-before="auto" style:column-width="0.61cm"/>
    </style:style>
    <style:style style:name="co5" style:family="table-column">
      <style:table-column-properties fo:break-before="auto" style:column-width="0.859cm"/>
    </style:style>
    <style:style style:name="co6" style:family="table-column">
      <style:table-column-properties fo:break-before="auto" style:column-width="1.974cm"/>
    </style:style>
    <style:style style:name="co7" style:family="table-column">
      <style:table-column-properties fo:break-before="auto" style:column-width="9.379cm"/>
    </style:style>
    <style:style style:name="co8" style:family="table-column">
      <style:table-column-properties fo:break-before="auto" style:column-width="3.801cm"/>
    </style:style>
    <style:style style:name="co9" style:family="table-column">
      <style:table-column-properties fo:break-before="auto" style:column-width="1.863cm"/>
    </style:style>
    <style:style style:name="co10" style:family="table-column">
      <style:table-column-properties fo:break-before="auto" style:column-width="1.475cm"/>
    </style:style>
    <style:style style:name="co11" style:family="table-column">
      <style:table-column-properties fo:break-before="auto" style:column-width="5.854cm"/>
    </style:style>
    <style:style style:name="co12" style:family="table-column">
      <style:table-column-properties fo:break-before="auto" style:column-width="2.058cm"/>
    </style:style>
    <style:style style:name="co13" style:family="table-column">
      <style:table-column-properties fo:break-before="auto" style:column-width="3.223cm"/>
    </style:style>
    <style:style style:name="co14" style:family="table-column">
      <style:table-column-properties fo:break-before="auto" style:column-width="0.893cm"/>
    </style:style>
    <style:style style:name="co15" style:family="table-column">
      <style:table-column-properties fo:break-before="auto" style:column-width="2.447cm"/>
    </style:style>
    <style:style style:name="co16" style:family="table-column">
      <style:table-column-properties fo:break-before="auto" style:column-width="1.669cm"/>
    </style:style>
    <style:style style:name="co17" style:family="table-column">
      <style:table-column-properties fo:break-before="auto" style:column-width="14.517cm"/>
    </style:style>
    <style:style style:name="co18" style:family="table-column">
      <style:table-column-properties fo:break-before="auto" style:column-width="2.364cm"/>
    </style:style>
    <style:style style:name="co19" style:family="table-column">
      <style:table-column-properties fo:break-before="auto" style:column-width="2.641cm"/>
    </style:style>
    <style:style style:name="co20" style:family="table-column">
      <style:table-column-properties fo:break-before="auto" style:column-width="1.087cm"/>
    </style:style>
    <style:style style:name="co21" style:family="table-column">
      <style:table-column-properties fo:break-before="auto" style:column-width="0.699cm"/>
    </style:style>
    <style:style style:name="co22" style:family="table-column">
      <style:table-column-properties fo:break-before="auto" style:column-width="7.691cm"/>
    </style:style>
    <style:style style:name="co23" style:family="table-column">
      <style:table-column-properties fo:break-before="auto" style:column-width="4.971cm"/>
    </style:style>
    <style:style style:name="co24" style:family="table-column">
      <style:table-column-properties fo:break-before="auto" style:column-width="16.066cm"/>
    </style:style>
    <style:style style:name="co25" style:family="table-column">
      <style:table-column-properties fo:break-before="auto" style:column-width="3.41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1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>
      <style:table-cell-properties fo:background-color="#dddddd" style:cell-protect="protected" style:print-content="true" fo:border="0.002cm solid #000000"/>
      <style:text-properties style:font-name="Consolas" fo:font-size="9pt" fo:font-weight="bold" style:font-size-asian="9pt" style:font-weight-asian="bold" style:font-size-complex="9pt" style:font-weight-complex="bold"/>
    </style:style>
    <style:style style:name="ce3" style:family="table-cell" style:parent-style-name="Excel_20_Built-in_20_Normal">
      <style:table-cell-properties style:cell-protect="none" style:print-content="true" fo:background-color="transparent"/>
      <style:text-properties style:use-window-font-color="true" style:text-outline="false" style:text-line-through-style="none" style:font-name="Consolas" fo:font-size="9pt" fo:font-style="normal" fo:text-shadow="none" style:text-underline-style="none" fo:font-weight="normal" style:font-name-asian="Batang" style:font-size-asian="9pt" style:font-style-asian="normal" style:font-weight-asian="normal" style:font-name-complex="Batang" style:font-size-complex="9pt" style:font-style-complex="normal" style:font-weight-complex="normal"/>
    </style:style>
    <style:style style:name="ce4" style:family="table-cell" style:parent-style-name="Default">
      <style:text-properties style:font-name="Consolas" fo:font-size="9pt" style:font-size-asian="9pt" style:font-size-complex="9pt"/>
    </style:style>
    <style:style style:name="ce5" style:family="table-cell" style:parent-style-name="Default">
      <style:text-properties fo:font-size="9pt" style:font-size-asian="9pt" style:font-size-complex="9pt"/>
    </style:style>
    <style:style style:name="ce6" style:family="table-cell" style:parent-style-name="Default">
      <style:table-cell-properties style:cell-protect="none" style:print-content="true" fo:background-color="transparent" fo:border="none"/>
      <style:text-properties style:font-name="Consolas" fo:font-size="9pt" fo:font-weight="normal" style:font-size-asian="9pt" style:font-weight-asian="normal" style:font-size-complex="9pt" style:font-weight-complex="normal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Consolas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dddddd" style:cell-protect="protected" style:print-content="true" fo:border="0.002cm solid #000000"/>
      <style:text-properties fo:color="#000000" style:font-name="Consolas" fo:font-size="9pt" fo:font-weight="bold" style:font-size-asian="9pt" style:font-weight-asian="bold" style:font-size-complex="9pt" style:font-weight-complex="bold"/>
    </style:style>
    <style:style style:name="ce9" style:family="table-cell" style:parent-style-name="Default">
      <style:table-cell-properties fo:background-color="#b2b2b2" fo:border="0.002cm solid #000000"/>
      <style:text-properties fo:color="#b2b2b2" style:font-name="Consolas" fo:font-size="9pt" fo:font-weight="normal" style:font-size-asian="9pt" style:font-weight-asian="normal" style:font-size-complex="9pt" style:font-weight-complex="normal"/>
    </style:style>
    <style:style style:name="ce10" style:family="table-cell" style:parent-style-name="Default">
      <style:table-cell-properties fo:background-color="transparent"/>
      <style:text-properties fo:color="#ffffff" style:font-name="Consolas" fo:font-size="9pt" style:font-size-asian="9pt" style:font-size-complex="9pt"/>
    </style:style>
    <style:style style:name="ce11" style:family="table-cell" style:parent-style-name="Default">
      <style:table-cell-properties fo:background-color="transparent"/>
      <style:text-properties fo:color="#ffffff" fo:font-size="9pt" style:font-size-asian="9pt" style:font-size-complex="9pt"/>
    </style:style>
    <style:style style:name="ce12" style:family="table-cell" style:parent-style-name="Default">
      <style:table-cell-properties fo:background-color="#000000" style:text-align-source="fix" style:repeat-content="false"/>
      <style:paragraph-properties fo:text-align="start" fo:margin-left="0cm"/>
      <style:text-properties fo:color="#ffffff" style:font-name="Consolas" fo:font-size="9pt" fo:font-weight="bold" style:font-size-asian="9pt" style:font-weight-asian="bold" style:font-size-complex="9pt" style:font-weight-complex="bold"/>
    </style:style>
    <style:style style:name="ce13" style:family="table-cell" style:parent-style-name="Default">
      <style:table-cell-properties fo:background-color="#00cc00" style:text-align-source="fix" style:repeat-content="false"/>
      <style:paragraph-properties fo:text-align="start" fo:margin-left="0cm"/>
      <style:text-properties fo:color="#ffffff" style:font-name="Consolas" fo:font-size="9pt" fo:font-weight="bold" style:font-size-asian="9pt" style:font-weight-asian="bold" style:font-size-complex="9pt" style:font-weight-complex="bold"/>
    </style:style>
    <style:style style:name="ce14" style:family="table-cell" style:parent-style-name="Default">
      <style:table-cell-properties fo:background-color="#b2b2b2" fo:border="0.002cm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b2b2b2" fo:border="0.002cm solid #000000"/>
      <style:text-properties fo:font-size="9pt" fo:font-weight="bold" style:font-size-asian="9pt" style:font-weight-asian="bold" style:font-size-complex="9pt" style:font-weight-complex="bold"/>
    </style:style>
    <style:style style:name="ce16" style:family="table-cell" style:parent-style-name="Default">
      <style:table-cell-properties fo:background-color="#b2b2b2" fo:border="0.002cm solid #000000"/>
      <style:text-properties style:font-name="Consolas" fo:font-size="9pt" fo:font-weight="bold" style:font-size-asian="9pt" style:font-weight-asian="bold" style:font-size-complex="9pt" style:font-weight-complex="bold"/>
    </style:style>
    <style:style style:name="ce17" style:family="table-cell" style:parent-style-name="Default">
      <style:table-cell-properties fo:background-color="transparent"/>
      <style:text-properties style:font-name="Consolas" fo:font-size="9pt" fo:font-weight="bold" style:font-size-asian="9pt" style:font-weight-asian="bold" style:font-size-complex="9pt" style:font-weight-complex="bold"/>
    </style:style>
    <style:style style:name="ce18" style:family="table-cell" style:parent-style-name="Default">
      <style:table-cell-properties fo:background-color="#000000"/>
      <style:text-properties style:font-name="Consolas" fo:font-size="9pt" style:font-size-asian="9pt" style:font-size-complex="9pt"/>
    </style:style>
    <style:style style:name="ce19" style:family="table-cell" style:parent-style-name="Default">
      <style:table-cell-properties fo:background-color="#009900"/>
      <style:text-properties style:font-name="Consolas" fo:font-size="9pt" style:font-size-asian="9pt" style:font-size-complex="9pt"/>
    </style:style>
    <style:style style:name="ce20" style:family="table-cell" style:parent-style-name="Default">
      <style:table-cell-properties fo:background-color="transparent"/>
      <style:text-properties style:font-name="Consolas" fo:font-size="9pt" style:font-size-asian="9pt" style:font-size-complex="9pt"/>
    </style:style>
    <style:style style:name="ce21" style:family="table-cell" style:parent-style-name="Default">
      <style:text-properties style:font-name="Consolas" fo:font-size="9pt" fo:font-weight="bold" style:font-size-asian="9pt" style:font-weight-asian="bold" style:font-size-complex="9pt" style:font-weight-complex="bold"/>
    </style:style>
    <style:style style:name="ce22" style:family="table-cell" style:parent-style-name="Default">
      <style:table-cell-properties fo:border="0.002cm solid #000000"/>
      <style:text-properties fo:font-size="9pt" fo:font-weight="bold" style:font-size-asian="9pt" style:font-weight-asian="bold" style:font-size-complex="9pt" style:font-weight-complex="bold"/>
    </style:style>
    <style:style style:name="ce23" style:family="table-cell" style:parent-style-name="Default">
      <style:table-cell-properties fo:border="0.002cm solid #000000"/>
      <style:text-properties fo:font-size="9pt" style:font-size-asian="9pt" style:font-size-complex="9pt"/>
    </style:style>
    <style:style style:name="ce24" style:family="table-cell" style:parent-style-name="Default">
      <style:table-cell-properties fo:background-color="#b2b2b2"/>
      <style:text-properties style:font-name="Consolas" fo:font-size="9pt" fo:font-weight="bold" style:font-size-asian="9pt" style:font-weight-asian="bold" style:font-size-complex="9pt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Hoja1" table:style-name="ta1" table:print="false">
        <table:table-column table:style-name="co1" table:number-columns-repeated="5" table:default-cell-style-name="ce5"/>
        <table:table-column table:style-name="co2" table:default-cell-style-name="ce5"/>
        <table:table-column table:style-name="co3" table:default-cell-style-name="ce5"/>
        <table:table-column table:style-name="co1" table:number-columns-repeated="3" table:default-cell-style-name="ce5"/>
        <table:table-column table:style-name="co4" table:default-cell-style-name="ce11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1" table:number-columns-repeated="1009" table:default-cell-style-name="ce5"/>
        <table:table-row table:style-name="ro1">
          <table:table-cell table:style-name="ce2" office:value-type="string">
            <text:p>RUT</text:p>
          </table:table-cell>
          <table:table-cell table:style-name="ce2" office:value-type="string">
            <text:p>CC</text:p>
          </table:table-cell>
          <table:table-cell table:style-name="ce2" office:value-type="string">
            <text:p>OC</text:p>
          </table:table-cell>
          <table:table-cell table:style-name="ce2" office:value-type="string">
            <text:p>DIAS</text:p>
          </table:table-cell>
          <table:table-cell table:style-name="ce2" office:value-type="string">
            <text:p>VEND</text:p>
          </table:table-cell>
          <table:table-cell table:style-name="ce2" office:value-type="string">
            <text:p>GLOSA1</text:p>
          </table:table-cell>
          <table:table-cell table:style-name="ce2" office:value-type="string">
            <text:p>GLOSA2</text:p>
          </table:table-cell>
          <table:table-cell table:style-name="ce2" office:value-type="string">
            <text:p>MONTO</text:p>
          </table:table-cell>
          <table:table-cell table:style-name="ce8" office:value-type="string">
            <text:p>Copiar 1</text:p>
          </table:table-cell>
          <table:table-cell table:style-name="ce8" office:value-type="string">
            <text:p>Copiar 2</text:p>
          </table:table-cell>
          <table:table-cell table:style-name="ce10"/>
          <table:table-cell table:style-name="Default"/>
          <table:table-cell table:style-name="ce14" office:value-type="string">
            <text:p>FACTURA</text:p>
          </table:table-cell>
          <table:table-cell table:style-name="ce15" office:value-type="string">
            <text:p>OBSERVACION</text:p>
          </table:table-cell>
          <table:table-cell table:number-columns-repeated="1010"/>
        </table:table-row>
        <table:table-row table:style-name="ro2">
          <table:table-cell table:style-name="ce3" table:formula="of:=[DATOS_REBATE.A2]" office:value-type="float" office:value="0">
            <text:p>0</text:p>
          </table:table-cell>
          <table:table-cell table:style-name="ce6" table:formula="of:=[DATOS_REBATE.B2]" office:value-type="float" office:value="0">
            <text:p>0</text:p>
          </table:table-cell>
          <table:table-cell table:style-name="ce6" table:formula="of:=IF([DATOS_REBATE.H2]=0;&quot;&quot;;[DATOS_REBATE.H2])">
            <text:p/>
          </table:table-cell>
          <table:table-cell table:style-name="ce6" table:formula="of:=[DATOS_REBATE.G2]" office:value-type="float" office:value="7">
            <text:p>7</text:p>
          </table:table-cell>
          <table:table-cell table:style-name="ce6" table:formula="of:=[DATOS_REBATE.F2]" office:value-type="float" office:value="908">
            <text:p>908</text:p>
          </table:table-cell>
          <table:table-cell table:style-name="ce6" table:formula="of:=[DATOS_REBATE.C2]" office:value-type="float" office:value="0">
            <text:p>0</text:p>
          </table:table-cell>
          <table:table-cell table:style-name="ce6" table:formula="of:=IF([DATOS_REBATE.D2]=0;&quot;&quot;;[DATOS_REBATE.D2])">
            <text:p/>
          </table:table-cell>
          <table:table-cell table:style-name="ce6" table:formula="of:=[DATOS_REBATE.E2]" office:value-type="float" office:value="0">
            <text:p>0</text:p>
          </table:table-cell>
          <table:table-cell table:style-name="ce9" table:formula="of:=CONCATENATE(IF([.M2]=&quot;&quot;;CHAR(10);[.M2]);[.A2];CHAR(10);RIGHT(CONCATENATE(&quot;0000&quot;;[.B2]);4);CHAR(10);TEXT(TODAY();&quot;dd/mm/aaaa&quot;);TEXT(TODAY()+[.D2];&quot;dd/mm/aaaa&quot;);RIGHT(CONCATENATE(&quot;0000&quot;;[.E2]);4);RIGHT(CONCATENATE(&quot;00&quot;;[.D2]);2);CHAR(10);CHAR(10);CHAR(10);CHAR(10);[.C2])" office:value-type="string" office:string-value="129733720&#10;0000&#10;16/10/202323/10/2023090807&#10;&#10;&#10;&#10;">
            <text:p>129733720<text:line-break/>0000<text:line-break/>16/10/202323/10/2023090807<text:line-break/><text:line-break/><text:line-break/><text:line-break/></text:p>
          </table:table-cell>
          <table:table-cell table:style-name="ce9" table:formula="of:=IF([.G2]=&quot;&quot;;CONCATENATE(LEFT(CONCATENATE([.F2];&quot;                                        &quot;);40);[.H2]);CONCATENATE(LEFT(CONCATENATE([.F2];&quot;                                        &quot;);40);CHAR(10);LEFT(CONCATENATE([.G2];&quot;                                        &quot;);40);[.H2]))" office:value-type="string" office:string-value="0                                       0">
            <text:p>0 <text:s text:c="38"/>0</text:p>
          </table:table-cell>
          <table:table-cell table:style-name="ce10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4" table:formula="of:=[DATOS_REBATE.J2]" office:value-type="float" office:value="12973372">
            <text:p>12973372</text:p>
          </table:table-cell>
          <table:table-cell table:number-columns-repeated="1011"/>
        </table:table-row>
        <table:table-row table:style-name="ro2">
          <table:table-cell table:style-name="ce3" table:formula="of:=[DATOS_REBATE.A3]" office:value-type="float" office:value="0">
            <text:p>0</text:p>
          </table:table-cell>
          <table:table-cell table:style-name="ce6" table:formula="of:=[DATOS_REBATE.B3]" office:value-type="float" office:value="0">
            <text:p>0</text:p>
          </table:table-cell>
          <table:table-cell table:style-name="ce6" table:formula="of:=IF([DATOS_REBATE.H3]=0;&quot;&quot;;[DATOS_REBATE.H3])">
            <text:p/>
          </table:table-cell>
          <table:table-cell table:style-name="ce6" table:formula="of:=[DATOS_REBATE.G3]">
            <text:p/>
          </table:table-cell>
          <table:table-cell table:style-name="ce6" table:formula="of:=[DATOS_REBATE.F3]">
            <text:p/>
          </table:table-cell>
          <table:table-cell table:style-name="ce6" table:formula="of:=[DATOS_REBATE.C3]" office:value-type="float" office:value="0">
            <text:p>0</text:p>
          </table:table-cell>
          <table:table-cell table:style-name="ce6" table:formula="of:=IF([DATOS_REBATE.D3]=0;&quot;&quot;;[DATOS_REBATE.D3])">
            <text:p/>
          </table:table-cell>
          <table:table-cell table:style-name="ce6" table:formula="of:=[DATOS_REBATE.E3]" office:value-type="float" office:value="0">
            <text:p>0</text:p>
          </table:table-cell>
          <table:table-cell table:style-name="ce9" table:formula="of:=CONCATENATE(IF([.M3]=&quot;&quot;;CHAR(10);[.M3]);[.A3];CHAR(10);RIGHT(CONCATENATE(&quot;0000&quot;;[.B3]);4);CHAR(10);TEXT(TODAY();&quot;dd/mm/aaaa&quot;);TEXT(TODAY()+[.D3];&quot;dd/mm/aaaa&quot;);RIGHT(CONCATENATE(&quot;0000&quot;;[.E3]);4);RIGHT(CONCATENATE(&quot;00&quot;;[.D3]);2);CHAR(10);CHAR(10);CHAR(10);CHAR(10);[.C3])" office:value-type="string" office:string-value="&#10;0&#10;0000&#10;16/10/202316/10/2023000000&#10;&#10;&#10;&#10;">
            <text:p><text:line-break/>0<text:line-break/>0000<text:line-break/>16/10/202316/10/2023000000<text:line-break/><text:line-break/><text:line-break/><text:line-break/></text:p>
          </table:table-cell>
          <table:table-cell table:style-name="ce9" table:formula="of:=IF([.G3]=&quot;&quot;;CONCATENATE(LEFT(CONCATENATE([.F3];&quot;                                        &quot;);40);[.H3]);CONCATENATE(LEFT(CONCATENATE([.F3];&quot;                                        &quot;);40);CHAR(10);LEFT(CONCATENATE([.G3];&quot;                                        &quot;);40);[.H3]))" office:value-type="string" office:string-value="0                                       0">
            <text:p>0 <text:s text:c="38"/>0</text:p>
          </table:table-cell>
          <table:table-cell table:style-name="ce10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4" table:formula="of:=[DATOS_REBATE.J3]">
            <text:p/>
          </table:table-cell>
          <table:table-cell table:number-columns-repeated="1011"/>
        </table:table-row>
        <table:table-row table:style-name="ro2">
          <table:table-cell table:style-name="ce3" table:formula="of:=[DATOS_REBATE.A4]" office:value-type="float" office:value="0">
            <text:p>0</text:p>
          </table:table-cell>
          <table:table-cell table:style-name="ce6" table:formula="of:=[DATOS_REBATE.B4]" office:value-type="float" office:value="0">
            <text:p>0</text:p>
          </table:table-cell>
          <table:table-cell table:style-name="ce6" table:formula="of:=IF([DATOS_REBATE.H4]=0;&quot;&quot;;[DATOS_REBATE.H4])">
            <text:p/>
          </table:table-cell>
          <table:table-cell table:style-name="ce6" table:formula="of:=[DATOS_REBATE.G4]">
            <text:p/>
          </table:table-cell>
          <table:table-cell table:style-name="ce6" table:formula="of:=[DATOS_REBATE.F4]">
            <text:p/>
          </table:table-cell>
          <table:table-cell table:style-name="ce6" table:formula="of:=[DATOS_REBATE.C4]" office:value-type="float" office:value="0">
            <text:p>0</text:p>
          </table:table-cell>
          <table:table-cell table:style-name="ce6" table:formula="of:=IF([DATOS_REBATE.D4]=0;&quot;&quot;;[DATOS_REBATE.D4])">
            <text:p/>
          </table:table-cell>
          <table:table-cell table:style-name="ce6" table:formula="of:=[DATOS_REBATE.E4]" office:value-type="float" office:value="0">
            <text:p>0</text:p>
          </table:table-cell>
          <table:table-cell table:style-name="ce9" table:formula="of:=CONCATENATE(IF([.M4]=&quot;&quot;;CHAR(10);[.M4]);[.A4];CHAR(10);RIGHT(CONCATENATE(&quot;0000&quot;;[.B4]);4);CHAR(10);TEXT(TODAY();&quot;dd/mm/aaaa&quot;);TEXT(TODAY()+[.D4];&quot;dd/mm/aaaa&quot;);RIGHT(CONCATENATE(&quot;0000&quot;;[.E4]);4);RIGHT(CONCATENATE(&quot;00&quot;;[.D4]);2);CHAR(10);CHAR(10);CHAR(10);CHAR(10);[.C4])" office:value-type="string" office:string-value="&#10;0&#10;0000&#10;16/10/202316/10/2023000000&#10;&#10;&#10;&#10;">
            <text:p><text:line-break/>0<text:line-break/>0000<text:line-break/>16/10/202316/10/2023000000<text:line-break/><text:line-break/><text:line-break/><text:line-break/></text:p>
          </table:table-cell>
          <table:table-cell table:style-name="ce9" table:formula="of:=IF([.G4]=&quot;&quot;;CONCATENATE(LEFT(CONCATENATE([.F4];&quot;                                        &quot;);40);[.H4]);CONCATENATE(LEFT(CONCATENATE([.F4];&quot;                                        &quot;);40);CHAR(10);LEFT(CONCATENATE([.G4];&quot;                                        &quot;);40);[.H4]))" office:value-type="string" office:string-value="0                                       0">
            <text:p>0 <text:s text:c="38"/>0</text:p>
          </table:table-cell>
          <table:table-cell table:style-name="ce10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4" table:formula="of:=[DATOS_REBATE.J4]">
            <text:p/>
          </table:table-cell>
          <table:table-cell table:number-columns-repeated="1011"/>
        </table:table-row>
        <table:table-row table:style-name="ro2">
          <table:table-cell table:style-name="ce3" table:formula="of:=[DATOS_REBATE.A5]" office:value-type="float" office:value="0">
            <text:p>0</text:p>
          </table:table-cell>
          <table:table-cell table:style-name="ce6" table:formula="of:=[DATOS_REBATE.B5]" office:value-type="float" office:value="0">
            <text:p>0</text:p>
          </table:table-cell>
          <table:table-cell table:style-name="ce6" table:formula="of:=IF([DATOS_REBATE.H5]=0;&quot;&quot;;[DATOS_REBATE.H5])">
            <text:p/>
          </table:table-cell>
          <table:table-cell table:style-name="ce6" table:formula="of:=[DATOS_REBATE.G5]">
            <text:p/>
          </table:table-cell>
          <table:table-cell table:style-name="ce6" table:formula="of:=[DATOS_REBATE.F5]">
            <text:p/>
          </table:table-cell>
          <table:table-cell table:style-name="ce6" table:formula="of:=[DATOS_REBATE.C5]" office:value-type="float" office:value="0">
            <text:p>0</text:p>
          </table:table-cell>
          <table:table-cell table:style-name="ce6" table:formula="of:=IF([DATOS_REBATE.D5]=0;&quot;&quot;;[DATOS_REBATE.D5])">
            <text:p/>
          </table:table-cell>
          <table:table-cell table:style-name="ce6" table:formula="of:=[DATOS_REBATE.E5]" office:value-type="float" office:value="0">
            <text:p>0</text:p>
          </table:table-cell>
          <table:table-cell table:style-name="ce9" table:formula="of:=CONCATENATE(IF([.M5]=&quot;&quot;;CHAR(10);[.M5]);[.A5];CHAR(10);RIGHT(CONCATENATE(&quot;0000&quot;;[.B5]);4);CHAR(10);TEXT(TODAY();&quot;dd/mm/aaaa&quot;);TEXT(TODAY()+[.D5];&quot;dd/mm/aaaa&quot;);RIGHT(CONCATENATE(&quot;0000&quot;;[.E5]);4);RIGHT(CONCATENATE(&quot;00&quot;;[.D5]);2);CHAR(10);CHAR(10);CHAR(10);CHAR(10);[.C5])" office:value-type="string" office:string-value="&#10;0&#10;0000&#10;16/10/202316/10/2023000000&#10;&#10;&#10;&#10;">
            <text:p><text:line-break/>0<text:line-break/>0000<text:line-break/>16/10/202316/10/2023000000<text:line-break/><text:line-break/><text:line-break/><text:line-break/></text:p>
          </table:table-cell>
          <table:table-cell table:style-name="ce9" table:formula="of:=IF([.G5]=&quot;&quot;;CONCATENATE(LEFT(CONCATENATE([.F5];&quot;                                        &quot;);40);[.H5]);CONCATENATE(LEFT(CONCATENATE([.F5];&quot;                                        &quot;);40);CHAR(10);LEFT(CONCATENATE([.G5];&quot;                                        &quot;);40);[.H5]))" office:value-type="string" office:string-value="0                                       0">
            <text:p>0 <text:s text:c="38"/>0</text:p>
          </table:table-cell>
          <table:table-cell table:style-name="ce10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4" table:formula="of:=[DATOS_REBATE.J5]">
            <text:p/>
          </table:table-cell>
          <table:table-cell table:number-columns-repeated="1011"/>
        </table:table-row>
        <table:table-row table:style-name="ro2">
          <table:table-cell table:style-name="ce3" table:formula="of:=[DATOS_REBATE.A6]" office:value-type="float" office:value="0">
            <text:p>0</text:p>
          </table:table-cell>
          <table:table-cell table:style-name="ce6" table:formula="of:=[DATOS_REBATE.B6]" office:value-type="float" office:value="0">
            <text:p>0</text:p>
          </table:table-cell>
          <table:table-cell table:style-name="ce6" table:formula="of:=IF([DATOS_REBATE.H6]=0;&quot;&quot;;[DATOS_REBATE.H6])">
            <text:p/>
          </table:table-cell>
          <table:table-cell table:style-name="ce6" table:formula="of:=[DATOS_REBATE.G6]">
            <text:p/>
          </table:table-cell>
          <table:table-cell table:style-name="ce6" table:formula="of:=[DATOS_REBATE.F6]">
            <text:p/>
          </table:table-cell>
          <table:table-cell table:style-name="ce6" table:formula="of:=[DATOS_REBATE.C6]" office:value-type="float" office:value="0">
            <text:p>0</text:p>
          </table:table-cell>
          <table:table-cell table:style-name="ce6" table:formula="of:=IF([DATOS_REBATE.D6]=0;&quot;&quot;;[DATOS_REBATE.D6])">
            <text:p/>
          </table:table-cell>
          <table:table-cell table:style-name="ce6" table:formula="of:=[DATOS_REBATE.E6]" office:value-type="float" office:value="0">
            <text:p>0</text:p>
          </table:table-cell>
          <table:table-cell table:style-name="ce9" table:formula="of:=CONCATENATE(IF([.M6]=&quot;&quot;;CHAR(10);[.M6]);[.A6];CHAR(10);RIGHT(CONCATENATE(&quot;0000&quot;;[.B6]);4);CHAR(10);TEXT(TODAY();&quot;dd/mm/aaaa&quot;);TEXT(TODAY()+[.D6];&quot;dd/mm/aaaa&quot;);RIGHT(CONCATENATE(&quot;0000&quot;;[.E6]);4);RIGHT(CONCATENATE(&quot;00&quot;;[.D6]);2);CHAR(10);CHAR(10);CHAR(10);CHAR(10);[.C6])" office:value-type="string" office:string-value="&#10;0&#10;0000&#10;16/10/202316/10/2023000000&#10;&#10;&#10;&#10;">
            <text:p><text:line-break/>0<text:line-break/>0000<text:line-break/>16/10/202316/10/2023000000<text:line-break/><text:line-break/><text:line-break/><text:line-break/></text:p>
          </table:table-cell>
          <table:table-cell table:style-name="ce9" table:formula="of:=IF([.G6]=&quot;&quot;;CONCATENATE(LEFT(CONCATENATE([.F6];&quot;                                        &quot;);40);[.H6]);CONCATENATE(LEFT(CONCATENATE([.F6];&quot;                                        &quot;);40);CHAR(10);LEFT(CONCATENATE([.G6];&quot;                                        &quot;);40);[.H6]))" office:value-type="string" office:string-value="0                                       0">
            <text:p>0 <text:s text:c="38"/>0</text:p>
          </table:table-cell>
          <table:table-cell table:style-name="ce10" office:value-type="float" office:value="4">
            <text:p>4</text:p>
          </table:table-cell>
          <table:table-cell table:style-name="ce12" office:value-type="float" office:value="5">
            <text:p>5</text:p>
          </table:table-cell>
          <table:table-cell table:style-name="ce4" table:formula="of:=[DATOS_REBATE.J6]">
            <text:p/>
          </table:table-cell>
          <table:table-cell table:number-columns-repeated="1011"/>
        </table:table-row>
        <table:table-row table:style-name="ro2">
          <table:table-cell table:style-name="ce3" table:formula="of:=[DATOS_REBATE.A7]" office:value-type="float" office:value="0">
            <text:p>0</text:p>
          </table:table-cell>
          <table:table-cell table:style-name="ce6" table:formula="of:=[DATOS_REBATE.B7]" office:value-type="float" office:value="0">
            <text:p>0</text:p>
          </table:table-cell>
          <table:table-cell table:style-name="ce6" table:formula="of:=IF([DATOS_REBATE.H7]=0;&quot;&quot;;[DATOS_REBATE.H7])">
            <text:p/>
          </table:table-cell>
          <table:table-cell table:style-name="ce6" table:formula="of:=[DATOS_REBATE.G7]">
            <text:p/>
          </table:table-cell>
          <table:table-cell table:style-name="ce6" table:formula="of:=[DATOS_REBATE.F7]">
            <text:p/>
          </table:table-cell>
          <table:table-cell table:style-name="ce6" table:formula="of:=[DATOS_REBATE.C7]" office:value-type="float" office:value="0">
            <text:p>0</text:p>
          </table:table-cell>
          <table:table-cell table:style-name="ce6" table:formula="of:=IF([DATOS_REBATE.D7]=0;&quot;&quot;;[DATOS_REBATE.D7])">
            <text:p/>
          </table:table-cell>
          <table:table-cell table:style-name="ce6" table:formula="of:=[DATOS_REBATE.E7]" office:value-type="float" office:value="0">
            <text:p>0</text:p>
          </table:table-cell>
          <table:table-cell table:style-name="ce9" table:formula="of:=CONCATENATE(IF([.M7]=&quot;&quot;;CHAR(10);[.M7]);[.A7];CHAR(10);RIGHT(CONCATENATE(&quot;0000&quot;;[.B7]);4);CHAR(10);TEXT(TODAY();&quot;dd/mm/aaaa&quot;);TEXT(TODAY()+[.D7];&quot;dd/mm/aaaa&quot;);RIGHT(CONCATENATE(&quot;0000&quot;;[.E7]);4);RIGHT(CONCATENATE(&quot;00&quot;;[.D7]);2);CHAR(10);CHAR(10);CHAR(10);CHAR(10);[.C7])" office:value-type="string" office:string-value="&#10;0&#10;0000&#10;16/10/202316/10/2023000000&#10;&#10;&#10;&#10;">
            <text:p><text:line-break/>0<text:line-break/>0000<text:line-break/>16/10/202316/10/2023000000<text:line-break/><text:line-break/><text:line-break/><text:line-break/></text:p>
          </table:table-cell>
          <table:table-cell table:style-name="ce9" table:formula="of:=IF([.G7]=&quot;&quot;;CONCATENATE(LEFT(CONCATENATE([.F7];&quot;                                        &quot;);40);[.H7]);CONCATENATE(LEFT(CONCATENATE([.F7];&quot;                                        &quot;);40);CHAR(10);LEFT(CONCATENATE([.G7];&quot;                                        &quot;);40);[.H7]))" office:value-type="string" office:string-value="0                                       0">
            <text:p>0 <text:s text:c="38"/>0</text:p>
          </table:table-cell>
          <table:table-cell table:style-name="ce10" office:value-type="float" office:value="5">
            <text:p>5</text:p>
          </table:table-cell>
          <table:table-cell table:style-name="ce12" office:value-type="float" office:value="6">
            <text:p>6</text:p>
          </table:table-cell>
          <table:table-cell table:style-name="ce4" table:formula="of:=[DATOS_REBATE.J7]">
            <text:p/>
          </table:table-cell>
          <table:table-cell table:number-columns-repeated="1011"/>
        </table:table-row>
        <table:table-row table:style-name="ro2">
          <table:table-cell table:style-name="ce3" table:formula="of:=[DATOS_REBATE.A8]" office:value-type="float" office:value="0">
            <text:p>0</text:p>
          </table:table-cell>
          <table:table-cell table:style-name="ce6" table:formula="of:=[DATOS_REBATE.B8]" office:value-type="float" office:value="0">
            <text:p>0</text:p>
          </table:table-cell>
          <table:table-cell table:style-name="ce6" table:formula="of:=IF([DATOS_REBATE.H8]=0;&quot;&quot;;[DATOS_REBATE.H8])">
            <text:p/>
          </table:table-cell>
          <table:table-cell table:style-name="ce6" table:formula="of:=[DATOS_REBATE.G8]">
            <text:p/>
          </table:table-cell>
          <table:table-cell table:style-name="ce6" table:formula="of:=[DATOS_REBATE.F8]">
            <text:p/>
          </table:table-cell>
          <table:table-cell table:style-name="ce6" table:formula="of:=[DATOS_REBATE.C8]" office:value-type="float" office:value="0">
            <text:p>0</text:p>
          </table:table-cell>
          <table:table-cell table:style-name="ce6" table:formula="of:=IF([DATOS_REBATE.D8]=0;&quot;&quot;;[DATOS_REBATE.D8])">
            <text:p/>
          </table:table-cell>
          <table:table-cell table:style-name="ce6" table:formula="of:=[DATOS_REBATE.E8]" office:value-type="float" office:value="0">
            <text:p>0</text:p>
          </table:table-cell>
          <table:table-cell table:style-name="ce9" table:formula="of:=CONCATENATE(IF([.M8]=&quot;&quot;;CHAR(10);[.M8]);[.A8];CHAR(10);RIGHT(CONCATENATE(&quot;0000&quot;;[.B8]);4);CHAR(10);TEXT(TODAY();&quot;dd/mm/aaaa&quot;);TEXT(TODAY()+[.D8];&quot;dd/mm/aaaa&quot;);RIGHT(CONCATENATE(&quot;0000&quot;;[.E8]);4);RIGHT(CONCATENATE(&quot;00&quot;;[.D8]);2);CHAR(10);CHAR(10);CHAR(10);CHAR(10);[.C8])" office:value-type="string" office:string-value="&#10;0&#10;0000&#10;16/10/202316/10/2023000000&#10;&#10;&#10;&#10;">
            <text:p><text:line-break/>0<text:line-break/>0000<text:line-break/>16/10/202316/10/2023000000<text:line-break/><text:line-break/><text:line-break/><text:line-break/></text:p>
          </table:table-cell>
          <table:table-cell table:style-name="ce9" table:formula="of:=IF([.G8]=&quot;&quot;;CONCATENATE(LEFT(CONCATENATE([.F8];&quot;                                        &quot;);40);[.H8]);CONCATENATE(LEFT(CONCATENATE([.F8];&quot;                                        &quot;);40);CHAR(10);LEFT(CONCATENATE([.G8];&quot;                                        &quot;);40);[.H8]))" office:value-type="string" office:string-value="0                                       0">
            <text:p>0 <text:s text:c="38"/>0</text:p>
          </table:table-cell>
          <table:table-cell table:style-name="ce10" office:value-type="float" office:value="6">
            <text:p>6</text:p>
          </table:table-cell>
          <table:table-cell table:style-name="ce12" office:value-type="float" office:value="7">
            <text:p>7</text:p>
          </table:table-cell>
          <table:table-cell table:style-name="ce4" table:formula="of:=[DATOS_REBATE.J8]">
            <text:p/>
          </table:table-cell>
          <table:table-cell table:number-columns-repeated="1011"/>
        </table:table-row>
        <table:table-row table:style-name="ro2">
          <table:table-cell table:style-name="ce3" table:formula="of:=[DATOS_REBATE.A9]" office:value-type="float" office:value="0">
            <text:p>0</text:p>
          </table:table-cell>
          <table:table-cell table:style-name="ce6" table:formula="of:=[DATOS_REBATE.B9]" office:value-type="float" office:value="0">
            <text:p>0</text:p>
          </table:table-cell>
          <table:table-cell table:style-name="ce6" table:formula="of:=IF([DATOS_REBATE.H9]=0;&quot;&quot;;[DATOS_REBATE.H9])">
            <text:p/>
          </table:table-cell>
          <table:table-cell table:style-name="ce6" table:formula="of:=[DATOS_REBATE.G9]">
            <text:p/>
          </table:table-cell>
          <table:table-cell table:style-name="ce6" table:formula="of:=[DATOS_REBATE.F9]">
            <text:p/>
          </table:table-cell>
          <table:table-cell table:style-name="ce6" table:formula="of:=[DATOS_REBATE.C9]" office:value-type="float" office:value="0">
            <text:p>0</text:p>
          </table:table-cell>
          <table:table-cell table:style-name="ce6" table:formula="of:=IF([DATOS_REBATE.D9]=0;&quot;&quot;;[DATOS_REBATE.D9])">
            <text:p/>
          </table:table-cell>
          <table:table-cell table:style-name="ce6" table:formula="of:=[DATOS_REBATE.E9]" office:value-type="float" office:value="0">
            <text:p>0</text:p>
          </table:table-cell>
          <table:table-cell table:style-name="ce9" table:formula="of:=CONCATENATE(IF([.M9]=&quot;&quot;;CHAR(10);[.M9]);[.A9];CHAR(10);RIGHT(CONCATENATE(&quot;0000&quot;;[.B9]);4);CHAR(10);TEXT(TODAY();&quot;dd/mm/aaaa&quot;);TEXT(TODAY()+[.D9];&quot;dd/mm/aaaa&quot;);RIGHT(CONCATENATE(&quot;0000&quot;;[.E9]);4);RIGHT(CONCATENATE(&quot;00&quot;;[.D9]);2);CHAR(10);CHAR(10);CHAR(10);CHAR(10);[.C9])" office:value-type="string" office:string-value="&#10;0&#10;0000&#10;16/10/202316/10/2023000000&#10;&#10;&#10;&#10;">
            <text:p><text:line-break/>0<text:line-break/>0000<text:line-break/>16/10/202316/10/2023000000<text:line-break/><text:line-break/><text:line-break/><text:line-break/></text:p>
          </table:table-cell>
          <table:table-cell table:style-name="ce9" table:formula="of:=IF([.G9]=&quot;&quot;;CONCATENATE(LEFT(CONCATENATE([.F9];&quot;                                        &quot;);40);[.H9]);CONCATENATE(LEFT(CONCATENATE([.F9];&quot;                                        &quot;);40);CHAR(10);LEFT(CONCATENATE([.G9];&quot;                                        &quot;);40);[.H9]))" office:value-type="string" office:string-value="0                                       0">
            <text:p>0 <text:s text:c="38"/>0</text:p>
          </table:table-cell>
          <table:table-cell table:style-name="ce10" office:value-type="float" office:value="7">
            <text:p>7</text:p>
          </table:table-cell>
          <table:table-cell table:style-name="ce12" office:value-type="float" office:value="8">
            <text:p>8</text:p>
          </table:table-cell>
          <table:table-cell table:style-name="ce4" table:formula="of:=[DATOS_REBATE.J9]">
            <text:p/>
          </table:table-cell>
          <table:table-cell table:number-columns-repeated="1011"/>
        </table:table-row>
        <table:table-row table:style-name="ro2">
          <table:table-cell table:style-name="ce3" table:formula="of:=[DATOS_REBATE.A10]" office:value-type="float" office:value="0">
            <text:p>0</text:p>
          </table:table-cell>
          <table:table-cell table:style-name="ce6" table:formula="of:=[DATOS_REBATE.B10]" office:value-type="float" office:value="0">
            <text:p>0</text:p>
          </table:table-cell>
          <table:table-cell table:style-name="ce6" table:formula="of:=IF([DATOS_REBATE.H10]=0;&quot;&quot;;[DATOS_REBATE.H10])">
            <text:p/>
          </table:table-cell>
          <table:table-cell table:style-name="ce6" table:formula="of:=[DATOS_REBATE.G10]">
            <text:p/>
          </table:table-cell>
          <table:table-cell table:style-name="ce6" table:formula="of:=[DATOS_REBATE.F10]">
            <text:p/>
          </table:table-cell>
          <table:table-cell table:style-name="ce6" table:formula="of:=[DATOS_REBATE.C10]" office:value-type="float" office:value="0">
            <text:p>0</text:p>
          </table:table-cell>
          <table:table-cell table:style-name="ce6" table:formula="of:=IF([DATOS_REBATE.D10]=0;&quot;&quot;;[DATOS_REBATE.D10])">
            <text:p/>
          </table:table-cell>
          <table:table-cell table:style-name="ce6" table:formula="of:=[DATOS_REBATE.E10]" office:value-type="float" office:value="0">
            <text:p>0</text:p>
          </table:table-cell>
          <table:table-cell table:style-name="ce9" table:formula="of:=CONCATENATE(IF([.M10]=&quot;&quot;;CHAR(10);[.M10]);[.A10];CHAR(10);RIGHT(CONCATENATE(&quot;0000&quot;;[.B10]);4);CHAR(10);TEXT(TODAY();&quot;dd/mm/aaaa&quot;);TEXT(TODAY()+[.D10];&quot;dd/mm/aaaa&quot;);RIGHT(CONCATENATE(&quot;0000&quot;;[.E10]);4);RIGHT(CONCATENATE(&quot;00&quot;;[.D10]);2);CHAR(10);CHAR(10);CHAR(10);CHAR(10);[.C10])" office:value-type="string" office:string-value="&#10;0&#10;0000&#10;16/10/202316/10/2023000000&#10;&#10;&#10;&#10;">
            <text:p><text:line-break/>0<text:line-break/>0000<text:line-break/>16/10/202316/10/2023000000<text:line-break/><text:line-break/><text:line-break/><text:line-break/></text:p>
          </table:table-cell>
          <table:table-cell table:style-name="ce9" table:formula="of:=IF([.G10]=&quot;&quot;;CONCATENATE(LEFT(CONCATENATE([.F10];&quot;                                        &quot;);40);[.H10]);CONCATENATE(LEFT(CONCATENATE([.F10];&quot;                                        &quot;);40);CHAR(10);LEFT(CONCATENATE([.G10];&quot;                                        &quot;);40);[.H10]))" office:value-type="string" office:string-value="0                                       0">
            <text:p>0 <text:s text:c="38"/>0</text:p>
          </table:table-cell>
          <table:table-cell table:style-name="ce10" office:value-type="float" office:value="8">
            <text:p>8</text:p>
          </table:table-cell>
          <table:table-cell table:style-name="ce12" office:value-type="float" office:value="9">
            <text:p>9</text:p>
          </table:table-cell>
          <table:table-cell table:style-name="ce4" table:formula="of:=[DATOS_REBATE.J10]">
            <text:p/>
          </table:table-cell>
          <table:table-cell table:number-columns-repeated="1011"/>
        </table:table-row>
        <table:table-row table:style-name="ro2">
          <table:table-cell table:style-name="ce3" table:formula="of:=[DATOS_REBATE.A11]" office:value-type="float" office:value="0">
            <text:p>0</text:p>
          </table:table-cell>
          <table:table-cell table:style-name="ce6" table:formula="of:=[DATOS_REBATE.B11]" office:value-type="float" office:value="0">
            <text:p>0</text:p>
          </table:table-cell>
          <table:table-cell table:style-name="ce6" table:formula="of:=IF([DATOS_REBATE.H11]=0;&quot;&quot;;[DATOS_REBATE.H11])">
            <text:p/>
          </table:table-cell>
          <table:table-cell table:style-name="ce6" table:formula="of:=[DATOS_REBATE.G11]">
            <text:p/>
          </table:table-cell>
          <table:table-cell table:style-name="ce6" table:formula="of:=[DATOS_REBATE.F11]">
            <text:p/>
          </table:table-cell>
          <table:table-cell table:style-name="ce6" table:formula="of:=[DATOS_REBATE.C11]" office:value-type="float" office:value="0">
            <text:p>0</text:p>
          </table:table-cell>
          <table:table-cell table:style-name="ce6" table:formula="of:=IF([DATOS_REBATE.D11]=0;&quot;&quot;;[DATOS_REBATE.D11])">
            <text:p/>
          </table:table-cell>
          <table:table-cell table:style-name="ce6" table:formula="of:=[DATOS_REBATE.E11]" office:value-type="float" office:value="0">
            <text:p>0</text:p>
          </table:table-cell>
          <table:table-cell table:style-name="ce9" table:formula="of:=CONCATENATE(IF([.M11]=&quot;&quot;;CHAR(10);[.M11]);[.A11];CHAR(10);RIGHT(CONCATENATE(&quot;0000&quot;;[.B11]);4);CHAR(10);TEXT(TODAY();&quot;dd/mm/aaaa&quot;);TEXT(TODAY()+[.D11];&quot;dd/mm/aaaa&quot;);RIGHT(CONCATENATE(&quot;0000&quot;;[.E11]);4);RIGHT(CONCATENATE(&quot;00&quot;;[.D11]);2);CHAR(10);CHAR(10);CHAR(10);CHAR(10);[.C11])" office:value-type="string" office:string-value="&#10;0&#10;0000&#10;16/10/202316/10/2023000000&#10;&#10;&#10;&#10;">
            <text:p><text:line-break/>0<text:line-break/>0000<text:line-break/>16/10/202316/10/2023000000<text:line-break/><text:line-break/><text:line-break/><text:line-break/></text:p>
          </table:table-cell>
          <table:table-cell table:style-name="ce9" table:formula="of:=IF([.G11]=&quot;&quot;;CONCATENATE(LEFT(CONCATENATE([.F11];&quot;                                        &quot;);40);[.H11]);CONCATENATE(LEFT(CONCATENATE([.F11];&quot;                                        &quot;);40);CHAR(10);LEFT(CONCATENATE([.G11];&quot;                                        &quot;);40);[.H11]))" office:value-type="string" office:string-value="0                                       0">
            <text:p>0 <text:s text:c="38"/>0</text:p>
          </table:table-cell>
          <table:table-cell table:style-name="ce10" office:value-type="float" office:value="9">
            <text:p>9</text:p>
          </table:table-cell>
          <table:table-cell table:style-name="ce12" office:value-type="float" office:value="10">
            <text:p>10</text:p>
          </table:table-cell>
          <table:table-cell table:style-name="ce4" table:formula="of:=[DATOS_REBATE.J11]">
            <text:p/>
          </table:table-cell>
          <table:table-cell table:number-columns-repeated="1011"/>
        </table:table-row>
        <table:table-row table:style-name="ro2">
          <table:table-cell table:style-name="ce3" table:formula="of:=[DATOS_REBATE.A12]" office:value-type="float" office:value="0">
            <text:p>0</text:p>
          </table:table-cell>
          <table:table-cell table:style-name="ce6" table:formula="of:=[DATOS_REBATE.B12]" office:value-type="float" office:value="0">
            <text:p>0</text:p>
          </table:table-cell>
          <table:table-cell table:style-name="ce6" table:formula="of:=IF([DATOS_REBATE.H12]=0;&quot;&quot;;[DATOS_REBATE.H12])">
            <text:p/>
          </table:table-cell>
          <table:table-cell table:style-name="ce6" table:formula="of:=[DATOS_REBATE.G12]">
            <text:p/>
          </table:table-cell>
          <table:table-cell table:style-name="ce6" table:formula="of:=[DATOS_REBATE.F12]">
            <text:p/>
          </table:table-cell>
          <table:table-cell table:style-name="ce6" table:formula="of:=[DATOS_REBATE.C12]" office:value-type="float" office:value="0">
            <text:p>0</text:p>
          </table:table-cell>
          <table:table-cell table:style-name="ce6" table:formula="of:=IF([DATOS_REBATE.D12]=0;&quot;&quot;;[DATOS_REBATE.D12])">
            <text:p/>
          </table:table-cell>
          <table:table-cell table:style-name="ce6" table:formula="of:=[DATOS_REBATE.E12]" office:value-type="float" office:value="0">
            <text:p>0</text:p>
          </table:table-cell>
          <table:table-cell table:style-name="ce9" table:formula="of:=CONCATENATE(IF([.M12]=&quot;&quot;;CHAR(10);[.M12]);[.A12];CHAR(10);RIGHT(CONCATENATE(&quot;0000&quot;;[.B12]);4);CHAR(10);TEXT(TODAY();&quot;dd/mm/aaaa&quot;);TEXT(TODAY()+[.D12];&quot;dd/mm/aaaa&quot;);RIGHT(CONCATENATE(&quot;0000&quot;;[.E12]);4);RIGHT(CONCATENATE(&quot;00&quot;;[.D12]);2);CHAR(10);CHAR(10);CHAR(10);CHAR(10);[.C12])" office:value-type="string" office:string-value="&#10;0&#10;0000&#10;16/10/202316/10/2023000000&#10;&#10;&#10;&#10;">
            <text:p><text:line-break/>0<text:line-break/>0000<text:line-break/>16/10/202316/10/2023000000<text:line-break/><text:line-break/><text:line-break/><text:line-break/></text:p>
          </table:table-cell>
          <table:table-cell table:style-name="ce9" table:formula="of:=IF([.G12]=&quot;&quot;;CONCATENATE(LEFT(CONCATENATE([.F12];&quot;                                        &quot;);40);[.H12]);CONCATENATE(LEFT(CONCATENATE([.F12];&quot;                                        &quot;);40);CHAR(10);LEFT(CONCATENATE([.G12];&quot;                                        &quot;);40);[.H12]))" office:value-type="string" office:string-value="0                                       0">
            <text:p>0 <text:s text:c="38"/>0</text:p>
          </table:table-cell>
          <table:table-cell table:style-name="ce10" office:value-type="float" office:value="10">
            <text:p>10</text:p>
          </table:table-cell>
          <table:table-cell table:style-name="ce12" office:value-type="float" office:value="11">
            <text:p>11</text:p>
          </table:table-cell>
          <table:table-cell table:style-name="ce4" table:formula="of:=[DATOS_REBATE.J12]">
            <text:p/>
          </table:table-cell>
          <table:table-cell table:number-columns-repeated="1011"/>
        </table:table-row>
        <table:table-row table:style-name="ro2">
          <table:table-cell table:style-name="ce3" table:formula="of:=[DATOS_REBATE.A13]" office:value-type="float" office:value="0">
            <text:p>0</text:p>
          </table:table-cell>
          <table:table-cell table:style-name="ce6" table:formula="of:=[DATOS_REBATE.B13]" office:value-type="float" office:value="0">
            <text:p>0</text:p>
          </table:table-cell>
          <table:table-cell table:style-name="ce6" table:formula="of:=IF([DATOS_REBATE.H13]=0;&quot;&quot;;[DATOS_REBATE.H13])">
            <text:p/>
          </table:table-cell>
          <table:table-cell table:style-name="ce6" table:formula="of:=[DATOS_REBATE.G13]">
            <text:p/>
          </table:table-cell>
          <table:table-cell table:style-name="ce6" table:formula="of:=[DATOS_REBATE.F13]">
            <text:p/>
          </table:table-cell>
          <table:table-cell table:style-name="ce6" table:formula="of:=[DATOS_REBATE.C13]" office:value-type="float" office:value="0">
            <text:p>0</text:p>
          </table:table-cell>
          <table:table-cell table:style-name="ce6" table:formula="of:=IF([DATOS_REBATE.D13]=0;&quot;&quot;;[DATOS_REBATE.D13])">
            <text:p/>
          </table:table-cell>
          <table:table-cell table:style-name="ce6" table:formula="of:=[DATOS_REBATE.E13]" office:value-type="float" office:value="0">
            <text:p>0</text:p>
          </table:table-cell>
          <table:table-cell table:style-name="ce9" table:formula="of:=CONCATENATE(IF([.M13]=&quot;&quot;;CHAR(10);[.M13]);[.A13];CHAR(10);RIGHT(CONCATENATE(&quot;0000&quot;;[.B13]);4);CHAR(10);TEXT(TODAY();&quot;dd/mm/aaaa&quot;);TEXT(TODAY()+[.D13];&quot;dd/mm/aaaa&quot;);RIGHT(CONCATENATE(&quot;0000&quot;;[.E13]);4);RIGHT(CONCATENATE(&quot;00&quot;;[.D13]);2);CHAR(10);CHAR(10);CHAR(10);CHAR(10);[.C13])" office:value-type="string" office:string-value="&#10;0&#10;0000&#10;16/10/202316/10/2023000000&#10;&#10;&#10;&#10;">
            <text:p><text:line-break/>0<text:line-break/>0000<text:line-break/>16/10/202316/10/2023000000<text:line-break/><text:line-break/><text:line-break/><text:line-break/></text:p>
          </table:table-cell>
          <table:table-cell table:style-name="ce9" table:formula="of:=IF([.G13]=&quot;&quot;;CONCATENATE(LEFT(CONCATENATE([.F13];&quot;                                        &quot;);40);[.H13]);CONCATENATE(LEFT(CONCATENATE([.F13];&quot;                                        &quot;);40);CHAR(10);LEFT(CONCATENATE([.G13];&quot;                                        &quot;);40);[.H13]))" office:value-type="string" office:string-value="0                                       0">
            <text:p>0 <text:s text:c="38"/>0</text:p>
          </table:table-cell>
          <table:table-cell table:style-name="ce10" office:value-type="float" office:value="11">
            <text:p>11</text:p>
          </table:table-cell>
          <table:table-cell table:style-name="ce12" office:value-type="float" office:value="12">
            <text:p>12</text:p>
          </table:table-cell>
          <table:table-cell table:style-name="ce4" table:formula="of:=[DATOS_REBATE.J13]">
            <text:p/>
          </table:table-cell>
          <table:table-cell table:number-columns-repeated="1011"/>
        </table:table-row>
        <table:table-row table:style-name="ro2">
          <table:table-cell table:style-name="ce3" table:formula="of:=[DATOS_REBATE.A14]" office:value-type="float" office:value="0">
            <text:p>0</text:p>
          </table:table-cell>
          <table:table-cell table:style-name="ce6" table:formula="of:=[DATOS_REBATE.B14]" office:value-type="float" office:value="0">
            <text:p>0</text:p>
          </table:table-cell>
          <table:table-cell table:style-name="ce6" table:formula="of:=IF([DATOS_REBATE.H14]=0;&quot;&quot;;[DATOS_REBATE.H14])">
            <text:p/>
          </table:table-cell>
          <table:table-cell table:style-name="ce6" table:formula="of:=[DATOS_REBATE.G14]">
            <text:p/>
          </table:table-cell>
          <table:table-cell table:style-name="ce6" table:formula="of:=[DATOS_REBATE.F14]">
            <text:p/>
          </table:table-cell>
          <table:table-cell table:style-name="ce6" table:formula="of:=[DATOS_REBATE.C14]" office:value-type="float" office:value="0">
            <text:p>0</text:p>
          </table:table-cell>
          <table:table-cell table:style-name="ce6" table:formula="of:=IF([DATOS_REBATE.D14]=0;&quot;&quot;;[DATOS_REBATE.D14])">
            <text:p/>
          </table:table-cell>
          <table:table-cell table:style-name="ce6" table:formula="of:=[DATOS_REBATE.E14]" office:value-type="float" office:value="0">
            <text:p>0</text:p>
          </table:table-cell>
          <table:table-cell table:style-name="ce9" table:formula="of:=CONCATENATE(IF([.M14]=&quot;&quot;;CHAR(10);[.M14]);[.A14];CHAR(10);RIGHT(CONCATENATE(&quot;0000&quot;;[.B14]);4);CHAR(10);TEXT(TODAY();&quot;dd/mm/aaaa&quot;);TEXT(TODAY()+[.D14];&quot;dd/mm/aaaa&quot;);RIGHT(CONCATENATE(&quot;0000&quot;;[.E14]);4);RIGHT(CONCATENATE(&quot;00&quot;;[.D14]);2);CHAR(10);CHAR(10);CHAR(10);CHAR(10);[.C14])" office:value-type="string" office:string-value="&#10;0&#10;0000&#10;16/10/202316/10/2023000000&#10;&#10;&#10;&#10;">
            <text:p><text:line-break/>0<text:line-break/>0000<text:line-break/>16/10/202316/10/2023000000<text:line-break/><text:line-break/><text:line-break/><text:line-break/></text:p>
          </table:table-cell>
          <table:table-cell table:style-name="ce9" table:formula="of:=IF([.G14]=&quot;&quot;;CONCATENATE(LEFT(CONCATENATE([.F14];&quot;                                        &quot;);40);[.H14]);CONCATENATE(LEFT(CONCATENATE([.F14];&quot;                                        &quot;);40);CHAR(10);LEFT(CONCATENATE([.G14];&quot;                                        &quot;);40);[.H14]))" office:value-type="string" office:string-value="0                                       0">
            <text:p>0 <text:s text:c="38"/>0</text:p>
          </table:table-cell>
          <table:table-cell table:style-name="ce10" office:value-type="float" office:value="12">
            <text:p>12</text:p>
          </table:table-cell>
          <table:table-cell table:style-name="ce12" office:value-type="float" office:value="13">
            <text:p>13</text:p>
          </table:table-cell>
          <table:table-cell table:style-name="ce4" table:formula="of:=[DATOS_REBATE.J14]">
            <text:p/>
          </table:table-cell>
          <table:table-cell table:number-columns-repeated="1011"/>
        </table:table-row>
        <table:table-row table:style-name="ro2">
          <table:table-cell table:style-name="ce3" table:formula="of:=[DATOS_REBATE.A15]" office:value-type="float" office:value="0">
            <text:p>0</text:p>
          </table:table-cell>
          <table:table-cell table:style-name="ce6" table:formula="of:=[DATOS_REBATE.B15]" office:value-type="float" office:value="0">
            <text:p>0</text:p>
          </table:table-cell>
          <table:table-cell table:style-name="ce6" table:formula="of:=IF([DATOS_REBATE.H15]=0;&quot;&quot;;[DATOS_REBATE.H15])">
            <text:p/>
          </table:table-cell>
          <table:table-cell table:style-name="ce6" table:formula="of:=[DATOS_REBATE.G15]">
            <text:p/>
          </table:table-cell>
          <table:table-cell table:style-name="ce6" table:formula="of:=[DATOS_REBATE.F15]">
            <text:p/>
          </table:table-cell>
          <table:table-cell table:style-name="ce6" table:formula="of:=[DATOS_REBATE.C15]" office:value-type="float" office:value="0">
            <text:p>0</text:p>
          </table:table-cell>
          <table:table-cell table:style-name="ce6" table:formula="of:=IF([DATOS_REBATE.D15]=0;&quot;&quot;;[DATOS_REBATE.D15])">
            <text:p/>
          </table:table-cell>
          <table:table-cell table:style-name="ce6" table:formula="of:=[DATOS_REBATE.E15]" office:value-type="float" office:value="0">
            <text:p>0</text:p>
          </table:table-cell>
          <table:table-cell table:style-name="ce9" table:formula="of:=CONCATENATE(IF([.M15]=&quot;&quot;;CHAR(10);[.M15]);[.A15];CHAR(10);RIGHT(CONCATENATE(&quot;0000&quot;;[.B15]);4);CHAR(10);TEXT(TODAY();&quot;dd/mm/aaaa&quot;);TEXT(TODAY()+[.D15];&quot;dd/mm/aaaa&quot;);RIGHT(CONCATENATE(&quot;0000&quot;;[.E15]);4);RIGHT(CONCATENATE(&quot;00&quot;;[.D15]);2);CHAR(10);CHAR(10);CHAR(10);CHAR(10);[.C15])" office:value-type="string" office:string-value="&#10;0&#10;0000&#10;16/10/202316/10/2023000000&#10;&#10;&#10;&#10;">
            <text:p><text:line-break/>0<text:line-break/>0000<text:line-break/>16/10/202316/10/2023000000<text:line-break/><text:line-break/><text:line-break/><text:line-break/></text:p>
          </table:table-cell>
          <table:table-cell table:style-name="ce9" table:formula="of:=IF([.G15]=&quot;&quot;;CONCATENATE(LEFT(CONCATENATE([.F15];&quot;                                        &quot;);40);[.H15]);CONCATENATE(LEFT(CONCATENATE([.F15];&quot;                                        &quot;);40);CHAR(10);LEFT(CONCATENATE([.G15];&quot;                                        &quot;);40);[.H15]))" office:value-type="string" office:string-value="0                                       0">
            <text:p>0 <text:s text:c="38"/>0</text:p>
          </table:table-cell>
          <table:table-cell table:style-name="ce10" office:value-type="float" office:value="13">
            <text:p>13</text:p>
          </table:table-cell>
          <table:table-cell table:style-name="ce12" office:value-type="float" office:value="14">
            <text:p>14</text:p>
          </table:table-cell>
          <table:table-cell table:style-name="ce4" table:formula="of:=[DATOS_REBATE.J15]">
            <text:p/>
          </table:table-cell>
          <table:table-cell table:number-columns-repeated="1011"/>
        </table:table-row>
        <table:table-row table:style-name="ro2">
          <table:table-cell table:style-name="ce3" table:formula="of:=[DATOS_REBATE.A16]" office:value-type="float" office:value="0">
            <text:p>0</text:p>
          </table:table-cell>
          <table:table-cell table:style-name="ce6" table:formula="of:=[DATOS_REBATE.B16]" office:value-type="float" office:value="0">
            <text:p>0</text:p>
          </table:table-cell>
          <table:table-cell table:style-name="ce6" table:formula="of:=IF([DATOS_REBATE.H16]=0;&quot;&quot;;[DATOS_REBATE.H16])">
            <text:p/>
          </table:table-cell>
          <table:table-cell table:style-name="ce6" table:formula="of:=[DATOS_REBATE.G16]">
            <text:p/>
          </table:table-cell>
          <table:table-cell table:style-name="ce6" table:formula="of:=[DATOS_REBATE.F16]">
            <text:p/>
          </table:table-cell>
          <table:table-cell table:style-name="ce6" table:formula="of:=[DATOS_REBATE.C16]" office:value-type="float" office:value="0">
            <text:p>0</text:p>
          </table:table-cell>
          <table:table-cell table:style-name="ce6" table:formula="of:=IF([DATOS_REBATE.D16]=0;&quot;&quot;;[DATOS_REBATE.D16])">
            <text:p/>
          </table:table-cell>
          <table:table-cell table:style-name="ce6" table:formula="of:=[DATOS_REBATE.E16]" office:value-type="float" office:value="0">
            <text:p>0</text:p>
          </table:table-cell>
          <table:table-cell table:style-name="ce9" table:formula="of:=CONCATENATE(IF([.M16]=&quot;&quot;;CHAR(10);[.M16]);[.A16];CHAR(10);RIGHT(CONCATENATE(&quot;0000&quot;;[.B16]);4);CHAR(10);TEXT(TODAY();&quot;dd/mm/aaaa&quot;);TEXT(TODAY()+[.D16];&quot;dd/mm/aaaa&quot;);RIGHT(CONCATENATE(&quot;0000&quot;;[.E16]);4);RIGHT(CONCATENATE(&quot;00&quot;;[.D16]);2);CHAR(10);CHAR(10);CHAR(10);CHAR(10);[.C16])" office:value-type="string" office:string-value="&#10;0&#10;0000&#10;16/10/202316/10/2023000000&#10;&#10;&#10;&#10;">
            <text:p><text:line-break/>0<text:line-break/>0000<text:line-break/>16/10/202316/10/2023000000<text:line-break/><text:line-break/><text:line-break/><text:line-break/></text:p>
          </table:table-cell>
          <table:table-cell table:style-name="ce9" table:formula="of:=IF([.G16]=&quot;&quot;;CONCATENATE(LEFT(CONCATENATE([.F16];&quot;                                        &quot;);40);[.H16]);CONCATENATE(LEFT(CONCATENATE([.F16];&quot;                                        &quot;);40);CHAR(10);LEFT(CONCATENATE([.G16];&quot;                                        &quot;);40);[.H16]))" office:value-type="string" office:string-value="0                                       0">
            <text:p>0 <text:s text:c="38"/>0</text:p>
          </table:table-cell>
          <table:table-cell table:style-name="ce10" office:value-type="float" office:value="14">
            <text:p>14</text:p>
          </table:table-cell>
          <table:table-cell table:style-name="ce12" office:value-type="float" office:value="15">
            <text:p>15</text:p>
          </table:table-cell>
          <table:table-cell table:style-name="ce4" table:formula="of:=[DATOS_REBATE.J16]">
            <text:p/>
          </table:table-cell>
          <table:table-cell table:number-columns-repeated="1011"/>
        </table:table-row>
        <table:table-row table:style-name="ro2">
          <table:table-cell table:style-name="ce3" table:formula="of:=[DATOS_REBATE.A17]" office:value-type="float" office:value="0">
            <text:p>0</text:p>
          </table:table-cell>
          <table:table-cell table:style-name="ce6" table:formula="of:=[DATOS_REBATE.B17]" office:value-type="float" office:value="0">
            <text:p>0</text:p>
          </table:table-cell>
          <table:table-cell table:style-name="ce6" table:formula="of:=IF([DATOS_REBATE.H17]=0;&quot;&quot;;[DATOS_REBATE.H17])">
            <text:p/>
          </table:table-cell>
          <table:table-cell table:style-name="ce6" table:formula="of:=[DATOS_REBATE.G17]">
            <text:p/>
          </table:table-cell>
          <table:table-cell table:style-name="ce6" table:formula="of:=[DATOS_REBATE.F17]">
            <text:p/>
          </table:table-cell>
          <table:table-cell table:style-name="ce6" table:formula="of:=[DATOS_REBATE.C17]" office:value-type="float" office:value="0">
            <text:p>0</text:p>
          </table:table-cell>
          <table:table-cell table:style-name="ce6" table:formula="of:=IF([DATOS_REBATE.D17]=0;&quot;&quot;;[DATOS_REBATE.D17])">
            <text:p/>
          </table:table-cell>
          <table:table-cell table:style-name="ce6" table:formula="of:=[DATOS_REBATE.E17]" office:value-type="float" office:value="0">
            <text:p>0</text:p>
          </table:table-cell>
          <table:table-cell table:style-name="ce9" table:formula="of:=CONCATENATE(IF([.M17]=&quot;&quot;;CHAR(10);[.M17]);[.A17];CHAR(10);RIGHT(CONCATENATE(&quot;0000&quot;;[.B17]);4);CHAR(10);TEXT(TODAY();&quot;dd/mm/aaaa&quot;);TEXT(TODAY()+[.D17];&quot;dd/mm/aaaa&quot;);RIGHT(CONCATENATE(&quot;0000&quot;;[.E17]);4);RIGHT(CONCATENATE(&quot;00&quot;;[.D17]);2);CHAR(10);CHAR(10);CHAR(10);CHAR(10);[.C17])" office:value-type="string" office:string-value="&#10;0&#10;0000&#10;16/10/202316/10/2023000000&#10;&#10;&#10;&#10;">
            <text:p><text:line-break/>0<text:line-break/>0000<text:line-break/>16/10/202316/10/2023000000<text:line-break/><text:line-break/><text:line-break/><text:line-break/></text:p>
          </table:table-cell>
          <table:table-cell table:style-name="ce9" table:formula="of:=IF([.G17]=&quot;&quot;;CONCATENATE(LEFT(CONCATENATE([.F17];&quot;                                        &quot;);40);[.H17]);CONCATENATE(LEFT(CONCATENATE([.F17];&quot;                                        &quot;);40);CHAR(10);LEFT(CONCATENATE([.G17];&quot;                                        &quot;);40);[.H17]))" office:value-type="string" office:string-value="0                                       0">
            <text:p>0 <text:s text:c="38"/>0</text:p>
          </table:table-cell>
          <table:table-cell table:style-name="ce10" office:value-type="float" office:value="15">
            <text:p>15</text:p>
          </table:table-cell>
          <table:table-cell table:style-name="ce12" office:value-type="float" office:value="16">
            <text:p>16</text:p>
          </table:table-cell>
          <table:table-cell table:style-name="ce4" table:formula="of:=[DATOS_REBATE.J17]">
            <text:p/>
          </table:table-cell>
          <table:table-cell table:number-columns-repeated="1011"/>
        </table:table-row>
        <table:table-row table:style-name="ro2">
          <table:table-cell table:style-name="ce3" table:formula="of:=[DATOS_REBATE.A18]" office:value-type="float" office:value="0">
            <text:p>0</text:p>
          </table:table-cell>
          <table:table-cell table:style-name="ce6" table:formula="of:=[DATOS_REBATE.B18]" office:value-type="float" office:value="0">
            <text:p>0</text:p>
          </table:table-cell>
          <table:table-cell table:style-name="ce6" table:formula="of:=IF([DATOS_REBATE.H18]=0;&quot;&quot;;[DATOS_REBATE.H18])">
            <text:p/>
          </table:table-cell>
          <table:table-cell table:style-name="ce6" table:formula="of:=[DATOS_REBATE.G18]">
            <text:p/>
          </table:table-cell>
          <table:table-cell table:style-name="ce6" table:formula="of:=[DATOS_REBATE.F18]">
            <text:p/>
          </table:table-cell>
          <table:table-cell table:style-name="ce6" table:formula="of:=[DATOS_REBATE.C18]" office:value-type="float" office:value="0">
            <text:p>0</text:p>
          </table:table-cell>
          <table:table-cell table:style-name="ce6" table:formula="of:=IF([DATOS_REBATE.D18]=0;&quot;&quot;;[DATOS_REBATE.D18])">
            <text:p/>
          </table:table-cell>
          <table:table-cell table:style-name="ce6" table:formula="of:=[DATOS_REBATE.E18]" office:value-type="float" office:value="0">
            <text:p>0</text:p>
          </table:table-cell>
          <table:table-cell table:style-name="ce9" table:formula="of:=CONCATENATE(IF([.M18]=&quot;&quot;;CHAR(10);[.M18]);[.A18];CHAR(10);RIGHT(CONCATENATE(&quot;0000&quot;;[.B18]);4);CHAR(10);TEXT(TODAY();&quot;dd/mm/aaaa&quot;);TEXT(TODAY()+[.D18];&quot;dd/mm/aaaa&quot;);RIGHT(CONCATENATE(&quot;0000&quot;;[.E18]);4);RIGHT(CONCATENATE(&quot;00&quot;;[.D18]);2);CHAR(10);CHAR(10);CHAR(10);CHAR(10);[.C18])" office:value-type="string" office:string-value="&#10;0&#10;0000&#10;16/10/202316/10/2023000000&#10;&#10;&#10;&#10;">
            <text:p><text:line-break/>0<text:line-break/>0000<text:line-break/>16/10/202316/10/2023000000<text:line-break/><text:line-break/><text:line-break/><text:line-break/></text:p>
          </table:table-cell>
          <table:table-cell table:style-name="ce9" table:formula="of:=IF([.G18]=&quot;&quot;;CONCATENATE(LEFT(CONCATENATE([.F18];&quot;                                        &quot;);40);[.H18]);CONCATENATE(LEFT(CONCATENATE([.F18];&quot;                                        &quot;);40);CHAR(10);LEFT(CONCATENATE([.G18];&quot;                                        &quot;);40);[.H18]))" office:value-type="string" office:string-value="0                                       0">
            <text:p>0 <text:s text:c="38"/>0</text:p>
          </table:table-cell>
          <table:table-cell table:style-name="ce10" office:value-type="float" office:value="16">
            <text:p>16</text:p>
          </table:table-cell>
          <table:table-cell table:style-name="ce12" office:value-type="float" office:value="17">
            <text:p>17</text:p>
          </table:table-cell>
          <table:table-cell table:style-name="ce4" table:formula="of:=[DATOS_REBATE.J18]">
            <text:p/>
          </table:table-cell>
          <table:table-cell table:number-columns-repeated="1011"/>
        </table:table-row>
        <table:table-row table:style-name="ro2">
          <table:table-cell table:style-name="ce3" table:formula="of:=[DATOS_REBATE.A19]" office:value-type="float" office:value="0">
            <text:p>0</text:p>
          </table:table-cell>
          <table:table-cell table:style-name="ce6" table:formula="of:=[DATOS_REBATE.B19]" office:value-type="float" office:value="0">
            <text:p>0</text:p>
          </table:table-cell>
          <table:table-cell table:style-name="ce6" table:formula="of:=IF([DATOS_REBATE.H19]=0;&quot;&quot;;[DATOS_REBATE.H19])">
            <text:p/>
          </table:table-cell>
          <table:table-cell table:style-name="ce6" table:formula="of:=[DATOS_REBATE.G19]">
            <text:p/>
          </table:table-cell>
          <table:table-cell table:style-name="ce6" table:formula="of:=[DATOS_REBATE.F19]">
            <text:p/>
          </table:table-cell>
          <table:table-cell table:style-name="ce6" table:formula="of:=[DATOS_REBATE.C19]" office:value-type="float" office:value="0">
            <text:p>0</text:p>
          </table:table-cell>
          <table:table-cell table:style-name="ce6" table:formula="of:=IF([DATOS_REBATE.D19]=0;&quot;&quot;;[DATOS_REBATE.D19])">
            <text:p/>
          </table:table-cell>
          <table:table-cell table:style-name="ce6" table:formula="of:=[DATOS_REBATE.E19]" office:value-type="float" office:value="0">
            <text:p>0</text:p>
          </table:table-cell>
          <table:table-cell table:style-name="ce9" table:formula="of:=CONCATENATE(IF([.M19]=&quot;&quot;;CHAR(10);[.M19]);[.A19];CHAR(10);RIGHT(CONCATENATE(&quot;0000&quot;;[.B19]);4);CHAR(10);TEXT(TODAY();&quot;dd/mm/aaaa&quot;);TEXT(TODAY()+[.D19];&quot;dd/mm/aaaa&quot;);RIGHT(CONCATENATE(&quot;0000&quot;;[.E19]);4);RIGHT(CONCATENATE(&quot;00&quot;;[.D19]);2);CHAR(10);CHAR(10);CHAR(10);CHAR(10);[.C19])" office:value-type="string" office:string-value="&#10;0&#10;0000&#10;16/10/202316/10/2023000000&#10;&#10;&#10;&#10;">
            <text:p><text:line-break/>0<text:line-break/>0000<text:line-break/>16/10/202316/10/2023000000<text:line-break/><text:line-break/><text:line-break/><text:line-break/></text:p>
          </table:table-cell>
          <table:table-cell table:style-name="ce9" table:formula="of:=IF([.G19]=&quot;&quot;;CONCATENATE(LEFT(CONCATENATE([.F19];&quot;                                        &quot;);40);[.H19]);CONCATENATE(LEFT(CONCATENATE([.F19];&quot;                                        &quot;);40);CHAR(10);LEFT(CONCATENATE([.G19];&quot;                                        &quot;);40);[.H19]))" office:value-type="string" office:string-value="0                                       0">
            <text:p>0 <text:s text:c="38"/>0</text:p>
          </table:table-cell>
          <table:table-cell table:style-name="ce10" office:value-type="float" office:value="17">
            <text:p>17</text:p>
          </table:table-cell>
          <table:table-cell table:style-name="ce12" office:value-type="float" office:value="18">
            <text:p>18</text:p>
          </table:table-cell>
          <table:table-cell table:style-name="ce4" table:formula="of:=[DATOS_REBATE.J19]">
            <text:p/>
          </table:table-cell>
          <table:table-cell table:number-columns-repeated="1011"/>
        </table:table-row>
        <table:table-row table:style-name="ro2">
          <table:table-cell table:style-name="ce3" table:formula="of:=[DATOS_REBATE.A20]" office:value-type="float" office:value="0">
            <text:p>0</text:p>
          </table:table-cell>
          <table:table-cell table:style-name="ce6" table:formula="of:=[DATOS_REBATE.B20]" office:value-type="float" office:value="0">
            <text:p>0</text:p>
          </table:table-cell>
          <table:table-cell table:style-name="ce6" table:formula="of:=IF([DATOS_REBATE.H20]=0;&quot;&quot;;[DATOS_REBATE.H20])">
            <text:p/>
          </table:table-cell>
          <table:table-cell table:style-name="ce6" table:formula="of:=[DATOS_REBATE.G20]">
            <text:p/>
          </table:table-cell>
          <table:table-cell table:style-name="ce6" table:formula="of:=[DATOS_REBATE.F20]">
            <text:p/>
          </table:table-cell>
          <table:table-cell table:style-name="ce6" table:formula="of:=[DATOS_REBATE.C20]" office:value-type="float" office:value="0">
            <text:p>0</text:p>
          </table:table-cell>
          <table:table-cell table:style-name="ce6" table:formula="of:=IF([DATOS_REBATE.D20]=0;&quot;&quot;;[DATOS_REBATE.D20])">
            <text:p/>
          </table:table-cell>
          <table:table-cell table:style-name="ce6" table:formula="of:=[DATOS_REBATE.E20]" office:value-type="float" office:value="0">
            <text:p>0</text:p>
          </table:table-cell>
          <table:table-cell table:style-name="ce9" table:formula="of:=CONCATENATE(IF([.M20]=&quot;&quot;;CHAR(10);[.M20]);[.A20];CHAR(10);RIGHT(CONCATENATE(&quot;0000&quot;;[.B20]);4);CHAR(10);TEXT(TODAY();&quot;dd/mm/aaaa&quot;);TEXT(TODAY()+[.D20];&quot;dd/mm/aaaa&quot;);RIGHT(CONCATENATE(&quot;0000&quot;;[.E20]);4);RIGHT(CONCATENATE(&quot;00&quot;;[.D20]);2);CHAR(10);CHAR(10);CHAR(10);CHAR(10);[.C20])" office:value-type="string" office:string-value="&#10;0&#10;0000&#10;16/10/202316/10/2023000000&#10;&#10;&#10;&#10;">
            <text:p><text:line-break/>0<text:line-break/>0000<text:line-break/>16/10/202316/10/2023000000<text:line-break/><text:line-break/><text:line-break/><text:line-break/></text:p>
          </table:table-cell>
          <table:table-cell table:style-name="ce9" table:formula="of:=IF([.G20]=&quot;&quot;;CONCATENATE(LEFT(CONCATENATE([.F20];&quot;                                        &quot;);40);[.H20]);CONCATENATE(LEFT(CONCATENATE([.F20];&quot;                                        &quot;);40);CHAR(10);LEFT(CONCATENATE([.G20];&quot;                                        &quot;);40);[.H20]))" office:value-type="string" office:string-value="0                                       0">
            <text:p>0 <text:s text:c="38"/>0</text:p>
          </table:table-cell>
          <table:table-cell table:style-name="ce10" office:value-type="float" office:value="18">
            <text:p>18</text:p>
          </table:table-cell>
          <table:table-cell table:style-name="ce12" office:value-type="float" office:value="19">
            <text:p>19</text:p>
          </table:table-cell>
          <table:table-cell table:style-name="ce4" table:formula="of:=[DATOS_REBATE.J20]">
            <text:p/>
          </table:table-cell>
          <table:table-cell table:number-columns-repeated="1011"/>
        </table:table-row>
        <table:table-row table:style-name="ro2">
          <table:table-cell table:style-name="ce3" table:formula="of:=[DATOS_REBATE.A21]" office:value-type="float" office:value="0">
            <text:p>0</text:p>
          </table:table-cell>
          <table:table-cell table:style-name="ce6" table:formula="of:=[DATOS_REBATE.B21]" office:value-type="float" office:value="0">
            <text:p>0</text:p>
          </table:table-cell>
          <table:table-cell table:style-name="ce6" table:formula="of:=IF([DATOS_REBATE.H21]=0;&quot;&quot;;[DATOS_REBATE.H21])">
            <text:p/>
          </table:table-cell>
          <table:table-cell table:style-name="ce6" table:formula="of:=[DATOS_REBATE.G21]">
            <text:p/>
          </table:table-cell>
          <table:table-cell table:style-name="ce6" table:formula="of:=[DATOS_REBATE.F21]">
            <text:p/>
          </table:table-cell>
          <table:table-cell table:style-name="ce6" table:formula="of:=[DATOS_REBATE.C21]" office:value-type="float" office:value="0">
            <text:p>0</text:p>
          </table:table-cell>
          <table:table-cell table:style-name="ce6" table:formula="of:=IF([DATOS_REBATE.D21]=0;&quot;&quot;;[DATOS_REBATE.D21])">
            <text:p/>
          </table:table-cell>
          <table:table-cell table:style-name="ce6" table:formula="of:=[DATOS_REBATE.E21]" office:value-type="float" office:value="0">
            <text:p>0</text:p>
          </table:table-cell>
          <table:table-cell table:style-name="ce9" table:formula="of:=CONCATENATE(IF([.M21]=&quot;&quot;;CHAR(10);[.M21]);[.A21];CHAR(10);RIGHT(CONCATENATE(&quot;0000&quot;;[.B21]);4);CHAR(10);TEXT(TODAY();&quot;dd/mm/aaaa&quot;);TEXT(TODAY()+[.D21];&quot;dd/mm/aaaa&quot;);RIGHT(CONCATENATE(&quot;0000&quot;;[.E21]);4);RIGHT(CONCATENATE(&quot;00&quot;;[.D21]);2);CHAR(10);CHAR(10);CHAR(10);CHAR(10);[.C21])" office:value-type="string" office:string-value="&#10;0&#10;0000&#10;16/10/202316/10/2023000000&#10;&#10;&#10;&#10;">
            <text:p><text:line-break/>0<text:line-break/>0000<text:line-break/>16/10/202316/10/2023000000<text:line-break/><text:line-break/><text:line-break/><text:line-break/></text:p>
          </table:table-cell>
          <table:table-cell table:style-name="ce9" table:formula="of:=IF([.G21]=&quot;&quot;;CONCATENATE(LEFT(CONCATENATE([.F21];&quot;                                        &quot;);40);[.H21]);CONCATENATE(LEFT(CONCATENATE([.F21];&quot;                                        &quot;);40);CHAR(10);LEFT(CONCATENATE([.G21];&quot;                                        &quot;);40);[.H21]))" office:value-type="string" office:string-value="0                                       0">
            <text:p>0 <text:s text:c="38"/>0</text:p>
          </table:table-cell>
          <table:table-cell table:style-name="ce10" office:value-type="float" office:value="19">
            <text:p>19</text:p>
          </table:table-cell>
          <table:table-cell table:style-name="ce12" office:value-type="float" office:value="20">
            <text:p>20</text:p>
          </table:table-cell>
          <table:table-cell table:style-name="ce4" table:formula="of:=[DATOS_REBATE.J21]">
            <text:p/>
          </table:table-cell>
          <table:table-cell table:number-columns-repeated="1011"/>
        </table:table-row>
        <table:table-row table:style-name="ro2">
          <table:table-cell table:style-name="ce3" table:formula="of:=[DATOS_REBATE.A22]" office:value-type="float" office:value="0">
            <text:p>0</text:p>
          </table:table-cell>
          <table:table-cell table:style-name="ce6" table:formula="of:=[DATOS_REBATE.B22]" office:value-type="float" office:value="0">
            <text:p>0</text:p>
          </table:table-cell>
          <table:table-cell table:style-name="ce6" table:formula="of:=IF([DATOS_REBATE.H22]=0;&quot;&quot;;[DATOS_REBATE.H22])">
            <text:p/>
          </table:table-cell>
          <table:table-cell table:style-name="ce6" table:formula="of:=[DATOS_REBATE.G22]">
            <text:p/>
          </table:table-cell>
          <table:table-cell table:style-name="ce6" table:formula="of:=[DATOS_REBATE.F22]">
            <text:p/>
          </table:table-cell>
          <table:table-cell table:style-name="ce6" table:formula="of:=[DATOS_REBATE.C22]" office:value-type="float" office:value="0">
            <text:p>0</text:p>
          </table:table-cell>
          <table:table-cell table:style-name="ce6" table:formula="of:=IF([DATOS_REBATE.D22]=0;&quot;&quot;;[DATOS_REBATE.D22])">
            <text:p/>
          </table:table-cell>
          <table:table-cell table:style-name="ce6" table:formula="of:=[DATOS_REBATE.E22]" office:value-type="float" office:value="0">
            <text:p>0</text:p>
          </table:table-cell>
          <table:table-cell table:style-name="ce9" table:formula="of:=CONCATENATE(IF([.M22]=&quot;&quot;;CHAR(10);[.M22]);[.A22];CHAR(10);RIGHT(CONCATENATE(&quot;0000&quot;;[.B22]);4);CHAR(10);TEXT(TODAY();&quot;dd/mm/aaaa&quot;);TEXT(TODAY()+[.D22];&quot;dd/mm/aaaa&quot;);RIGHT(CONCATENATE(&quot;0000&quot;;[.E22]);4);RIGHT(CONCATENATE(&quot;00&quot;;[.D22]);2);CHAR(10);CHAR(10);CHAR(10);CHAR(10);[.C22])" office:value-type="string" office:string-value="&#10;0&#10;0000&#10;16/10/202316/10/2023000000&#10;&#10;&#10;&#10;">
            <text:p><text:line-break/>0<text:line-break/>0000<text:line-break/>16/10/202316/10/2023000000<text:line-break/><text:line-break/><text:line-break/><text:line-break/></text:p>
          </table:table-cell>
          <table:table-cell table:style-name="ce9" table:formula="of:=IF([.G22]=&quot;&quot;;CONCATENATE(LEFT(CONCATENATE([.F22];&quot;                                        &quot;);40);[.H22]);CONCATENATE(LEFT(CONCATENATE([.F22];&quot;                                        &quot;);40);CHAR(10);LEFT(CONCATENATE([.G22];&quot;                                        &quot;);40);[.H22]))" office:value-type="string" office:string-value="0                                       0">
            <text:p>0 <text:s text:c="38"/>0</text:p>
          </table:table-cell>
          <table:table-cell table:style-name="ce10" office:value-type="float" office:value="20">
            <text:p>20</text:p>
          </table:table-cell>
          <table:table-cell table:style-name="ce12" office:value-type="float" office:value="21">
            <text:p>21</text:p>
          </table:table-cell>
          <table:table-cell table:style-name="ce4" table:formula="of:=[DATOS_REBATE.J22]">
            <text:p/>
          </table:table-cell>
          <table:table-cell table:number-columns-repeated="1011"/>
        </table:table-row>
        <table:table-row table:style-name="ro2">
          <table:table-cell table:style-name="ce3" table:formula="of:=[DATOS_REBATE.A23]" office:value-type="float" office:value="0">
            <text:p>0</text:p>
          </table:table-cell>
          <table:table-cell table:style-name="ce6" table:formula="of:=[DATOS_REBATE.B23]" office:value-type="float" office:value="0">
            <text:p>0</text:p>
          </table:table-cell>
          <table:table-cell table:style-name="ce6" table:formula="of:=IF([DATOS_REBATE.H23]=0;&quot;&quot;;[DATOS_REBATE.H23])">
            <text:p/>
          </table:table-cell>
          <table:table-cell table:style-name="ce6" table:formula="of:=[DATOS_REBATE.G23]">
            <text:p/>
          </table:table-cell>
          <table:table-cell table:style-name="ce6" table:formula="of:=[DATOS_REBATE.F23]">
            <text:p/>
          </table:table-cell>
          <table:table-cell table:style-name="ce6" table:formula="of:=[DATOS_REBATE.C23]" office:value-type="float" office:value="0">
            <text:p>0</text:p>
          </table:table-cell>
          <table:table-cell table:style-name="ce6" table:formula="of:=IF([DATOS_REBATE.D23]=0;&quot;&quot;;[DATOS_REBATE.D23])">
            <text:p/>
          </table:table-cell>
          <table:table-cell table:style-name="ce6" table:formula="of:=[DATOS_REBATE.E23]" office:value-type="float" office:value="0">
            <text:p>0</text:p>
          </table:table-cell>
          <table:table-cell table:style-name="ce9" table:formula="of:=CONCATENATE(IF([.M23]=&quot;&quot;;CHAR(10);[.M23]);[.A23];CHAR(10);RIGHT(CONCATENATE(&quot;0000&quot;;[.B23]);4);CHAR(10);TEXT(TODAY();&quot;dd/mm/aaaa&quot;);TEXT(TODAY()+[.D23];&quot;dd/mm/aaaa&quot;);RIGHT(CONCATENATE(&quot;0000&quot;;[.E23]);4);RIGHT(CONCATENATE(&quot;00&quot;;[.D23]);2);CHAR(10);CHAR(10);CHAR(10);CHAR(10);[.C23])" office:value-type="string" office:string-value="&#10;0&#10;0000&#10;16/10/202316/10/2023000000&#10;&#10;&#10;&#10;">
            <text:p><text:line-break/>0<text:line-break/>0000<text:line-break/>16/10/202316/10/2023000000<text:line-break/><text:line-break/><text:line-break/><text:line-break/></text:p>
          </table:table-cell>
          <table:table-cell table:style-name="ce9" table:formula="of:=IF([.G23]=&quot;&quot;;CONCATENATE(LEFT(CONCATENATE([.F23];&quot;                                        &quot;);40);[.H23]);CONCATENATE(LEFT(CONCATENATE([.F23];&quot;                                        &quot;);40);CHAR(10);LEFT(CONCATENATE([.G23];&quot;                                        &quot;);40);[.H23]))" office:value-type="string" office:string-value="0                                       0">
            <text:p>0 <text:s text:c="38"/>0</text:p>
          </table:table-cell>
          <table:table-cell table:style-name="ce10" office:value-type="float" office:value="21">
            <text:p>21</text:p>
          </table:table-cell>
          <table:table-cell table:style-name="ce12" office:value-type="float" office:value="22">
            <text:p>22</text:p>
          </table:table-cell>
          <table:table-cell table:style-name="ce4" table:formula="of:=[DATOS_REBATE.J23]">
            <text:p/>
          </table:table-cell>
          <table:table-cell table:number-columns-repeated="1011"/>
        </table:table-row>
        <table:table-row table:style-name="ro2">
          <table:table-cell table:style-name="ce3" table:formula="of:=[DATOS_REBATE.A24]" office:value-type="float" office:value="0">
            <text:p>0</text:p>
          </table:table-cell>
          <table:table-cell table:style-name="ce6" table:formula="of:=[DATOS_REBATE.B24]" office:value-type="float" office:value="0">
            <text:p>0</text:p>
          </table:table-cell>
          <table:table-cell table:style-name="ce6" table:formula="of:=IF([DATOS_REBATE.H24]=0;&quot;&quot;;[DATOS_REBATE.H24])">
            <text:p/>
          </table:table-cell>
          <table:table-cell table:style-name="ce6" table:formula="of:=[DATOS_REBATE.G24]">
            <text:p/>
          </table:table-cell>
          <table:table-cell table:style-name="ce6" table:formula="of:=[DATOS_REBATE.F24]">
            <text:p/>
          </table:table-cell>
          <table:table-cell table:style-name="ce6" table:formula="of:=[DATOS_REBATE.C24]" office:value-type="float" office:value="0">
            <text:p>0</text:p>
          </table:table-cell>
          <table:table-cell table:style-name="ce6" table:formula="of:=IF([DATOS_REBATE.D24]=0;&quot;&quot;;[DATOS_REBATE.D24])">
            <text:p/>
          </table:table-cell>
          <table:table-cell table:style-name="ce6" table:formula="of:=[DATOS_REBATE.E24]" office:value-type="float" office:value="0">
            <text:p>0</text:p>
          </table:table-cell>
          <table:table-cell table:style-name="ce9" table:formula="of:=CONCATENATE(IF([.M24]=&quot;&quot;;CHAR(10);[.M24]);[.A24];CHAR(10);RIGHT(CONCATENATE(&quot;0000&quot;;[.B24]);4);CHAR(10);TEXT(TODAY();&quot;dd/mm/aaaa&quot;);TEXT(TODAY()+[.D24];&quot;dd/mm/aaaa&quot;);RIGHT(CONCATENATE(&quot;0000&quot;;[.E24]);4);RIGHT(CONCATENATE(&quot;00&quot;;[.D24]);2);CHAR(10);CHAR(10);CHAR(10);CHAR(10);[.C24])" office:value-type="string" office:string-value="&#10;0&#10;0000&#10;16/10/202316/10/2023000000&#10;&#10;&#10;&#10;">
            <text:p><text:line-break/>0<text:line-break/>0000<text:line-break/>16/10/202316/10/2023000000<text:line-break/><text:line-break/><text:line-break/><text:line-break/></text:p>
          </table:table-cell>
          <table:table-cell table:style-name="ce9" table:formula="of:=IF([.G24]=&quot;&quot;;CONCATENATE(LEFT(CONCATENATE([.F24];&quot;                                        &quot;);40);[.H24]);CONCATENATE(LEFT(CONCATENATE([.F24];&quot;                                        &quot;);40);CHAR(10);LEFT(CONCATENATE([.G24];&quot;                                        &quot;);40);[.H24]))" office:value-type="string" office:string-value="0                                       0">
            <text:p>0 <text:s text:c="38"/>0</text:p>
          </table:table-cell>
          <table:table-cell table:style-name="ce10" office:value-type="float" office:value="22">
            <text:p>22</text:p>
          </table:table-cell>
          <table:table-cell table:style-name="ce12" office:value-type="float" office:value="23">
            <text:p>23</text:p>
          </table:table-cell>
          <table:table-cell table:style-name="ce4" table:formula="of:=[DATOS_REBATE.J24]">
            <text:p/>
          </table:table-cell>
          <table:table-cell table:number-columns-repeated="1011"/>
        </table:table-row>
        <table:table-row table:style-name="ro2">
          <table:table-cell table:style-name="ce3" table:formula="of:=[DATOS_REBATE.A25]" office:value-type="float" office:value="0">
            <text:p>0</text:p>
          </table:table-cell>
          <table:table-cell table:style-name="ce6" table:formula="of:=[DATOS_REBATE.B25]" office:value-type="float" office:value="0">
            <text:p>0</text:p>
          </table:table-cell>
          <table:table-cell table:style-name="ce6" table:formula="of:=IF([DATOS_REBATE.H25]=0;&quot;&quot;;[DATOS_REBATE.H25])">
            <text:p/>
          </table:table-cell>
          <table:table-cell table:style-name="ce6" table:formula="of:=[DATOS_REBATE.G25]">
            <text:p/>
          </table:table-cell>
          <table:table-cell table:style-name="ce6" table:formula="of:=[DATOS_REBATE.F25]">
            <text:p/>
          </table:table-cell>
          <table:table-cell table:style-name="ce6" table:formula="of:=[DATOS_REBATE.C25]" office:value-type="float" office:value="0">
            <text:p>0</text:p>
          </table:table-cell>
          <table:table-cell table:style-name="ce6" table:formula="of:=IF([DATOS_REBATE.D25]=0;&quot;&quot;;[DATOS_REBATE.D25])">
            <text:p/>
          </table:table-cell>
          <table:table-cell table:style-name="ce6" table:formula="of:=[DATOS_REBATE.E25]" office:value-type="float" office:value="0">
            <text:p>0</text:p>
          </table:table-cell>
          <table:table-cell table:style-name="ce9" table:formula="of:=CONCATENATE(IF([.M25]=&quot;&quot;;CHAR(10);[.M25]);[.A25];CHAR(10);RIGHT(CONCATENATE(&quot;0000&quot;;[.B25]);4);CHAR(10);TEXT(TODAY();&quot;dd/mm/aaaa&quot;);TEXT(TODAY()+[.D25];&quot;dd/mm/aaaa&quot;);RIGHT(CONCATENATE(&quot;0000&quot;;[.E25]);4);RIGHT(CONCATENATE(&quot;00&quot;;[.D25]);2);CHAR(10);CHAR(10);CHAR(10);CHAR(10);[.C25])" office:value-type="string" office:string-value="&#10;0&#10;0000&#10;16/10/202316/10/2023000000&#10;&#10;&#10;&#10;">
            <text:p><text:line-break/>0<text:line-break/>0000<text:line-break/>16/10/202316/10/2023000000<text:line-break/><text:line-break/><text:line-break/><text:line-break/></text:p>
          </table:table-cell>
          <table:table-cell table:style-name="ce9" table:formula="of:=IF([.G25]=&quot;&quot;;CONCATENATE(LEFT(CONCATENATE([.F25];&quot;                                        &quot;);40);[.H25]);CONCATENATE(LEFT(CONCATENATE([.F25];&quot;                                        &quot;);40);CHAR(10);LEFT(CONCATENATE([.G25];&quot;                                        &quot;);40);[.H25]))" office:value-type="string" office:string-value="0                                       0">
            <text:p>0 <text:s text:c="38"/>0</text:p>
          </table:table-cell>
          <table:table-cell table:style-name="ce10" office:value-type="float" office:value="23">
            <text:p>23</text:p>
          </table:table-cell>
          <table:table-cell table:style-name="ce12" office:value-type="float" office:value="24">
            <text:p>24</text:p>
          </table:table-cell>
          <table:table-cell table:style-name="ce4" table:formula="of:=[DATOS_REBATE.J25]">
            <text:p/>
          </table:table-cell>
          <table:table-cell table:number-columns-repeated="1011"/>
        </table:table-row>
        <table:table-row table:style-name="ro2">
          <table:table-cell table:style-name="ce3" table:formula="of:=[DATOS_REBATE.A26]" office:value-type="float" office:value="0">
            <text:p>0</text:p>
          </table:table-cell>
          <table:table-cell table:style-name="ce6" table:formula="of:=[DATOS_REBATE.B26]" office:value-type="float" office:value="0">
            <text:p>0</text:p>
          </table:table-cell>
          <table:table-cell table:style-name="ce6" table:formula="of:=IF([DATOS_REBATE.H26]=0;&quot;&quot;;[DATOS_REBATE.H26])">
            <text:p/>
          </table:table-cell>
          <table:table-cell table:style-name="ce6" table:formula="of:=[DATOS_REBATE.G26]">
            <text:p/>
          </table:table-cell>
          <table:table-cell table:style-name="ce6" table:formula="of:=[DATOS_REBATE.F26]">
            <text:p/>
          </table:table-cell>
          <table:table-cell table:style-name="ce6" table:formula="of:=[DATOS_REBATE.C26]" office:value-type="float" office:value="0">
            <text:p>0</text:p>
          </table:table-cell>
          <table:table-cell table:style-name="ce6" table:formula="of:=IF([DATOS_REBATE.D26]=0;&quot;&quot;;[DATOS_REBATE.D26])">
            <text:p/>
          </table:table-cell>
          <table:table-cell table:style-name="ce6" table:formula="of:=[DATOS_REBATE.E26]" office:value-type="float" office:value="0">
            <text:p>0</text:p>
          </table:table-cell>
          <table:table-cell table:style-name="ce9" table:formula="of:=CONCATENATE(IF([.M26]=&quot;&quot;;CHAR(10);[.M26]);[.A26];CHAR(10);RIGHT(CONCATENATE(&quot;0000&quot;;[.B26]);4);CHAR(10);TEXT(TODAY();&quot;dd/mm/aaaa&quot;);TEXT(TODAY()+[.D26];&quot;dd/mm/aaaa&quot;);RIGHT(CONCATENATE(&quot;0000&quot;;[.E26]);4);RIGHT(CONCATENATE(&quot;00&quot;;[.D26]);2);CHAR(10);CHAR(10);CHAR(10);CHAR(10);[.C26])" office:value-type="string" office:string-value="&#10;0&#10;0000&#10;16/10/202316/10/2023000000&#10;&#10;&#10;&#10;">
            <text:p><text:line-break/>0<text:line-break/>0000<text:line-break/>16/10/202316/10/2023000000<text:line-break/><text:line-break/><text:line-break/><text:line-break/></text:p>
          </table:table-cell>
          <table:table-cell table:style-name="ce9" table:formula="of:=IF([.G26]=&quot;&quot;;CONCATENATE(LEFT(CONCATENATE([.F26];&quot;                                        &quot;);40);[.H26]);CONCATENATE(LEFT(CONCATENATE([.F26];&quot;                                        &quot;);40);CHAR(10);LEFT(CONCATENATE([.G26];&quot;                                        &quot;);40);[.H26]))" office:value-type="string" office:string-value="0                                       0">
            <text:p>0 <text:s text:c="38"/>0</text:p>
          </table:table-cell>
          <table:table-cell table:style-name="ce10" office:value-type="float" office:value="24">
            <text:p>24</text:p>
          </table:table-cell>
          <table:table-cell table:style-name="ce12" office:value-type="float" office:value="25">
            <text:p>25</text:p>
          </table:table-cell>
          <table:table-cell table:style-name="ce4" table:formula="of:=[DATOS_REBATE.J26]">
            <text:p/>
          </table:table-cell>
          <table:table-cell table:number-columns-repeated="1011"/>
        </table:table-row>
        <table:table-row table:style-name="ro2">
          <table:table-cell table:style-name="ce3" table:formula="of:=[DATOS_REBATE.A27]" office:value-type="float" office:value="0">
            <text:p>0</text:p>
          </table:table-cell>
          <table:table-cell table:style-name="ce6" table:formula="of:=[DATOS_REBATE.B27]" office:value-type="float" office:value="0">
            <text:p>0</text:p>
          </table:table-cell>
          <table:table-cell table:style-name="ce6" table:formula="of:=IF([DATOS_REBATE.H27]=0;&quot;&quot;;[DATOS_REBATE.H27])">
            <text:p/>
          </table:table-cell>
          <table:table-cell table:style-name="ce6" table:formula="of:=[DATOS_REBATE.G27]">
            <text:p/>
          </table:table-cell>
          <table:table-cell table:style-name="ce6" table:formula="of:=[DATOS_REBATE.F27]">
            <text:p/>
          </table:table-cell>
          <table:table-cell table:style-name="ce6" table:formula="of:=[DATOS_REBATE.C27]" office:value-type="float" office:value="0">
            <text:p>0</text:p>
          </table:table-cell>
          <table:table-cell table:style-name="ce6" table:formula="of:=IF([DATOS_REBATE.D27]=0;&quot;&quot;;[DATOS_REBATE.D27])">
            <text:p/>
          </table:table-cell>
          <table:table-cell table:style-name="ce6" table:formula="of:=[DATOS_REBATE.E27]" office:value-type="float" office:value="0">
            <text:p>0</text:p>
          </table:table-cell>
          <table:table-cell table:style-name="ce9" table:formula="of:=CONCATENATE(IF([.M27]=&quot;&quot;;CHAR(10);[.M27]);[.A27];CHAR(10);RIGHT(CONCATENATE(&quot;0000&quot;;[.B27]);4);CHAR(10);TEXT(TODAY();&quot;dd/mm/aaaa&quot;);TEXT(TODAY()+[.D27];&quot;dd/mm/aaaa&quot;);RIGHT(CONCATENATE(&quot;0000&quot;;[.E27]);4);RIGHT(CONCATENATE(&quot;00&quot;;[.D27]);2);CHAR(10);CHAR(10);CHAR(10);CHAR(10);[.C27])" office:value-type="string" office:string-value="&#10;0&#10;0000&#10;16/10/202316/10/2023000000&#10;&#10;&#10;&#10;">
            <text:p><text:line-break/>0<text:line-break/>0000<text:line-break/>16/10/202316/10/2023000000<text:line-break/><text:line-break/><text:line-break/><text:line-break/></text:p>
          </table:table-cell>
          <table:table-cell table:style-name="ce9" table:formula="of:=IF([.G27]=&quot;&quot;;CONCATENATE(LEFT(CONCATENATE([.F27];&quot;                                        &quot;);40);[.H27]);CONCATENATE(LEFT(CONCATENATE([.F27];&quot;                                        &quot;);40);CHAR(10);LEFT(CONCATENATE([.G27];&quot;                                        &quot;);40);[.H27]))" office:value-type="string" office:string-value="0                                       0">
            <text:p>0 <text:s text:c="38"/>0</text:p>
          </table:table-cell>
          <table:table-cell table:style-name="ce10" office:value-type="float" office:value="25">
            <text:p>25</text:p>
          </table:table-cell>
          <table:table-cell table:style-name="ce12" office:value-type="float" office:value="26">
            <text:p>26</text:p>
          </table:table-cell>
          <table:table-cell table:style-name="ce4" table:formula="of:=[DATOS_REBATE.J27]">
            <text:p/>
          </table:table-cell>
          <table:table-cell table:number-columns-repeated="1011"/>
        </table:table-row>
        <table:table-row table:style-name="ro2">
          <table:table-cell table:style-name="ce3" table:formula="of:=[DATOS_REBATE.A28]" office:value-type="float" office:value="0">
            <text:p>0</text:p>
          </table:table-cell>
          <table:table-cell table:style-name="ce6" table:formula="of:=[DATOS_REBATE.B28]" office:value-type="float" office:value="0">
            <text:p>0</text:p>
          </table:table-cell>
          <table:table-cell table:style-name="ce6" table:formula="of:=IF([DATOS_REBATE.H28]=0;&quot;&quot;;[DATOS_REBATE.H28])">
            <text:p/>
          </table:table-cell>
          <table:table-cell table:style-name="ce6" table:formula="of:=[DATOS_REBATE.G28]">
            <text:p/>
          </table:table-cell>
          <table:table-cell table:style-name="ce6" table:formula="of:=[DATOS_REBATE.F28]">
            <text:p/>
          </table:table-cell>
          <table:table-cell table:style-name="ce6" table:formula="of:=[DATOS_REBATE.C28]" office:value-type="float" office:value="0">
            <text:p>0</text:p>
          </table:table-cell>
          <table:table-cell table:style-name="ce6" table:formula="of:=IF([DATOS_REBATE.D28]=0;&quot;&quot;;[DATOS_REBATE.D28])">
            <text:p/>
          </table:table-cell>
          <table:table-cell table:style-name="ce6" table:formula="of:=[DATOS_REBATE.E28]" office:value-type="float" office:value="0">
            <text:p>0</text:p>
          </table:table-cell>
          <table:table-cell table:style-name="ce9" table:formula="of:=CONCATENATE(IF([.M28]=&quot;&quot;;CHAR(10);[.M28]);[.A28];CHAR(10);RIGHT(CONCATENATE(&quot;0000&quot;;[.B28]);4);CHAR(10);TEXT(TODAY();&quot;dd/mm/aaaa&quot;);TEXT(TODAY()+[.D28];&quot;dd/mm/aaaa&quot;);RIGHT(CONCATENATE(&quot;0000&quot;;[.E28]);4);RIGHT(CONCATENATE(&quot;00&quot;;[.D28]);2);CHAR(10);CHAR(10);CHAR(10);CHAR(10);[.C28])" office:value-type="string" office:string-value="&#10;0&#10;0000&#10;16/10/202316/10/2023000000&#10;&#10;&#10;&#10;">
            <text:p><text:line-break/>0<text:line-break/>0000<text:line-break/>16/10/202316/10/2023000000<text:line-break/><text:line-break/><text:line-break/><text:line-break/></text:p>
          </table:table-cell>
          <table:table-cell table:style-name="ce9" table:formula="of:=IF([.G28]=&quot;&quot;;CONCATENATE(LEFT(CONCATENATE([.F28];&quot;                                        &quot;);40);[.H28]);CONCATENATE(LEFT(CONCATENATE([.F28];&quot;                                        &quot;);40);CHAR(10);LEFT(CONCATENATE([.G28];&quot;                                        &quot;);40);[.H28]))" office:value-type="string" office:string-value="0                                       0">
            <text:p>0 <text:s text:c="38"/>0</text:p>
          </table:table-cell>
          <table:table-cell table:style-name="ce10" office:value-type="float" office:value="26">
            <text:p>26</text:p>
          </table:table-cell>
          <table:table-cell table:style-name="ce12" office:value-type="float" office:value="27">
            <text:p>27</text:p>
          </table:table-cell>
          <table:table-cell table:style-name="ce4" table:formula="of:=[DATOS_REBATE.J28]">
            <text:p/>
          </table:table-cell>
          <table:table-cell table:number-columns-repeated="1011"/>
        </table:table-row>
        <table:table-row table:style-name="ro2">
          <table:table-cell table:style-name="ce3" table:formula="of:=[DATOS_REBATE.A29]" office:value-type="float" office:value="0">
            <text:p>0</text:p>
          </table:table-cell>
          <table:table-cell table:style-name="ce6" table:formula="of:=[DATOS_REBATE.B29]" office:value-type="float" office:value="0">
            <text:p>0</text:p>
          </table:table-cell>
          <table:table-cell table:style-name="ce6" table:formula="of:=IF([DATOS_REBATE.H29]=0;&quot;&quot;;[DATOS_REBATE.H29])">
            <text:p/>
          </table:table-cell>
          <table:table-cell table:style-name="ce6" table:formula="of:=[DATOS_REBATE.G29]">
            <text:p/>
          </table:table-cell>
          <table:table-cell table:style-name="ce6" table:formula="of:=[DATOS_REBATE.F29]">
            <text:p/>
          </table:table-cell>
          <table:table-cell table:style-name="ce6" table:formula="of:=[DATOS_REBATE.C29]" office:value-type="float" office:value="0">
            <text:p>0</text:p>
          </table:table-cell>
          <table:table-cell table:style-name="ce6" table:formula="of:=IF([DATOS_REBATE.D29]=0;&quot;&quot;;[DATOS_REBATE.D29])">
            <text:p/>
          </table:table-cell>
          <table:table-cell table:style-name="ce6" table:formula="of:=[DATOS_REBATE.E29]" office:value-type="float" office:value="0">
            <text:p>0</text:p>
          </table:table-cell>
          <table:table-cell table:style-name="ce9" table:formula="of:=CONCATENATE(IF([.M29]=&quot;&quot;;CHAR(10);[.M29]);[.A29];CHAR(10);RIGHT(CONCATENATE(&quot;0000&quot;;[.B29]);4);CHAR(10);TEXT(TODAY();&quot;dd/mm/aaaa&quot;);TEXT(TODAY()+[.D29];&quot;dd/mm/aaaa&quot;);RIGHT(CONCATENATE(&quot;0000&quot;;[.E29]);4);RIGHT(CONCATENATE(&quot;00&quot;;[.D29]);2);CHAR(10);CHAR(10);CHAR(10);CHAR(10);[.C29])" office:value-type="string" office:string-value="&#10;0&#10;0000&#10;16/10/202316/10/2023000000&#10;&#10;&#10;&#10;">
            <text:p><text:line-break/>0<text:line-break/>0000<text:line-break/>16/10/202316/10/2023000000<text:line-break/><text:line-break/><text:line-break/><text:line-break/></text:p>
          </table:table-cell>
          <table:table-cell table:style-name="ce9" table:formula="of:=IF([.G29]=&quot;&quot;;CONCATENATE(LEFT(CONCATENATE([.F29];&quot;                                        &quot;);40);[.H29]);CONCATENATE(LEFT(CONCATENATE([.F29];&quot;                                        &quot;);40);CHAR(10);LEFT(CONCATENATE([.G29];&quot;                                        &quot;);40);[.H29]))" office:value-type="string" office:string-value="0                                       0">
            <text:p>0 <text:s text:c="38"/>0</text:p>
          </table:table-cell>
          <table:table-cell table:style-name="ce10" office:value-type="float" office:value="27">
            <text:p>27</text:p>
          </table:table-cell>
          <table:table-cell table:style-name="ce12" office:value-type="float" office:value="28">
            <text:p>28</text:p>
          </table:table-cell>
          <table:table-cell table:style-name="ce4" table:formula="of:=[DATOS_REBATE.J29]">
            <text:p/>
          </table:table-cell>
          <table:table-cell table:number-columns-repeated="1011"/>
        </table:table-row>
        <table:table-row table:style-name="ro2">
          <table:table-cell table:style-name="ce3" table:formula="of:=[DATOS_REBATE.A30]" office:value-type="float" office:value="0">
            <text:p>0</text:p>
          </table:table-cell>
          <table:table-cell table:style-name="ce6" table:formula="of:=[DATOS_REBATE.B30]" office:value-type="float" office:value="0">
            <text:p>0</text:p>
          </table:table-cell>
          <table:table-cell table:style-name="ce6" table:formula="of:=IF([DATOS_REBATE.H30]=0;&quot;&quot;;[DATOS_REBATE.H30])">
            <text:p/>
          </table:table-cell>
          <table:table-cell table:style-name="ce6" table:formula="of:=[DATOS_REBATE.G30]">
            <text:p/>
          </table:table-cell>
          <table:table-cell table:style-name="ce6" table:formula="of:=[DATOS_REBATE.F30]">
            <text:p/>
          </table:table-cell>
          <table:table-cell table:style-name="ce6" table:formula="of:=[DATOS_REBATE.C30]" office:value-type="float" office:value="0">
            <text:p>0</text:p>
          </table:table-cell>
          <table:table-cell table:style-name="ce6" table:formula="of:=IF([DATOS_REBATE.D30]=0;&quot;&quot;;[DATOS_REBATE.D30])">
            <text:p/>
          </table:table-cell>
          <table:table-cell table:style-name="ce6" table:formula="of:=[DATOS_REBATE.E30]" office:value-type="float" office:value="0">
            <text:p>0</text:p>
          </table:table-cell>
          <table:table-cell table:style-name="ce9" table:formula="of:=CONCATENATE(IF([.M30]=&quot;&quot;;CHAR(10);[.M30]);[.A30];CHAR(10);RIGHT(CONCATENATE(&quot;0000&quot;;[.B30]);4);CHAR(10);TEXT(TODAY();&quot;dd/mm/aaaa&quot;);TEXT(TODAY()+[.D30];&quot;dd/mm/aaaa&quot;);RIGHT(CONCATENATE(&quot;0000&quot;;[.E30]);4);RIGHT(CONCATENATE(&quot;00&quot;;[.D30]);2);CHAR(10);CHAR(10);CHAR(10);CHAR(10);[.C30])" office:value-type="string" office:string-value="&#10;0&#10;0000&#10;16/10/202316/10/2023000000&#10;&#10;&#10;&#10;">
            <text:p><text:line-break/>0<text:line-break/>0000<text:line-break/>16/10/202316/10/2023000000<text:line-break/><text:line-break/><text:line-break/><text:line-break/></text:p>
          </table:table-cell>
          <table:table-cell table:style-name="ce9" table:formula="of:=IF([.G30]=&quot;&quot;;CONCATENATE(LEFT(CONCATENATE([.F30];&quot;                                        &quot;);40);[.H30]);CONCATENATE(LEFT(CONCATENATE([.F30];&quot;                                        &quot;);40);CHAR(10);LEFT(CONCATENATE([.G30];&quot;                                        &quot;);40);[.H30]))" office:value-type="string" office:string-value="0                                       0">
            <text:p>0 <text:s text:c="38"/>0</text:p>
          </table:table-cell>
          <table:table-cell table:style-name="ce10" office:value-type="float" office:value="28">
            <text:p>28</text:p>
          </table:table-cell>
          <table:table-cell table:style-name="ce12" office:value-type="float" office:value="29">
            <text:p>29</text:p>
          </table:table-cell>
          <table:table-cell table:style-name="ce4" table:formula="of:=[DATOS_REBATE.J30]">
            <text:p/>
          </table:table-cell>
          <table:table-cell table:number-columns-repeated="1011"/>
        </table:table-row>
        <table:table-row table:style-name="ro2">
          <table:table-cell table:style-name="ce3" table:formula="of:=[DATOS_REBATE.A31]" office:value-type="float" office:value="0">
            <text:p>0</text:p>
          </table:table-cell>
          <table:table-cell table:style-name="ce6" table:formula="of:=[DATOS_REBATE.B31]" office:value-type="float" office:value="0">
            <text:p>0</text:p>
          </table:table-cell>
          <table:table-cell table:style-name="ce6" table:formula="of:=IF([DATOS_REBATE.H31]=0;&quot;&quot;;[DATOS_REBATE.H31])">
            <text:p/>
          </table:table-cell>
          <table:table-cell table:style-name="ce6" table:formula="of:=[DATOS_REBATE.G31]">
            <text:p/>
          </table:table-cell>
          <table:table-cell table:style-name="ce6" table:formula="of:=[DATOS_REBATE.F31]">
            <text:p/>
          </table:table-cell>
          <table:table-cell table:style-name="ce6" table:formula="of:=[DATOS_REBATE.C31]" office:value-type="float" office:value="0">
            <text:p>0</text:p>
          </table:table-cell>
          <table:table-cell table:style-name="ce6" table:formula="of:=IF([DATOS_REBATE.D31]=0;&quot;&quot;;[DATOS_REBATE.D31])">
            <text:p/>
          </table:table-cell>
          <table:table-cell table:style-name="ce6" table:formula="of:=[DATOS_REBATE.E31]" office:value-type="float" office:value="0">
            <text:p>0</text:p>
          </table:table-cell>
          <table:table-cell table:style-name="ce9" table:formula="of:=CONCATENATE(IF([.M31]=&quot;&quot;;CHAR(10);[.M31]);[.A31];CHAR(10);RIGHT(CONCATENATE(&quot;0000&quot;;[.B31]);4);CHAR(10);TEXT(TODAY();&quot;dd/mm/aaaa&quot;);TEXT(TODAY()+[.D31];&quot;dd/mm/aaaa&quot;);RIGHT(CONCATENATE(&quot;0000&quot;;[.E31]);4);RIGHT(CONCATENATE(&quot;00&quot;;[.D31]);2);CHAR(10);CHAR(10);CHAR(10);CHAR(10);[.C31])" office:value-type="string" office:string-value="&#10;0&#10;0000&#10;16/10/202316/10/2023000000&#10;&#10;&#10;&#10;">
            <text:p><text:line-break/>0<text:line-break/>0000<text:line-break/>16/10/202316/10/2023000000<text:line-break/><text:line-break/><text:line-break/><text:line-break/></text:p>
          </table:table-cell>
          <table:table-cell table:style-name="ce9" table:formula="of:=IF([.G31]=&quot;&quot;;CONCATENATE(LEFT(CONCATENATE([.F31];&quot;                                        &quot;);40);[.H31]);CONCATENATE(LEFT(CONCATENATE([.F31];&quot;                                        &quot;);40);CHAR(10);LEFT(CONCATENATE([.G31];&quot;                                        &quot;);40);[.H31]))" office:value-type="string" office:string-value="0                                       0">
            <text:p>0 <text:s text:c="38"/>0</text:p>
          </table:table-cell>
          <table:table-cell table:style-name="ce10" office:value-type="float" office:value="29">
            <text:p>29</text:p>
          </table:table-cell>
          <table:table-cell table:style-name="ce12" office:value-type="float" office:value="30">
            <text:p>30</text:p>
          </table:table-cell>
          <table:table-cell table:style-name="ce4" table:formula="of:=[DATOS_REBATE.J31]">
            <text:p/>
          </table:table-cell>
          <table:table-cell table:number-columns-repeated="1011"/>
        </table:table-row>
        <table:table-row table:style-name="ro2">
          <table:table-cell table:style-name="ce3" table:formula="of:=[DATOS_REBATE.A32]" office:value-type="float" office:value="0">
            <text:p>0</text:p>
          </table:table-cell>
          <table:table-cell table:style-name="ce6" table:formula="of:=[DATOS_REBATE.B32]" office:value-type="float" office:value="0">
            <text:p>0</text:p>
          </table:table-cell>
          <table:table-cell table:style-name="ce6" table:formula="of:=IF([DATOS_REBATE.H32]=0;&quot;&quot;;[DATOS_REBATE.H32])">
            <text:p/>
          </table:table-cell>
          <table:table-cell table:style-name="ce6" table:formula="of:=[DATOS_REBATE.G32]">
            <text:p/>
          </table:table-cell>
          <table:table-cell table:style-name="ce6" table:formula="of:=[DATOS_REBATE.F32]">
            <text:p/>
          </table:table-cell>
          <table:table-cell table:style-name="ce6" table:formula="of:=[DATOS_REBATE.C32]" office:value-type="float" office:value="0">
            <text:p>0</text:p>
          </table:table-cell>
          <table:table-cell table:style-name="ce6" table:formula="of:=IF([DATOS_REBATE.D32]=0;&quot;&quot;;[DATOS_REBATE.D32])">
            <text:p/>
          </table:table-cell>
          <table:table-cell table:style-name="ce6" table:formula="of:=[DATOS_REBATE.E32]" office:value-type="float" office:value="0">
            <text:p>0</text:p>
          </table:table-cell>
          <table:table-cell table:style-name="ce9" table:formula="of:=CONCATENATE(IF([.M32]=&quot;&quot;;CHAR(10);[.M32]);[.A32];CHAR(10);RIGHT(CONCATENATE(&quot;0000&quot;;[.B32]);4);CHAR(10);TEXT(TODAY();&quot;dd/mm/aaaa&quot;);TEXT(TODAY()+[.D32];&quot;dd/mm/aaaa&quot;);RIGHT(CONCATENATE(&quot;0000&quot;;[.E32]);4);RIGHT(CONCATENATE(&quot;00&quot;;[.D32]);2);CHAR(10);CHAR(10);CHAR(10);CHAR(10);[.C32])" office:value-type="string" office:string-value="&#10;0&#10;0000&#10;16/10/202316/10/2023000000&#10;&#10;&#10;&#10;">
            <text:p><text:line-break/>0<text:line-break/>0000<text:line-break/>16/10/202316/10/2023000000<text:line-break/><text:line-break/><text:line-break/><text:line-break/></text:p>
          </table:table-cell>
          <table:table-cell table:style-name="ce9" table:formula="of:=IF([.G32]=&quot;&quot;;CONCATENATE(LEFT(CONCATENATE([.F32];&quot;                                        &quot;);40);[.H32]);CONCATENATE(LEFT(CONCATENATE([.F32];&quot;                                        &quot;);40);CHAR(10);LEFT(CONCATENATE([.G32];&quot;                                        &quot;);40);[.H32]))" office:value-type="string" office:string-value="0                                       0">
            <text:p>0 <text:s text:c="38"/>0</text:p>
          </table:table-cell>
          <table:table-cell table:style-name="ce10" office:value-type="float" office:value="30">
            <text:p>30</text:p>
          </table:table-cell>
          <table:table-cell table:style-name="ce12" office:value-type="float" office:value="31">
            <text:p>31</text:p>
          </table:table-cell>
          <table:table-cell table:style-name="ce4" table:formula="of:=[DATOS_REBATE.J32]">
            <text:p/>
          </table:table-cell>
          <table:table-cell table:number-columns-repeated="1011"/>
        </table:table-row>
        <table:table-row table:style-name="ro2">
          <table:table-cell table:style-name="ce3" table:formula="of:=[DATOS_REBATE.A33]" office:value-type="float" office:value="0">
            <text:p>0</text:p>
          </table:table-cell>
          <table:table-cell table:style-name="ce6" table:formula="of:=[DATOS_REBATE.B33]" office:value-type="float" office:value="0">
            <text:p>0</text:p>
          </table:table-cell>
          <table:table-cell table:style-name="ce6" table:formula="of:=IF([DATOS_REBATE.H33]=0;&quot;&quot;;[DATOS_REBATE.H33])">
            <text:p/>
          </table:table-cell>
          <table:table-cell table:style-name="ce6" table:formula="of:=[DATOS_REBATE.G33]">
            <text:p/>
          </table:table-cell>
          <table:table-cell table:style-name="ce6" table:formula="of:=[DATOS_REBATE.F33]">
            <text:p/>
          </table:table-cell>
          <table:table-cell table:style-name="ce6" table:formula="of:=[DATOS_REBATE.C33]" office:value-type="float" office:value="0">
            <text:p>0</text:p>
          </table:table-cell>
          <table:table-cell table:style-name="ce6" table:formula="of:=IF([DATOS_REBATE.D33]=0;&quot;&quot;;[DATOS_REBATE.D33])">
            <text:p/>
          </table:table-cell>
          <table:table-cell table:style-name="ce6" table:formula="of:=[DATOS_REBATE.E33]" office:value-type="float" office:value="0">
            <text:p>0</text:p>
          </table:table-cell>
          <table:table-cell table:style-name="ce9" table:formula="of:=CONCATENATE(IF([.M33]=&quot;&quot;;CHAR(10);[.M33]);[.A33];CHAR(10);RIGHT(CONCATENATE(&quot;0000&quot;;[.B33]);4);CHAR(10);TEXT(TODAY();&quot;dd/mm/aaaa&quot;);TEXT(TODAY()+[.D33];&quot;dd/mm/aaaa&quot;);RIGHT(CONCATENATE(&quot;0000&quot;;[.E33]);4);RIGHT(CONCATENATE(&quot;00&quot;;[.D33]);2);CHAR(10);CHAR(10);CHAR(10);CHAR(10);[.C33])" office:value-type="string" office:string-value="&#10;0&#10;0000&#10;16/10/202316/10/2023000000&#10;&#10;&#10;&#10;">
            <text:p><text:line-break/>0<text:line-break/>0000<text:line-break/>16/10/202316/10/2023000000<text:line-break/><text:line-break/><text:line-break/><text:line-break/></text:p>
          </table:table-cell>
          <table:table-cell table:style-name="ce9" table:formula="of:=IF([.G33]=&quot;&quot;;CONCATENATE(LEFT(CONCATENATE([.F33];&quot;                                        &quot;);40);[.H33]);CONCATENATE(LEFT(CONCATENATE([.F33];&quot;                                        &quot;);40);CHAR(10);LEFT(CONCATENATE([.G33];&quot;                                        &quot;);40);[.H33]))" office:value-type="string" office:string-value="0                                       0">
            <text:p>0 <text:s text:c="38"/>0</text:p>
          </table:table-cell>
          <table:table-cell table:style-name="ce10" office:value-type="float" office:value="31">
            <text:p>31</text:p>
          </table:table-cell>
          <table:table-cell table:style-name="ce12" office:value-type="float" office:value="32">
            <text:p>32</text:p>
          </table:table-cell>
          <table:table-cell table:style-name="ce4" table:formula="of:=[DATOS_REBATE.J33]">
            <text:p/>
          </table:table-cell>
          <table:table-cell table:number-columns-repeated="1011"/>
        </table:table-row>
        <table:table-row table:style-name="ro2">
          <table:table-cell table:style-name="ce3" table:formula="of:=[DATOS_REBATE.A34]" office:value-type="float" office:value="0">
            <text:p>0</text:p>
          </table:table-cell>
          <table:table-cell table:style-name="ce6" table:formula="of:=[DATOS_REBATE.B34]" office:value-type="float" office:value="0">
            <text:p>0</text:p>
          </table:table-cell>
          <table:table-cell table:style-name="ce6" table:formula="of:=IF([DATOS_REBATE.H34]=0;&quot;&quot;;[DATOS_REBATE.H34])">
            <text:p/>
          </table:table-cell>
          <table:table-cell table:style-name="ce6" table:formula="of:=[DATOS_REBATE.G34]">
            <text:p/>
          </table:table-cell>
          <table:table-cell table:style-name="ce6" table:formula="of:=[DATOS_REBATE.F34]">
            <text:p/>
          </table:table-cell>
          <table:table-cell table:style-name="ce6" table:formula="of:=[DATOS_REBATE.C34]" office:value-type="float" office:value="0">
            <text:p>0</text:p>
          </table:table-cell>
          <table:table-cell table:style-name="ce6" table:formula="of:=IF([DATOS_REBATE.D34]=0;&quot;&quot;;[DATOS_REBATE.D34])">
            <text:p/>
          </table:table-cell>
          <table:table-cell table:style-name="ce6" table:formula="of:=[DATOS_REBATE.E34]" office:value-type="float" office:value="0">
            <text:p>0</text:p>
          </table:table-cell>
          <table:table-cell table:style-name="ce9" table:formula="of:=CONCATENATE(IF([.M34]=&quot;&quot;;CHAR(10);[.M34]);[.A34];CHAR(10);RIGHT(CONCATENATE(&quot;0000&quot;;[.B34]);4);CHAR(10);TEXT(TODAY();&quot;dd/mm/aaaa&quot;);TEXT(TODAY()+[.D34];&quot;dd/mm/aaaa&quot;);RIGHT(CONCATENATE(&quot;0000&quot;;[.E34]);4);RIGHT(CONCATENATE(&quot;00&quot;;[.D34]);2);CHAR(10);CHAR(10);CHAR(10);CHAR(10);[.C34])" office:value-type="string" office:string-value="&#10;0&#10;0000&#10;16/10/202316/10/2023000000&#10;&#10;&#10;&#10;">
            <text:p><text:line-break/>0<text:line-break/>0000<text:line-break/>16/10/202316/10/2023000000<text:line-break/><text:line-break/><text:line-break/><text:line-break/></text:p>
          </table:table-cell>
          <table:table-cell table:style-name="ce9" table:formula="of:=IF([.G34]=&quot;&quot;;CONCATENATE(LEFT(CONCATENATE([.F34];&quot;                                        &quot;);40);[.H34]);CONCATENATE(LEFT(CONCATENATE([.F34];&quot;                                        &quot;);40);CHAR(10);LEFT(CONCATENATE([.G34];&quot;                                        &quot;);40);[.H34]))" office:value-type="string" office:string-value="0                                       0">
            <text:p>0 <text:s text:c="38"/>0</text:p>
          </table:table-cell>
          <table:table-cell table:style-name="ce10" office:value-type="float" office:value="32">
            <text:p>32</text:p>
          </table:table-cell>
          <table:table-cell table:style-name="ce12" office:value-type="float" office:value="33">
            <text:p>33</text:p>
          </table:table-cell>
          <table:table-cell table:style-name="ce4" table:formula="of:=[DATOS_REBATE.J34]">
            <text:p/>
          </table:table-cell>
          <table:table-cell table:number-columns-repeated="1011"/>
        </table:table-row>
        <table:table-row table:style-name="ro2">
          <table:table-cell table:style-name="ce3" table:formula="of:=[DATOS_REBATE.A35]" office:value-type="float" office:value="0">
            <text:p>0</text:p>
          </table:table-cell>
          <table:table-cell table:style-name="ce6" table:formula="of:=[DATOS_REBATE.B35]" office:value-type="float" office:value="0">
            <text:p>0</text:p>
          </table:table-cell>
          <table:table-cell table:style-name="ce6" table:formula="of:=IF([DATOS_REBATE.H35]=0;&quot;&quot;;[DATOS_REBATE.H35])">
            <text:p/>
          </table:table-cell>
          <table:table-cell table:style-name="ce6" table:formula="of:=[DATOS_REBATE.G35]">
            <text:p/>
          </table:table-cell>
          <table:table-cell table:style-name="ce6" table:formula="of:=[DATOS_REBATE.F35]">
            <text:p/>
          </table:table-cell>
          <table:table-cell table:style-name="ce6" table:formula="of:=[DATOS_REBATE.C35]" office:value-type="float" office:value="0">
            <text:p>0</text:p>
          </table:table-cell>
          <table:table-cell table:style-name="ce6" table:formula="of:=IF([DATOS_REBATE.D35]=0;&quot;&quot;;[DATOS_REBATE.D35])">
            <text:p/>
          </table:table-cell>
          <table:table-cell table:style-name="ce6" table:formula="of:=[DATOS_REBATE.E35]" office:value-type="float" office:value="0">
            <text:p>0</text:p>
          </table:table-cell>
          <table:table-cell table:style-name="ce9" table:formula="of:=CONCATENATE(IF([.M35]=&quot;&quot;;CHAR(10);[.M35]);[.A35];CHAR(10);RIGHT(CONCATENATE(&quot;0000&quot;;[.B35]);4);CHAR(10);TEXT(TODAY();&quot;dd/mm/aaaa&quot;);TEXT(TODAY()+[.D35];&quot;dd/mm/aaaa&quot;);RIGHT(CONCATENATE(&quot;0000&quot;;[.E35]);4);RIGHT(CONCATENATE(&quot;00&quot;;[.D35]);2);CHAR(10);CHAR(10);CHAR(10);CHAR(10);[.C35])" office:value-type="string" office:string-value="&#10;0&#10;0000&#10;16/10/202316/10/2023000000&#10;&#10;&#10;&#10;">
            <text:p><text:line-break/>0<text:line-break/>0000<text:line-break/>16/10/202316/10/2023000000<text:line-break/><text:line-break/><text:line-break/><text:line-break/></text:p>
          </table:table-cell>
          <table:table-cell table:style-name="ce9" table:formula="of:=IF([.G35]=&quot;&quot;;CONCATENATE(LEFT(CONCATENATE([.F35];&quot;                                        &quot;);40);[.H35]);CONCATENATE(LEFT(CONCATENATE([.F35];&quot;                                        &quot;);40);CHAR(10);LEFT(CONCATENATE([.G35];&quot;                                        &quot;);40);[.H35]))" office:value-type="string" office:string-value="0                                       0">
            <text:p>0 <text:s text:c="38"/>0</text:p>
          </table:table-cell>
          <table:table-cell table:style-name="ce10" office:value-type="float" office:value="33">
            <text:p>33</text:p>
          </table:table-cell>
          <table:table-cell table:style-name="ce12" office:value-type="float" office:value="34">
            <text:p>34</text:p>
          </table:table-cell>
          <table:table-cell table:style-name="ce4" table:formula="of:=[DATOS_REBATE.J35]">
            <text:p/>
          </table:table-cell>
          <table:table-cell table:number-columns-repeated="1011"/>
        </table:table-row>
        <table:table-row table:style-name="ro2">
          <table:table-cell table:style-name="ce3" table:formula="of:=[DATOS_REBATE.A36]" office:value-type="float" office:value="0">
            <text:p>0</text:p>
          </table:table-cell>
          <table:table-cell table:style-name="ce6" table:formula="of:=[DATOS_REBATE.B36]" office:value-type="float" office:value="0">
            <text:p>0</text:p>
          </table:table-cell>
          <table:table-cell table:style-name="ce6" table:formula="of:=IF([DATOS_REBATE.H36]=0;&quot;&quot;;[DATOS_REBATE.H36])">
            <text:p/>
          </table:table-cell>
          <table:table-cell table:style-name="ce6" table:formula="of:=[DATOS_REBATE.G36]">
            <text:p/>
          </table:table-cell>
          <table:table-cell table:style-name="ce6" table:formula="of:=[DATOS_REBATE.F36]">
            <text:p/>
          </table:table-cell>
          <table:table-cell table:style-name="ce6" table:formula="of:=[DATOS_REBATE.C36]" office:value-type="float" office:value="0">
            <text:p>0</text:p>
          </table:table-cell>
          <table:table-cell table:style-name="ce6" table:formula="of:=IF([DATOS_REBATE.D36]=0;&quot;&quot;;[DATOS_REBATE.D36])">
            <text:p/>
          </table:table-cell>
          <table:table-cell table:style-name="ce6" table:formula="of:=[DATOS_REBATE.E36]" office:value-type="float" office:value="0">
            <text:p>0</text:p>
          </table:table-cell>
          <table:table-cell table:style-name="ce9" table:formula="of:=CONCATENATE(IF([.M36]=&quot;&quot;;CHAR(10);[.M36]);[.A36];CHAR(10);RIGHT(CONCATENATE(&quot;0000&quot;;[.B36]);4);CHAR(10);TEXT(TODAY();&quot;dd/mm/aaaa&quot;);TEXT(TODAY()+[.D36];&quot;dd/mm/aaaa&quot;);RIGHT(CONCATENATE(&quot;0000&quot;;[.E36]);4);RIGHT(CONCATENATE(&quot;00&quot;;[.D36]);2);CHAR(10);CHAR(10);CHAR(10);CHAR(10);[.C36])" office:value-type="string" office:string-value="&#10;0&#10;0000&#10;16/10/202316/10/2023000000&#10;&#10;&#10;&#10;">
            <text:p><text:line-break/>0<text:line-break/>0000<text:line-break/>16/10/202316/10/2023000000<text:line-break/><text:line-break/><text:line-break/><text:line-break/></text:p>
          </table:table-cell>
          <table:table-cell table:style-name="ce9" table:formula="of:=IF([.G36]=&quot;&quot;;CONCATENATE(LEFT(CONCATENATE([.F36];&quot;                                        &quot;);40);[.H36]);CONCATENATE(LEFT(CONCATENATE([.F36];&quot;                                        &quot;);40);CHAR(10);LEFT(CONCATENATE([.G36];&quot;                                        &quot;);40);[.H36]))" office:value-type="string" office:string-value="0                                       0">
            <text:p>0 <text:s text:c="38"/>0</text:p>
          </table:table-cell>
          <table:table-cell table:style-name="ce10" office:value-type="float" office:value="34">
            <text:p>34</text:p>
          </table:table-cell>
          <table:table-cell table:style-name="ce12" office:value-type="float" office:value="35">
            <text:p>35</text:p>
          </table:table-cell>
          <table:table-cell table:style-name="ce4" table:formula="of:=[DATOS_REBATE.J36]">
            <text:p/>
          </table:table-cell>
          <table:table-cell table:number-columns-repeated="1011"/>
        </table:table-row>
        <table:table-row table:style-name="ro2">
          <table:table-cell table:style-name="ce3" table:formula="of:=[DATOS_REBATE.A37]" office:value-type="float" office:value="0">
            <text:p>0</text:p>
          </table:table-cell>
          <table:table-cell table:style-name="ce6" table:formula="of:=[DATOS_REBATE.B37]" office:value-type="float" office:value="0">
            <text:p>0</text:p>
          </table:table-cell>
          <table:table-cell table:style-name="ce6" table:formula="of:=IF([DATOS_REBATE.H37]=0;&quot;&quot;;[DATOS_REBATE.H37])">
            <text:p/>
          </table:table-cell>
          <table:table-cell table:style-name="ce6" table:formula="of:=[DATOS_REBATE.G37]">
            <text:p/>
          </table:table-cell>
          <table:table-cell table:style-name="ce6" table:formula="of:=[DATOS_REBATE.F37]">
            <text:p/>
          </table:table-cell>
          <table:table-cell table:style-name="ce6" table:formula="of:=[DATOS_REBATE.C37]" office:value-type="float" office:value="0">
            <text:p>0</text:p>
          </table:table-cell>
          <table:table-cell table:style-name="ce6" table:formula="of:=IF([DATOS_REBATE.D37]=0;&quot;&quot;;[DATOS_REBATE.D37])">
            <text:p/>
          </table:table-cell>
          <table:table-cell table:style-name="ce6" table:formula="of:=[DATOS_REBATE.E37]" office:value-type="float" office:value="0">
            <text:p>0</text:p>
          </table:table-cell>
          <table:table-cell table:style-name="ce9" table:formula="of:=CONCATENATE(IF([.M37]=&quot;&quot;;CHAR(10);[.M37]);[.A37];CHAR(10);RIGHT(CONCATENATE(&quot;0000&quot;;[.B37]);4);CHAR(10);TEXT(TODAY();&quot;dd/mm/aaaa&quot;);TEXT(TODAY()+[.D37];&quot;dd/mm/aaaa&quot;);RIGHT(CONCATENATE(&quot;0000&quot;;[.E37]);4);RIGHT(CONCATENATE(&quot;00&quot;;[.D37]);2);CHAR(10);CHAR(10);CHAR(10);CHAR(10);[.C37])" office:value-type="string" office:string-value="&#10;0&#10;0000&#10;16/10/202316/10/2023000000&#10;&#10;&#10;&#10;">
            <text:p><text:line-break/>0<text:line-break/>0000<text:line-break/>16/10/202316/10/2023000000<text:line-break/><text:line-break/><text:line-break/><text:line-break/></text:p>
          </table:table-cell>
          <table:table-cell table:style-name="ce9" table:formula="of:=IF([.G37]=&quot;&quot;;CONCATENATE(LEFT(CONCATENATE([.F37];&quot;                                        &quot;);40);[.H37]);CONCATENATE(LEFT(CONCATENATE([.F37];&quot;                                        &quot;);40);CHAR(10);LEFT(CONCATENATE([.G37];&quot;                                        &quot;);40);[.H37]))" office:value-type="string" office:string-value="0                                       0">
            <text:p>0 <text:s text:c="38"/>0</text:p>
          </table:table-cell>
          <table:table-cell table:style-name="ce10" office:value-type="float" office:value="35">
            <text:p>35</text:p>
          </table:table-cell>
          <table:table-cell table:style-name="ce12" office:value-type="float" office:value="36">
            <text:p>36</text:p>
          </table:table-cell>
          <table:table-cell table:style-name="ce4" table:formula="of:=[DATOS_REBATE.J37]">
            <text:p/>
          </table:table-cell>
          <table:table-cell table:number-columns-repeated="1011"/>
        </table:table-row>
        <table:table-row table:style-name="ro2">
          <table:table-cell table:style-name="ce3" table:formula="of:=[DATOS_REBATE.A38]" office:value-type="float" office:value="0">
            <text:p>0</text:p>
          </table:table-cell>
          <table:table-cell table:style-name="ce6" table:formula="of:=[DATOS_REBATE.B38]" office:value-type="float" office:value="0">
            <text:p>0</text:p>
          </table:table-cell>
          <table:table-cell table:style-name="ce6" table:formula="of:=IF([DATOS_REBATE.H38]=0;&quot;&quot;;[DATOS_REBATE.H38])">
            <text:p/>
          </table:table-cell>
          <table:table-cell table:style-name="ce6" table:formula="of:=[DATOS_REBATE.G38]">
            <text:p/>
          </table:table-cell>
          <table:table-cell table:style-name="ce6" table:formula="of:=[DATOS_REBATE.F38]">
            <text:p/>
          </table:table-cell>
          <table:table-cell table:style-name="ce6" table:formula="of:=[DATOS_REBATE.C38]" office:value-type="float" office:value="0">
            <text:p>0</text:p>
          </table:table-cell>
          <table:table-cell table:style-name="ce6" table:formula="of:=IF([DATOS_REBATE.D38]=0;&quot;&quot;;[DATOS_REBATE.D38])">
            <text:p/>
          </table:table-cell>
          <table:table-cell table:style-name="ce6" table:formula="of:=[DATOS_REBATE.E38]" office:value-type="float" office:value="0">
            <text:p>0</text:p>
          </table:table-cell>
          <table:table-cell table:style-name="ce9" table:formula="of:=CONCATENATE(IF([.M38]=&quot;&quot;;CHAR(10);[.M38]);[.A38];CHAR(10);RIGHT(CONCATENATE(&quot;0000&quot;;[.B38]);4);CHAR(10);TEXT(TODAY();&quot;dd/mm/aaaa&quot;);TEXT(TODAY()+[.D38];&quot;dd/mm/aaaa&quot;);RIGHT(CONCATENATE(&quot;0000&quot;;[.E38]);4);RIGHT(CONCATENATE(&quot;00&quot;;[.D38]);2);CHAR(10);CHAR(10);CHAR(10);CHAR(10);[.C38])" office:value-type="string" office:string-value="&#10;0&#10;0000&#10;16/10/202316/10/2023000000&#10;&#10;&#10;&#10;">
            <text:p><text:line-break/>0<text:line-break/>0000<text:line-break/>16/10/202316/10/2023000000<text:line-break/><text:line-break/><text:line-break/><text:line-break/></text:p>
          </table:table-cell>
          <table:table-cell table:style-name="ce9" table:formula="of:=IF([.G38]=&quot;&quot;;CONCATENATE(LEFT(CONCATENATE([.F38];&quot;                                        &quot;);40);[.H38]);CONCATENATE(LEFT(CONCATENATE([.F38];&quot;                                        &quot;);40);CHAR(10);LEFT(CONCATENATE([.G38];&quot;                                        &quot;);40);[.H38]))" office:value-type="string" office:string-value="0                                       0">
            <text:p>0 <text:s text:c="38"/>0</text:p>
          </table:table-cell>
          <table:table-cell table:style-name="ce10" office:value-type="float" office:value="36">
            <text:p>36</text:p>
          </table:table-cell>
          <table:table-cell table:style-name="ce12" office:value-type="float" office:value="37">
            <text:p>37</text:p>
          </table:table-cell>
          <table:table-cell table:style-name="ce4" table:formula="of:=[DATOS_REBATE.J38]">
            <text:p/>
          </table:table-cell>
          <table:table-cell table:number-columns-repeated="1011"/>
        </table:table-row>
        <table:table-row table:style-name="ro2">
          <table:table-cell table:style-name="ce3" table:formula="of:=[DATOS_REBATE.A39]" office:value-type="float" office:value="0">
            <text:p>0</text:p>
          </table:table-cell>
          <table:table-cell table:style-name="ce6" table:formula="of:=[DATOS_REBATE.B39]" office:value-type="float" office:value="0">
            <text:p>0</text:p>
          </table:table-cell>
          <table:table-cell table:style-name="ce6" table:formula="of:=IF([DATOS_REBATE.H39]=0;&quot;&quot;;[DATOS_REBATE.H39])">
            <text:p/>
          </table:table-cell>
          <table:table-cell table:style-name="ce6" table:formula="of:=[DATOS_REBATE.G39]">
            <text:p/>
          </table:table-cell>
          <table:table-cell table:style-name="ce6" table:formula="of:=[DATOS_REBATE.F39]">
            <text:p/>
          </table:table-cell>
          <table:table-cell table:style-name="ce6" table:formula="of:=[DATOS_REBATE.C39]" office:value-type="float" office:value="0">
            <text:p>0</text:p>
          </table:table-cell>
          <table:table-cell table:style-name="ce6" table:formula="of:=IF([DATOS_REBATE.D39]=0;&quot;&quot;;[DATOS_REBATE.D39])">
            <text:p/>
          </table:table-cell>
          <table:table-cell table:style-name="ce6" table:formula="of:=[DATOS_REBATE.E39]" office:value-type="float" office:value="0">
            <text:p>0</text:p>
          </table:table-cell>
          <table:table-cell table:style-name="ce9" table:formula="of:=CONCATENATE(IF([.M39]=&quot;&quot;;CHAR(10);[.M39]);[.A39];CHAR(10);RIGHT(CONCATENATE(&quot;0000&quot;;[.B39]);4);CHAR(10);TEXT(TODAY();&quot;dd/mm/aaaa&quot;);TEXT(TODAY()+[.D39];&quot;dd/mm/aaaa&quot;);RIGHT(CONCATENATE(&quot;0000&quot;;[.E39]);4);RIGHT(CONCATENATE(&quot;00&quot;;[.D39]);2);CHAR(10);CHAR(10);CHAR(10);CHAR(10);[.C39])" office:value-type="string" office:string-value="&#10;0&#10;0000&#10;16/10/202316/10/2023000000&#10;&#10;&#10;&#10;">
            <text:p><text:line-break/>0<text:line-break/>0000<text:line-break/>16/10/202316/10/2023000000<text:line-break/><text:line-break/><text:line-break/><text:line-break/></text:p>
          </table:table-cell>
          <table:table-cell table:style-name="ce9" table:formula="of:=IF([.G39]=&quot;&quot;;CONCATENATE(LEFT(CONCATENATE([.F39];&quot;                                        &quot;);40);[.H39]);CONCATENATE(LEFT(CONCATENATE([.F39];&quot;                                        &quot;);40);CHAR(10);LEFT(CONCATENATE([.G39];&quot;                                        &quot;);40);[.H39]))" office:value-type="string" office:string-value="0                                       0">
            <text:p>0 <text:s text:c="38"/>0</text:p>
          </table:table-cell>
          <table:table-cell table:style-name="ce10" office:value-type="float" office:value="37">
            <text:p>37</text:p>
          </table:table-cell>
          <table:table-cell table:style-name="ce12" office:value-type="float" office:value="38">
            <text:p>38</text:p>
          </table:table-cell>
          <table:table-cell table:style-name="ce4" table:formula="of:=[DATOS_REBATE.J39]">
            <text:p/>
          </table:table-cell>
          <table:table-cell table:number-columns-repeated="1011"/>
        </table:table-row>
        <table:table-row table:style-name="ro2">
          <table:table-cell table:style-name="ce3" table:formula="of:=[DATOS_REBATE.A40]" office:value-type="float" office:value="0">
            <text:p>0</text:p>
          </table:table-cell>
          <table:table-cell table:style-name="ce6" table:formula="of:=[DATOS_REBATE.B40]" office:value-type="float" office:value="0">
            <text:p>0</text:p>
          </table:table-cell>
          <table:table-cell table:style-name="ce6" table:formula="of:=IF([DATOS_REBATE.H40]=0;&quot;&quot;;[DATOS_REBATE.H40])">
            <text:p/>
          </table:table-cell>
          <table:table-cell table:style-name="ce6" table:formula="of:=[DATOS_REBATE.G40]">
            <text:p/>
          </table:table-cell>
          <table:table-cell table:style-name="ce6" table:formula="of:=[DATOS_REBATE.F40]">
            <text:p/>
          </table:table-cell>
          <table:table-cell table:style-name="ce6" table:formula="of:=[DATOS_REBATE.C40]" office:value-type="float" office:value="0">
            <text:p>0</text:p>
          </table:table-cell>
          <table:table-cell table:style-name="ce6" table:formula="of:=IF([DATOS_REBATE.D40]=0;&quot;&quot;;[DATOS_REBATE.D40])">
            <text:p/>
          </table:table-cell>
          <table:table-cell table:style-name="ce6" table:formula="of:=[DATOS_REBATE.E40]" office:value-type="float" office:value="0">
            <text:p>0</text:p>
          </table:table-cell>
          <table:table-cell table:style-name="ce9" table:formula="of:=CONCATENATE(IF([.M40]=&quot;&quot;;CHAR(10);[.M40]);[.A40];CHAR(10);RIGHT(CONCATENATE(&quot;0000&quot;;[.B40]);4);CHAR(10);TEXT(TODAY();&quot;dd/mm/aaaa&quot;);TEXT(TODAY()+[.D40];&quot;dd/mm/aaaa&quot;);RIGHT(CONCATENATE(&quot;0000&quot;;[.E40]);4);RIGHT(CONCATENATE(&quot;00&quot;;[.D40]);2);CHAR(10);CHAR(10);CHAR(10);CHAR(10);[.C40])" office:value-type="string" office:string-value="&#10;0&#10;0000&#10;16/10/202316/10/2023000000&#10;&#10;&#10;&#10;">
            <text:p><text:line-break/>0<text:line-break/>0000<text:line-break/>16/10/202316/10/2023000000<text:line-break/><text:line-break/><text:line-break/><text:line-break/></text:p>
          </table:table-cell>
          <table:table-cell table:style-name="ce9" table:formula="of:=IF([.G40]=&quot;&quot;;CONCATENATE(LEFT(CONCATENATE([.F40];&quot;                                        &quot;);40);[.H40]);CONCATENATE(LEFT(CONCATENATE([.F40];&quot;                                        &quot;);40);CHAR(10);LEFT(CONCATENATE([.G40];&quot;                                        &quot;);40);[.H40]))" office:value-type="string" office:string-value="0                                       0">
            <text:p>0 <text:s text:c="38"/>0</text:p>
          </table:table-cell>
          <table:table-cell table:style-name="ce10" office:value-type="float" office:value="38">
            <text:p>38</text:p>
          </table:table-cell>
          <table:table-cell table:style-name="ce12" office:value-type="float" office:value="39">
            <text:p>39</text:p>
          </table:table-cell>
          <table:table-cell table:style-name="ce4" table:formula="of:=[DATOS_REBATE.J40]">
            <text:p/>
          </table:table-cell>
          <table:table-cell table:number-columns-repeated="1011"/>
        </table:table-row>
        <table:table-row table:style-name="ro2">
          <table:table-cell table:style-name="ce3" table:formula="of:=[DATOS_REBATE.A41]" office:value-type="float" office:value="0">
            <text:p>0</text:p>
          </table:table-cell>
          <table:table-cell table:style-name="ce6" table:formula="of:=[DATOS_REBATE.B41]" office:value-type="float" office:value="0">
            <text:p>0</text:p>
          </table:table-cell>
          <table:table-cell table:style-name="ce6" table:formula="of:=IF([DATOS_REBATE.H41]=0;&quot;&quot;;[DATOS_REBATE.H41])">
            <text:p/>
          </table:table-cell>
          <table:table-cell table:style-name="ce6" table:formula="of:=[DATOS_REBATE.G41]">
            <text:p/>
          </table:table-cell>
          <table:table-cell table:style-name="ce6" table:formula="of:=[DATOS_REBATE.F41]">
            <text:p/>
          </table:table-cell>
          <table:table-cell table:style-name="ce6" table:formula="of:=[DATOS_REBATE.C41]" office:value-type="float" office:value="0">
            <text:p>0</text:p>
          </table:table-cell>
          <table:table-cell table:style-name="ce6" table:formula="of:=IF([DATOS_REBATE.D41]=0;&quot;&quot;;[DATOS_REBATE.D41])">
            <text:p/>
          </table:table-cell>
          <table:table-cell table:style-name="ce6" table:formula="of:=[DATOS_REBATE.E41]" office:value-type="float" office:value="0">
            <text:p>0</text:p>
          </table:table-cell>
          <table:table-cell table:style-name="ce9" table:formula="of:=CONCATENATE(IF([.M41]=&quot;&quot;;CHAR(10);[.M41]);[.A41];CHAR(10);RIGHT(CONCATENATE(&quot;0000&quot;;[.B41]);4);CHAR(10);TEXT(TODAY();&quot;dd/mm/aaaa&quot;);TEXT(TODAY()+[.D41];&quot;dd/mm/aaaa&quot;);RIGHT(CONCATENATE(&quot;0000&quot;;[.E41]);4);RIGHT(CONCATENATE(&quot;00&quot;;[.D41]);2);CHAR(10);CHAR(10);CHAR(10);CHAR(10);[.C41])" office:value-type="string" office:string-value="&#10;0&#10;0000&#10;16/10/202316/10/2023000000&#10;&#10;&#10;&#10;">
            <text:p><text:line-break/>0<text:line-break/>0000<text:line-break/>16/10/202316/10/2023000000<text:line-break/><text:line-break/><text:line-break/><text:line-break/></text:p>
          </table:table-cell>
          <table:table-cell table:style-name="ce9" table:formula="of:=IF([.G41]=&quot;&quot;;CONCATENATE(LEFT(CONCATENATE([.F41];&quot;                                        &quot;);40);[.H41]);CONCATENATE(LEFT(CONCATENATE([.F41];&quot;                                        &quot;);40);CHAR(10);LEFT(CONCATENATE([.G41];&quot;                                        &quot;);40);[.H41]))" office:value-type="string" office:string-value="0                                       0">
            <text:p>0 <text:s text:c="38"/>0</text:p>
          </table:table-cell>
          <table:table-cell table:style-name="ce10" office:value-type="float" office:value="39">
            <text:p>39</text:p>
          </table:table-cell>
          <table:table-cell table:style-name="ce12" office:value-type="float" office:value="40">
            <text:p>40</text:p>
          </table:table-cell>
          <table:table-cell table:style-name="ce4" table:formula="of:=[DATOS_REBATE.J41]">
            <text:p/>
          </table:table-cell>
          <table:table-cell table:number-columns-repeated="1011"/>
        </table:table-row>
        <table:table-row table:style-name="ro2">
          <table:table-cell table:style-name="ce2" office:value-type="string">
            <text:p>RUT</text:p>
          </table:table-cell>
          <table:table-cell table:style-name="ce2" office:value-type="string">
            <text:p>CC</text:p>
          </table:table-cell>
          <table:table-cell table:style-name="ce2" office:value-type="string">
            <text:p>OC</text:p>
          </table:table-cell>
          <table:table-cell table:style-name="ce2" office:value-type="string">
            <text:p>DIAS</text:p>
          </table:table-cell>
          <table:table-cell table:style-name="ce2" office:value-type="string">
            <text:p>VEND</text:p>
          </table:table-cell>
          <table:table-cell table:style-name="ce2" office:value-type="string">
            <text:p>GLOSA1</text:p>
          </table:table-cell>
          <table:table-cell table:style-name="ce2" office:value-type="string">
            <text:p>GLOSA2</text:p>
          </table:table-cell>
          <table:table-cell table:style-name="ce2" office:value-type="string">
            <text:p>MONTO</text:p>
          </table:table-cell>
          <table:table-cell table:style-name="ce8" office:value-type="string">
            <text:p>Copiar 1</text:p>
          </table:table-cell>
          <table:table-cell table:style-name="ce8" office:value-type="string">
            <text:p>Copiar 2</text:p>
          </table:table-cell>
          <table:table-cell table:style-name="ce10" office:value-type="float" office:value="40">
            <text:p>40</text:p>
          </table:table-cell>
          <table:table-cell table:style-name="ce13"/>
          <table:table-cell table:style-name="ce15" office:value-type="string">
            <text:p>FACTURA</text:p>
          </table:table-cell>
          <table:table-cell table:style-name="ce16" office:value-type="string">
            <text:p>OBSERVACION</text:p>
          </table:table-cell>
          <table:table-cell table:style-name="ce16" office:value-type="string">
            <text:p>SOLICITANTE</text:p>
          </table:table-cell>
          <table:table-cell table:number-columns-repeated="1009"/>
        </table:table-row>
        <table:table-row table:style-name="ro2">
          <table:table-cell table:style-name="ce4" table:number-columns-repeated="5"/>
          <table:table-cell table:number-columns-repeated="2" table:style-name="ce4"/>
          <table:table-cell table:style-name="ce7"/>
          <table:table-cell table:style-name="ce9" table:formula="of:=CONCATENATE(IF([.M43]=&quot;&quot;;CHAR(10);[.M43]);[.A43];CHAR(10);RIGHT(CONCATENATE(&quot;0000&quot;;[.B43]);4);CHAR(10);TEXT(TODAY();&quot;dd/mm/aaaa&quot;);TEXT(TODAY()+[.D43];&quot;dd/mm/aaaa&quot;);RIGHT(CONCATENATE(&quot;0000&quot;;[.E43]);4);RIGHT(CONCATENATE(&quot;00&quot;;[.D43]);2);CHAR(10);CHAR(10);CHAR(10);CHAR(10);[.C43])" office:value-type="string" office:string-value="&#10;&#10;0000&#10;16/10/202316/10/2023000000&#10;&#10;&#10;&#10;">
            <text:p><text:line-break/><text:line-break/>0000<text:line-break/>16/10/202316/10/2023000000<text:line-break/><text:line-break/><text:line-break/><text:line-break/></text:p>
          </table:table-cell>
          <table:table-cell table:style-name="ce9" table:formula="of:=IF([.G43]=&quot;&quot;;CONCATENATE(LEFT(CONCATENATE([.F43];&quot;                                        &quot;);40);[.H43]);CONCATENATE(LEFT(CONCATENATE([.F43];&quot;                                        &quot;);40);CHAR(10);LEFT(CONCATENATE([.G43];&quot;                                        &quot;);40);[.H43]))" office:value-type="string" office:string-value="                                        ">
            <text:p><text:s text:c="40"/></text:p>
          </table:table-cell>
          <table:table-cell table:style-name="ce10" office:value-type="float" office:value="41">
            <text:p>41</text:p>
          </table:table-cell>
          <table:table-cell table:style-name="ce13" office:value-type="float" office:value="1">
            <text:p>1</text:p>
          </table:table-cell>
          <table:table-cell table:style-name="ce4"/>
          <table:table-cell table:style-name="ce7"/>
          <table:table-cell table:style-name="ce4" table:number-columns-repeated="1010"/>
        </table:table-row>
        <table:table-row table:style-name="ro2">
          <table:table-cell table:style-name="ce4" table:number-columns-repeated="5"/>
          <table:table-cell table:number-columns-repeated="2" table:style-name="ce4"/>
          <table:table-cell table:style-name="ce7"/>
          <table:table-cell table:style-name="ce9" table:formula="of:=CONCATENATE(IF([.M44]=&quot;&quot;;CHAR(10);[.M44]);[.A44];CHAR(10);RIGHT(CONCATENATE(&quot;0000&quot;;[.B44]);4);CHAR(10);TEXT(TODAY();&quot;dd/mm/aaaa&quot;);TEXT(TODAY()+[.D44];&quot;dd/mm/aaaa&quot;);RIGHT(CONCATENATE(&quot;0000&quot;;[.E44]);4);RIGHT(CONCATENATE(&quot;00&quot;;[.D44]);2);CHAR(10);CHAR(10);CHAR(10);CHAR(10);[.C44])" office:value-type="string" office:string-value="&#10;&#10;0000&#10;16/10/202316/10/2023000000&#10;&#10;&#10;&#10;">
            <text:p><text:line-break/><text:line-break/>0000<text:line-break/>16/10/202316/10/2023000000<text:line-break/><text:line-break/><text:line-break/><text:line-break/></text:p>
          </table:table-cell>
          <table:table-cell table:style-name="ce9" table:formula="of:=IF([.G44]=&quot;&quot;;CONCATENATE(LEFT(CONCATENATE([.F44];&quot;                                        &quot;);40);[.H44]);CONCATENATE(LEFT(CONCATENATE([.F44];&quot;                                        &quot;);40);CHAR(10);LEFT(CONCATENATE([.G44];&quot;                                        &quot;);40);[.H44]))" office:value-type="string" office:string-value="                                        ">
            <text:p><text:s text:c="40"/></text:p>
          </table:table-cell>
          <table:table-cell table:style-name="ce10" office:value-type="float" office:value="42">
            <text:p>42</text:p>
          </table:table-cell>
          <table:table-cell table:style-name="ce13" office:value-type="float" office:value="2">
            <text:p>2</text:p>
          </table:table-cell>
          <table:table-cell table:style-name="ce4"/>
          <table:table-cell table:style-name="ce7"/>
          <table:table-cell table:style-name="ce4" table:number-columns-repeated="1010"/>
        </table:table-row>
        <table:table-row table:style-name="ro2">
          <table:table-cell table:style-name="ce4" table:number-columns-repeated="5"/>
          <table:table-cell table:number-columns-repeated="3" table:style-name="ce4"/>
          <table:table-cell table:style-name="ce9" table:formula="of:=CONCATENATE(IF([.M45]=&quot;&quot;;CHAR(10);[.M45]);[.A45];CHAR(10);RIGHT(CONCATENATE(&quot;0000&quot;;[.B45]);4);CHAR(10);TEXT(TODAY();&quot;dd/mm/aaaa&quot;);TEXT(TODAY()+[.D45];&quot;dd/mm/aaaa&quot;);RIGHT(CONCATENATE(&quot;0000&quot;;[.E45]);4);RIGHT(CONCATENATE(&quot;00&quot;;[.D45]);2);CHAR(10);CHAR(10);CHAR(10);CHAR(10);[.C45])" office:value-type="string" office:string-value="&#10;&#10;0000&#10;16/10/202316/10/2023000000&#10;&#10;&#10;&#10;">
            <text:p><text:line-break/><text:line-break/>0000<text:line-break/>16/10/202316/10/2023000000<text:line-break/><text:line-break/><text:line-break/><text:line-break/></text:p>
          </table:table-cell>
          <table:table-cell table:style-name="ce9" table:formula="of:=IF([.G45]=&quot;&quot;;CONCATENATE(LEFT(CONCATENATE([.F45];&quot;                                        &quot;);40);[.H45]);CONCATENATE(LEFT(CONCATENATE([.F45];&quot;                                        &quot;);40);CHAR(10);LEFT(CONCATENATE([.G45];&quot;                                        &quot;);40);[.H45]))" office:value-type="string" office:string-value="                                        ">
            <text:p><text:s text:c="40"/></text:p>
          </table:table-cell>
          <table:table-cell table:style-name="ce10" office:value-type="float" office:value="43">
            <text:p>43</text:p>
          </table:table-cell>
          <table:table-cell table:style-name="ce13" office:value-type="float" office:value="3">
            <text:p>3</text:p>
          </table:table-cell>
          <table:table-cell table:style-name="ce4" table:formula="of:=[DATOS_REBATE.J45]" office:value-type="float" office:value="0">
            <text:p>0</text:p>
          </table:table-cell>
          <table:table-cell table:style-name="ce4" table:number-columns-repeated="1011"/>
        </table:table-row>
        <table:table-row table:style-name="ro2">
          <table:table-cell table:style-name="ce4" table:number-columns-repeated="5"/>
          <table:table-cell table:number-columns-repeated="3" table:style-name="ce4"/>
          <table:table-cell table:style-name="ce9" table:formula="of:=CONCATENATE(IF([.M46]=&quot;&quot;;CHAR(10);[.M46]);[.A46];CHAR(10);RIGHT(CONCATENATE(&quot;0000&quot;;[.B46]);4);CHAR(10);TEXT(TODAY();&quot;dd/mm/aaaa&quot;);TEXT(TODAY()+[.D46];&quot;dd/mm/aaaa&quot;);RIGHT(CONCATENATE(&quot;0000&quot;;[.E46]);4);RIGHT(CONCATENATE(&quot;00&quot;;[.D46]);2);CHAR(10);CHAR(10);CHAR(10);CHAR(10);[.C46])" office:value-type="string" office:string-value="&#10;&#10;0000&#10;16/10/202316/10/2023000000&#10;&#10;&#10;&#10;">
            <text:p><text:line-break/><text:line-break/>0000<text:line-break/>16/10/202316/10/2023000000<text:line-break/><text:line-break/><text:line-break/><text:line-break/></text:p>
          </table:table-cell>
          <table:table-cell table:style-name="ce9" table:formula="of:=IF([.G46]=&quot;&quot;;CONCATENATE(LEFT(CONCATENATE([.F46];&quot;                                        &quot;);40);[.H46]);CONCATENATE(LEFT(CONCATENATE([.F46];&quot;                                        &quot;);40);CHAR(10);LEFT(CONCATENATE([.G46];&quot;                                        &quot;);40);[.H46]))" office:value-type="string" office:string-value="                                        ">
            <text:p><text:s text:c="40"/></text:p>
          </table:table-cell>
          <table:table-cell table:style-name="ce10" office:value-type="float" office:value="44">
            <text:p>44</text:p>
          </table:table-cell>
          <table:table-cell table:style-name="ce13" office:value-type="float" office:value="4">
            <text:p>4</text:p>
          </table:table-cell>
          <table:table-cell table:style-name="ce4" table:formula="of:=[DATOS_REBATE.J46]" office:value-type="float" office:value="0">
            <text:p>0</text:p>
          </table:table-cell>
          <table:table-cell table:style-name="ce4" table:number-columns-repeated="1011"/>
        </table:table-row>
        <table:table-row table:style-name="ro2">
          <table:table-cell table:style-name="ce4" table:number-columns-repeated="5"/>
          <table:table-cell table:number-columns-repeated="3" table:style-name="ce4"/>
          <table:table-cell table:style-name="ce9" table:formula="of:=CONCATENATE(IF([.M47]=&quot;&quot;;CHAR(10);[.M47]);[.A47];CHAR(10);RIGHT(CONCATENATE(&quot;0000&quot;;[.B47]);4);CHAR(10);TEXT(TODAY();&quot;dd/mm/aaaa&quot;);TEXT(TODAY()+[.D47];&quot;dd/mm/aaaa&quot;);RIGHT(CONCATENATE(&quot;0000&quot;;[.E47]);4);RIGHT(CONCATENATE(&quot;00&quot;;[.D47]);2);CHAR(10);CHAR(10);CHAR(10);CHAR(10);[.C47])" office:value-type="string" office:string-value="&#10;&#10;0000&#10;16/10/202316/10/2023000000&#10;&#10;&#10;&#10;">
            <text:p><text:line-break/><text:line-break/>0000<text:line-break/>16/10/202316/10/2023000000<text:line-break/><text:line-break/><text:line-break/><text:line-break/></text:p>
          </table:table-cell>
          <table:table-cell table:style-name="ce9" table:formula="of:=IF([.G47]=&quot;&quot;;CONCATENATE(LEFT(CONCATENATE([.F47];&quot;                                        &quot;);40);[.H47]);CONCATENATE(LEFT(CONCATENATE([.F47];&quot;                                        &quot;);40);CHAR(10);LEFT(CONCATENATE([.G47];&quot;                                        &quot;);40);[.H47]))" office:value-type="string" office:string-value="                                        ">
            <text:p><text:s text:c="40"/></text:p>
          </table:table-cell>
          <table:table-cell table:style-name="ce10" office:value-type="float" office:value="45">
            <text:p>45</text:p>
          </table:table-cell>
          <table:table-cell table:style-name="ce13" office:value-type="float" office:value="5">
            <text:p>5</text:p>
          </table:table-cell>
          <table:table-cell table:style-name="ce4" table:formula="of:=[DATOS_REBATE.J47]" office:value-type="float" office:value="0">
            <text:p>0</text:p>
          </table:table-cell>
          <table:table-cell table:style-name="ce4" table:number-columns-repeated="1011"/>
        </table:table-row>
        <table:table-row table:style-name="ro2">
          <table:table-cell table:style-name="ce4" table:number-columns-repeated="5"/>
          <table:table-cell table:number-columns-repeated="3" table:style-name="ce4"/>
          <table:table-cell table:style-name="ce9" table:formula="of:=CONCATENATE(IF([.M48]=&quot;&quot;;CHAR(10);[.M48]);[.A48];CHAR(10);RIGHT(CONCATENATE(&quot;0000&quot;;[.B48]);4);CHAR(10);TEXT(TODAY();&quot;dd/mm/aaaa&quot;);TEXT(TODAY()+[.D48];&quot;dd/mm/aaaa&quot;);RIGHT(CONCATENATE(&quot;0000&quot;;[.E48]);4);RIGHT(CONCATENATE(&quot;00&quot;;[.D48]);2);CHAR(10);CHAR(10);CHAR(10);CHAR(10);[.C48])" office:value-type="string" office:string-value="&#10;&#10;0000&#10;16/10/202316/10/2023000000&#10;&#10;&#10;&#10;">
            <text:p><text:line-break/><text:line-break/>0000<text:line-break/>16/10/202316/10/2023000000<text:line-break/><text:line-break/><text:line-break/><text:line-break/></text:p>
          </table:table-cell>
          <table:table-cell table:style-name="ce9" table:formula="of:=IF([.G48]=&quot;&quot;;CONCATENATE(LEFT(CONCATENATE([.F48];&quot;                                        &quot;);40);[.H48]);CONCATENATE(LEFT(CONCATENATE([.F48];&quot;                                        &quot;);40);CHAR(10);LEFT(CONCATENATE([.G48];&quot;                                        &quot;);40);[.H48]))" office:value-type="string" office:string-value="                                        ">
            <text:p><text:s text:c="40"/></text:p>
          </table:table-cell>
          <table:table-cell table:style-name="ce10" office:value-type="float" office:value="46">
            <text:p>46</text:p>
          </table:table-cell>
          <table:table-cell table:style-name="ce13" office:value-type="float" office:value="6">
            <text:p>6</text:p>
          </table:table-cell>
          <table:table-cell table:style-name="ce4" table:formula="of:=[DATOS_REBATE.J48]" office:value-type="float" office:value="0">
            <text:p>0</text:p>
          </table:table-cell>
          <table:table-cell table:style-name="ce4" table:number-columns-repeated="1011"/>
        </table:table-row>
        <table:table-row table:style-name="ro2">
          <table:table-cell table:style-name="ce4" table:number-columns-repeated="5"/>
          <table:table-cell table:number-columns-repeated="3" table:style-name="ce4"/>
          <table:table-cell table:style-name="ce9" table:formula="of:=CONCATENATE(IF([.M49]=&quot;&quot;;CHAR(10);[.M49]);[.A49];CHAR(10);RIGHT(CONCATENATE(&quot;0000&quot;;[.B49]);4);CHAR(10);TEXT(TODAY();&quot;dd/mm/aaaa&quot;);TEXT(TODAY()+[.D49];&quot;dd/mm/aaaa&quot;);RIGHT(CONCATENATE(&quot;0000&quot;;[.E49]);4);RIGHT(CONCATENATE(&quot;00&quot;;[.D49]);2);CHAR(10);CHAR(10);CHAR(10);CHAR(10);[.C49])" office:value-type="string" office:string-value="&#10;&#10;0000&#10;16/10/202316/10/2023000000&#10;&#10;&#10;&#10;">
            <text:p><text:line-break/><text:line-break/>0000<text:line-break/>16/10/202316/10/2023000000<text:line-break/><text:line-break/><text:line-break/><text:line-break/></text:p>
          </table:table-cell>
          <table:table-cell table:style-name="ce9" table:formula="of:=IF([.G49]=&quot;&quot;;CONCATENATE(LEFT(CONCATENATE([.F49];&quot;                                        &quot;);40);[.H49]);CONCATENATE(LEFT(CONCATENATE([.F49];&quot;                                        &quot;);40);CHAR(10);LEFT(CONCATENATE([.G49];&quot;                                        &quot;);40);[.H49]))" office:value-type="string" office:string-value="                                        ">
            <text:p><text:s text:c="40"/></text:p>
          </table:table-cell>
          <table:table-cell table:style-name="ce10" office:value-type="float" office:value="47">
            <text:p>47</text:p>
          </table:table-cell>
          <table:table-cell table:style-name="ce13" office:value-type="float" office:value="7">
            <text:p>7</text:p>
          </table:table-cell>
          <table:table-cell table:style-name="ce4" table:formula="of:=[DATOS_REBATE.J49]" office:value-type="float" office:value="0">
            <text:p>0</text:p>
          </table:table-cell>
          <table:table-cell table:style-name="ce4" table:number-columns-repeated="1011"/>
        </table:table-row>
        <table:table-row table:style-name="ro3" table:number-rows-repeated="22">
          <table:table-cell table:style-name="ce4" table:number-columns-repeated="10"/>
          <table:table-cell table:style-name="ce10"/>
          <table:table-cell table:style-name="ce4" table:number-columns-repeated="1013"/>
        </table:table-row>
        <table:table-row table:style-name="ro3" table:number-rows-repeated="104850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ATOS_REBATE" table:style-name="ta1" table:print="false">
        <table:table-column table:style-name="co9" table:default-cell-style-name="ce4"/>
        <table:table-column table:style-name="co10" table:default-cell-style-name="ce4"/>
        <table:table-column table:style-name="co11" table:number-columns-repeated="2" table:default-cell-style-name="ce4"/>
        <table:table-column table:style-name="co12" table:default-cell-style-name="ce4"/>
        <table:table-column table:style-name="co9" table:default-cell-style-name="ce4"/>
        <table:table-column table:style-name="co10" table:default-cell-style-name="ce4"/>
        <table:table-column table:style-name="co13" table:default-cell-style-name="ce4"/>
        <table:table-column table:style-name="co14" table:default-cell-style-name="ce4"/>
        <table:table-column table:style-name="co15" table:default-cell-style-name="ce4"/>
        <table:table-column table:style-name="co1" table:number-columns-repeated="1014" table:default-cell-style-name="ce4"/>
        <table:table-row table:style-name="ro3">
          <table:table-cell table:style-name="ce16" table:formula="of:=['file:///C:/Users/PEC/Pictures/Saved%20Pictures/app_rebate-main/rebates.csv'#$Hoja1.A1]" office:value-type="string" office:string-value="Rut">
            <text:p>Rut</text:p>
          </table:table-cell>
          <table:table-cell table:style-name="ce16" table:formula="of:=['file:///C:/Users/PEC/Pictures/Saved%20Pictures/app_rebate-main/rebates.csv'#$Hoja1.B1]" office:value-type="string" office:string-value="Ccosto">
            <text:p>Ccosto</text:p>
          </table:table-cell>
          <table:table-cell table:style-name="ce16" table:formula="of:=['file:///C:/Users/PEC/Pictures/Saved%20Pictures/app_rebate-main/rebates.csv'#$Hoja1.C1]" office:value-type="string" office:string-value="Glosa linea 1">
            <text:p>Glosa linea 1</text:p>
          </table:table-cell>
          <table:table-cell table:style-name="ce16" table:formula="of:=['file:///C:/Users/PEC/Pictures/Saved%20Pictures/app_rebate-main/rebates.csv'#$Hoja1.D1]" office:value-type="string" office:string-value="Glosa linea 2">
            <text:p>Glosa linea 2</text:p>
          </table:table-cell>
          <table:table-cell table:style-name="ce16" table:formula="of:=['file:///C:/Users/PEC/Pictures/Saved%20Pictures/app_rebate-main/rebates.csv'#$Hoja1.E1]" office:value-type="string" office:string-value="Monto">
            <text:p>Monto</text:p>
          </table:table-cell>
          <table:table-cell table:style-name="ce16" table:formula="of:=['file:///C:/Users/PEC/Pictures/Saved%20Pictures/app_rebate-main/rebates.csv'#$Hoja1.F1]" office:value-type="string" office:string-value="Vendedor">
            <text:p>Vendedor</text:p>
          </table:table-cell>
          <table:table-cell table:style-name="ce16" table:formula="of:=['file:///C:/Users/PEC/Pictures/Saved%20Pictures/app_rebate-main/rebates.csv'#$Hoja1.G1]" office:value-type="string" office:string-value="F.pago">
            <text:p>F.pago</text:p>
          </table:table-cell>
          <table:table-cell table:style-name="ce16" table:formula="of:=['file:///C:/Users/PEC/Pictures/Saved%20Pictures/app_rebate-main/rebates.csv'#$Hoja1.H1]" office:value-type="string" office:string-value="Orden de compra">
            <text:p>Orden de compra</text:p>
          </table:table-cell>
          <table:table-cell table:style-name="ce16" table:formula="of:=['file:///C:/Users/PEC/Pictures/Saved%20Pictures/app_rebate-main/rebates.csv'#$Hoja1.I1]" office:value-type="string" office:string-value="Hes">
            <text:p>Hes</text:p>
          </table:table-cell>
          <table:table-cell table:style-name="ce16" table:formula="of:=['file:///C:/Users/PEC/Pictures/Saved%20Pictures/app_rebate-main/rebates.csv'#$Hoja1.J1]" office:value-type="string" office:string-value="Factura No.">
            <text:p>Factura No.</text:p>
          </table:table-cell>
          <table:table-cell table:style-name="ce21" office:value-type="string">
            <text:p>OBSERVACION</text:p>
          </table:table-cell>
          <table:table-cell table:number-columns-repeated="1013"/>
        </table:table-row>
        <table:table-row table:style-name="ro3">
          <table:table-cell table:style-name="ce17" table:formula="of:=['file:///C:/Users/PEC/Pictures/Saved%20Pictures/app_rebate-main/rebates.csv'#$Hoja1.A2]" office:value-type="float" office:value="0">
            <text:p>0</text:p>
          </table:table-cell>
          <table:table-cell table:style-name="ce17" table:formula="of:=['file:///C:/Users/PEC/Pictures/Saved%20Pictures/app_rebate-main/rebates.csv'#$Hoja1.B2]" office:value-type="float" office:value="0">
            <text:p>0</text:p>
          </table:table-cell>
          <table:table-cell table:style-name="ce17" table:formula="of:=['file:///C:/Users/PEC/Pictures/Saved%20Pictures/app_rebate-main/rebates.csv'#$Hoja1.C2]" office:value-type="float" office:value="0">
            <text:p>0</text:p>
          </table:table-cell>
          <table:table-cell table:style-name="ce17" table:formula="of:=['file:///C:/Users/PEC/Pictures/Saved%20Pictures/app_rebate-main/rebates.csv'#$Hoja1.D2]" office:value-type="float" office:value="0">
            <text:p>0</text:p>
          </table:table-cell>
          <table:table-cell table:style-name="ce17" table:formula="of:=['file:///C:/Users/PEC/Pictures/Saved%20Pictures/app_rebate-main/rebates.csv'#$Hoja1.E2]" office:value-type="float" office:value="0">
            <text:p>0</text:p>
          </table:table-cell>
          <table:table-cell table:style-name="ce19" office:value-type="float" office:value="908">
            <text:p>908</text:p>
          </table:table-cell>
          <table:table-cell table:style-name="ce19" office:value-type="float" office:value="7">
            <text:p>7</text:p>
          </table:table-cell>
          <table:table-cell table:style-name="ce20"/>
          <table:table-cell table:style-name="ce20"/>
          <table:table-cell table:style-name="ce19" office:value-type="float" office:value="12973372">
            <text:p>12973372</text:p>
          </table:table-cell>
          <table:table-cell/>
          <table:table-cell table:number-columns-repeated="1013"/>
        </table:table-row>
        <table:table-row table:style-name="ro3">
          <table:table-cell table:style-name="ce17" table:formula="of:=['file:///C:/Users/PEC/Pictures/Saved%20Pictures/app_rebate-main/rebates.csv'#$Hoja1.A3]" office:value-type="float" office:value="0">
            <text:p>0</text:p>
          </table:table-cell>
          <table:table-cell table:style-name="ce17" table:formula="of:=['file:///C:/Users/PEC/Pictures/Saved%20Pictures/app_rebate-main/rebates.csv'#$Hoja1.B3]" office:value-type="float" office:value="0">
            <text:p>0</text:p>
          </table:table-cell>
          <table:table-cell table:style-name="ce17" table:formula="of:=['file:///C:/Users/PEC/Pictures/Saved%20Pictures/app_rebate-main/rebates.csv'#$Hoja1.C3]" office:value-type="float" office:value="0">
            <text:p>0</text:p>
          </table:table-cell>
          <table:table-cell table:style-name="ce17" table:formula="of:=['file:///C:/Users/PEC/Pictures/Saved%20Pictures/app_rebate-main/rebates.csv'#$Hoja1.D3]" office:value-type="float" office:value="0">
            <text:p>0</text:p>
          </table:table-cell>
          <table:table-cell table:style-name="ce17" table:formula="of:=['file:///C:/Users/PEC/Pictures/Saved%20Pictures/app_rebate-main/rebates.csv'#$Hoja1.E3]" office:value-type="float" office:value="0">
            <text:p>0</text:p>
          </table:table-cell>
          <table:table-cell table:formula="of:=IF([.A3];[.F2];&quot;&quot;)">
            <text:p/>
          </table:table-cell>
          <table:table-cell table:formula="of:=IF([.A3];[.G2];&quot;&quot;)">
            <text:p/>
          </table:table-cell>
          <table:table-cell/>
          <table:table-cell/>
          <table:table-cell table:formula="of:=IF(AND([.A3]&lt;&gt;0;[.J2]&lt;&gt;0);[.J2]+1;&quot;&quot;)">
            <text:p/>
          </table:table-cell>
          <table:table-cell/>
          <table:table-cell table:number-columns-repeated="1013"/>
        </table:table-row>
        <table:table-row table:style-name="ro3">
          <table:table-cell table:style-name="ce17" table:formula="of:=['file:///C:/Users/PEC/Pictures/Saved%20Pictures/app_rebate-main/rebates.csv'#$Hoja1.A4]" office:value-type="float" office:value="0">
            <text:p>0</text:p>
          </table:table-cell>
          <table:table-cell table:style-name="ce17" table:formula="of:=['file:///C:/Users/PEC/Pictures/Saved%20Pictures/app_rebate-main/rebates.csv'#$Hoja1.B4]" office:value-type="float" office:value="0">
            <text:p>0</text:p>
          </table:table-cell>
          <table:table-cell table:style-name="ce17" table:formula="of:=['file:///C:/Users/PEC/Pictures/Saved%20Pictures/app_rebate-main/rebates.csv'#$Hoja1.C4]" office:value-type="float" office:value="0">
            <text:p>0</text:p>
          </table:table-cell>
          <table:table-cell table:style-name="ce17" table:formula="of:=['file:///C:/Users/PEC/Pictures/Saved%20Pictures/app_rebate-main/rebates.csv'#$Hoja1.D4]" office:value-type="float" office:value="0">
            <text:p>0</text:p>
          </table:table-cell>
          <table:table-cell table:style-name="ce17" table:formula="of:=['file:///C:/Users/PEC/Pictures/Saved%20Pictures/app_rebate-main/rebates.csv'#$Hoja1.E4]" office:value-type="float" office:value="0">
            <text:p>0</text:p>
          </table:table-cell>
          <table:table-cell table:formula="of:=IF([.A4];[.F3];&quot;&quot;)">
            <text:p/>
          </table:table-cell>
          <table:table-cell table:formula="of:=IF([.A4];[.G3];&quot;&quot;)">
            <text:p/>
          </table:table-cell>
          <table:table-cell/>
          <table:table-cell/>
          <table:table-cell table:formula="of:=IF(AND([.A4]&lt;&gt;&quot;&quot;;[.J3]&lt;&gt;&quot;&quot;);[.J3]+1;&quot;&quot;)">
            <text:p/>
          </table:table-cell>
          <table:table-cell/>
          <table:table-cell table:number-columns-repeated="1013"/>
        </table:table-row>
        <table:table-row table:style-name="ro3">
          <table:table-cell table:style-name="ce17" table:formula="of:=['file:///C:/Users/PEC/Pictures/Saved%20Pictures/app_rebate-main/rebates.csv'#$Hoja1.A5]" office:value-type="float" office:value="0">
            <text:p>0</text:p>
          </table:table-cell>
          <table:table-cell table:style-name="ce17" table:formula="of:=['file:///C:/Users/PEC/Pictures/Saved%20Pictures/app_rebate-main/rebates.csv'#$Hoja1.B5]" office:value-type="float" office:value="0">
            <text:p>0</text:p>
          </table:table-cell>
          <table:table-cell table:style-name="ce17" table:formula="of:=['file:///C:/Users/PEC/Pictures/Saved%20Pictures/app_rebate-main/rebates.csv'#$Hoja1.C5]" office:value-type="float" office:value="0">
            <text:p>0</text:p>
          </table:table-cell>
          <table:table-cell table:style-name="ce17" table:formula="of:=['file:///C:/Users/PEC/Pictures/Saved%20Pictures/app_rebate-main/rebates.csv'#$Hoja1.D5]" office:value-type="float" office:value="0">
            <text:p>0</text:p>
          </table:table-cell>
          <table:table-cell table:style-name="ce17" table:formula="of:=['file:///C:/Users/PEC/Pictures/Saved%20Pictures/app_rebate-main/rebates.csv'#$Hoja1.E5]" office:value-type="float" office:value="0">
            <text:p>0</text:p>
          </table:table-cell>
          <table:table-cell table:formula="of:=IF([.A5];[.F4];&quot;&quot;)">
            <text:p/>
          </table:table-cell>
          <table:table-cell table:formula="of:=IF([.A5];[.G4];&quot;&quot;)">
            <text:p/>
          </table:table-cell>
          <table:table-cell/>
          <table:table-cell/>
          <table:table-cell table:formula="of:=IF(AND([.A5]&lt;&gt;&quot;&quot;;[.J4]&lt;&gt;&quot;&quot;);[.J4]+1;&quot;&quot;)">
            <text:p/>
          </table:table-cell>
          <table:table-cell/>
          <table:table-cell table:number-columns-repeated="1013"/>
        </table:table-row>
        <table:table-row table:style-name="ro3">
          <table:table-cell table:style-name="ce17" table:formula="of:=['file:///C:/Users/PEC/Pictures/Saved%20Pictures/app_rebate-main/rebates.csv'#$Hoja1.A6]" office:value-type="float" office:value="0">
            <text:p>0</text:p>
          </table:table-cell>
          <table:table-cell table:style-name="ce17" table:formula="of:=['file:///C:/Users/PEC/Pictures/Saved%20Pictures/app_rebate-main/rebates.csv'#$Hoja1.B6]" office:value-type="float" office:value="0">
            <text:p>0</text:p>
          </table:table-cell>
          <table:table-cell table:style-name="ce17" table:formula="of:=['file:///C:/Users/PEC/Pictures/Saved%20Pictures/app_rebate-main/rebates.csv'#$Hoja1.C6]" office:value-type="float" office:value="0">
            <text:p>0</text:p>
          </table:table-cell>
          <table:table-cell table:style-name="ce17" table:formula="of:=['file:///C:/Users/PEC/Pictures/Saved%20Pictures/app_rebate-main/rebates.csv'#$Hoja1.D6]" office:value-type="float" office:value="0">
            <text:p>0</text:p>
          </table:table-cell>
          <table:table-cell table:style-name="ce17" table:formula="of:=['file:///C:/Users/PEC/Pictures/Saved%20Pictures/app_rebate-main/rebates.csv'#$Hoja1.E6]" office:value-type="float" office:value="0">
            <text:p>0</text:p>
          </table:table-cell>
          <table:table-cell table:formula="of:=IF([.A6];[.F5];&quot;&quot;)">
            <text:p/>
          </table:table-cell>
          <table:table-cell table:formula="of:=IF([.A6];[.G5];&quot;&quot;)">
            <text:p/>
          </table:table-cell>
          <table:table-cell/>
          <table:table-cell/>
          <table:table-cell table:formula="of:=IF(AND([.A6]&lt;&gt;&quot;&quot;;[.J5]&lt;&gt;&quot;&quot;);[.J5]+1;&quot;&quot;)">
            <text:p/>
          </table:table-cell>
          <table:table-cell/>
          <table:table-cell table:number-columns-repeated="1013"/>
        </table:table-row>
        <table:table-row table:style-name="ro3">
          <table:table-cell table:style-name="ce17" table:formula="of:=['file:///C:/Users/PEC/Pictures/Saved%20Pictures/app_rebate-main/rebates.csv'#$Hoja1.A7]" office:value-type="float" office:value="0">
            <text:p>0</text:p>
          </table:table-cell>
          <table:table-cell table:style-name="ce17" table:formula="of:=['file:///C:/Users/PEC/Pictures/Saved%20Pictures/app_rebate-main/rebates.csv'#$Hoja1.B7]" office:value-type="float" office:value="0">
            <text:p>0</text:p>
          </table:table-cell>
          <table:table-cell table:style-name="ce17" table:formula="of:=['file:///C:/Users/PEC/Pictures/Saved%20Pictures/app_rebate-main/rebates.csv'#$Hoja1.C7]" office:value-type="float" office:value="0">
            <text:p>0</text:p>
          </table:table-cell>
          <table:table-cell table:style-name="ce17" table:formula="of:=['file:///C:/Users/PEC/Pictures/Saved%20Pictures/app_rebate-main/rebates.csv'#$Hoja1.D7]" office:value-type="float" office:value="0">
            <text:p>0</text:p>
          </table:table-cell>
          <table:table-cell table:style-name="ce17" table:formula="of:=['file:///C:/Users/PEC/Pictures/Saved%20Pictures/app_rebate-main/rebates.csv'#$Hoja1.E7]" office:value-type="float" office:value="0">
            <text:p>0</text:p>
          </table:table-cell>
          <table:table-cell table:formula="of:=IF([.A7];[.F6];&quot;&quot;)">
            <text:p/>
          </table:table-cell>
          <table:table-cell table:formula="of:=IF([.A7];[.G6];&quot;&quot;)">
            <text:p/>
          </table:table-cell>
          <table:table-cell/>
          <table:table-cell/>
          <table:table-cell table:formula="of:=IF(AND([.A7]&lt;&gt;&quot;&quot;;[.J6]&lt;&gt;&quot;&quot;);[.J6]+1;&quot;&quot;)">
            <text:p/>
          </table:table-cell>
          <table:table-cell/>
          <table:table-cell table:number-columns-repeated="1013"/>
        </table:table-row>
        <table:table-row table:style-name="ro3">
          <table:table-cell table:style-name="ce17" table:formula="of:=['file:///C:/Users/PEC/Pictures/Saved%20Pictures/app_rebate-main/rebates.csv'#$Hoja1.A8]" office:value-type="float" office:value="0">
            <text:p>0</text:p>
          </table:table-cell>
          <table:table-cell table:style-name="ce17" table:formula="of:=['file:///C:/Users/PEC/Pictures/Saved%20Pictures/app_rebate-main/rebates.csv'#$Hoja1.B8]" office:value-type="float" office:value="0">
            <text:p>0</text:p>
          </table:table-cell>
          <table:table-cell table:style-name="ce17" table:formula="of:=['file:///C:/Users/PEC/Pictures/Saved%20Pictures/app_rebate-main/rebates.csv'#$Hoja1.C8]" office:value-type="float" office:value="0">
            <text:p>0</text:p>
          </table:table-cell>
          <table:table-cell table:style-name="ce17" table:formula="of:=['file:///C:/Users/PEC/Pictures/Saved%20Pictures/app_rebate-main/rebates.csv'#$Hoja1.D8]" office:value-type="float" office:value="0">
            <text:p>0</text:p>
          </table:table-cell>
          <table:table-cell table:style-name="ce17" table:formula="of:=['file:///C:/Users/PEC/Pictures/Saved%20Pictures/app_rebate-main/rebates.csv'#$Hoja1.E8]" office:value-type="float" office:value="0">
            <text:p>0</text:p>
          </table:table-cell>
          <table:table-cell table:formula="of:=IF([.A8];[.F7];&quot;&quot;)">
            <text:p/>
          </table:table-cell>
          <table:table-cell table:formula="of:=IF([.A8];[.G7];&quot;&quot;)">
            <text:p/>
          </table:table-cell>
          <table:table-cell/>
          <table:table-cell/>
          <table:table-cell table:formula="of:=IF(AND([.A8]&lt;&gt;&quot;&quot;;[.J7]&lt;&gt;&quot;&quot;);[.J7]+1;&quot;&quot;)">
            <text:p/>
          </table:table-cell>
          <table:table-cell/>
          <table:table-cell table:number-columns-repeated="1013"/>
        </table:table-row>
        <table:table-row table:style-name="ro3">
          <table:table-cell table:style-name="ce17" table:formula="of:=['file:///C:/Users/PEC/Pictures/Saved%20Pictures/app_rebate-main/rebates.csv'#$Hoja1.A9]" office:value-type="float" office:value="0">
            <text:p>0</text:p>
          </table:table-cell>
          <table:table-cell table:style-name="ce17" table:formula="of:=['file:///C:/Users/PEC/Pictures/Saved%20Pictures/app_rebate-main/rebates.csv'#$Hoja1.B9]" office:value-type="float" office:value="0">
            <text:p>0</text:p>
          </table:table-cell>
          <table:table-cell table:style-name="ce17" table:formula="of:=['file:///C:/Users/PEC/Pictures/Saved%20Pictures/app_rebate-main/rebates.csv'#$Hoja1.C9]" office:value-type="float" office:value="0">
            <text:p>0</text:p>
          </table:table-cell>
          <table:table-cell table:style-name="ce17" table:formula="of:=['file:///C:/Users/PEC/Pictures/Saved%20Pictures/app_rebate-main/rebates.csv'#$Hoja1.D9]" office:value-type="float" office:value="0">
            <text:p>0</text:p>
          </table:table-cell>
          <table:table-cell table:style-name="ce17" table:formula="of:=['file:///C:/Users/PEC/Pictures/Saved%20Pictures/app_rebate-main/rebates.csv'#$Hoja1.E9]" office:value-type="float" office:value="0">
            <text:p>0</text:p>
          </table:table-cell>
          <table:table-cell table:formula="of:=IF([.A9];[.F8];&quot;&quot;)">
            <text:p/>
          </table:table-cell>
          <table:table-cell table:formula="of:=IF([.A9];[.G8];&quot;&quot;)">
            <text:p/>
          </table:table-cell>
          <table:table-cell/>
          <table:table-cell/>
          <table:table-cell table:formula="of:=IF(AND([.A9]&lt;&gt;&quot;&quot;;[.J8]&lt;&gt;&quot;&quot;);[.J8]+1;&quot;&quot;)">
            <text:p/>
          </table:table-cell>
          <table:table-cell/>
          <table:table-cell table:number-columns-repeated="1013"/>
        </table:table-row>
        <table:table-row table:style-name="ro3">
          <table:table-cell table:style-name="ce17" table:formula="of:=['file:///C:/Users/PEC/Pictures/Saved%20Pictures/app_rebate-main/rebates.csv'#$Hoja1.A10]" office:value-type="float" office:value="0">
            <text:p>0</text:p>
          </table:table-cell>
          <table:table-cell table:style-name="ce17" table:formula="of:=['file:///C:/Users/PEC/Pictures/Saved%20Pictures/app_rebate-main/rebates.csv'#$Hoja1.B10]" office:value-type="float" office:value="0">
            <text:p>0</text:p>
          </table:table-cell>
          <table:table-cell table:style-name="ce17" table:formula="of:=['file:///C:/Users/PEC/Pictures/Saved%20Pictures/app_rebate-main/rebates.csv'#$Hoja1.C10]" office:value-type="float" office:value="0">
            <text:p>0</text:p>
          </table:table-cell>
          <table:table-cell table:style-name="ce17" table:formula="of:=['file:///C:/Users/PEC/Pictures/Saved%20Pictures/app_rebate-main/rebates.csv'#$Hoja1.D10]" office:value-type="float" office:value="0">
            <text:p>0</text:p>
          </table:table-cell>
          <table:table-cell table:style-name="ce17" table:formula="of:=['file:///C:/Users/PEC/Pictures/Saved%20Pictures/app_rebate-main/rebates.csv'#$Hoja1.E10]" office:value-type="float" office:value="0">
            <text:p>0</text:p>
          </table:table-cell>
          <table:table-cell table:formula="of:=IF([.A10];[.F9];&quot;&quot;)">
            <text:p/>
          </table:table-cell>
          <table:table-cell table:formula="of:=IF([.A10];[.G9];&quot;&quot;)">
            <text:p/>
          </table:table-cell>
          <table:table-cell/>
          <table:table-cell/>
          <table:table-cell table:formula="of:=IF(AND([.A10]&lt;&gt;&quot;&quot;;[.J9]&lt;&gt;&quot;&quot;);[.J9]+1;&quot;&quot;)">
            <text:p/>
          </table:table-cell>
          <table:table-cell/>
          <table:table-cell table:number-columns-repeated="1013"/>
        </table:table-row>
        <table:table-row table:style-name="ro3">
          <table:table-cell table:style-name="ce17" table:formula="of:=['file:///C:/Users/PEC/Pictures/Saved%20Pictures/app_rebate-main/rebates.csv'#$Hoja1.A11]" office:value-type="float" office:value="0">
            <text:p>0</text:p>
          </table:table-cell>
          <table:table-cell table:style-name="ce17" table:formula="of:=['file:///C:/Users/PEC/Pictures/Saved%20Pictures/app_rebate-main/rebates.csv'#$Hoja1.B11]" office:value-type="float" office:value="0">
            <text:p>0</text:p>
          </table:table-cell>
          <table:table-cell table:style-name="ce17" table:formula="of:=['file:///C:/Users/PEC/Pictures/Saved%20Pictures/app_rebate-main/rebates.csv'#$Hoja1.C11]" office:value-type="float" office:value="0">
            <text:p>0</text:p>
          </table:table-cell>
          <table:table-cell table:style-name="ce17" table:formula="of:=['file:///C:/Users/PEC/Pictures/Saved%20Pictures/app_rebate-main/rebates.csv'#$Hoja1.D11]" office:value-type="float" office:value="0">
            <text:p>0</text:p>
          </table:table-cell>
          <table:table-cell table:style-name="ce17" table:formula="of:=['file:///C:/Users/PEC/Pictures/Saved%20Pictures/app_rebate-main/rebates.csv'#$Hoja1.E11]" office:value-type="float" office:value="0">
            <text:p>0</text:p>
          </table:table-cell>
          <table:table-cell table:formula="of:=IF([.A11];[.F10];&quot;&quot;)">
            <text:p/>
          </table:table-cell>
          <table:table-cell table:formula="of:=IF([.A11];[.G10];&quot;&quot;)">
            <text:p/>
          </table:table-cell>
          <table:table-cell/>
          <table:table-cell/>
          <table:table-cell table:formula="of:=IF(AND([.A11]&lt;&gt;&quot;&quot;;[.J10]&lt;&gt;&quot;&quot;);[.J10]+1;&quot;&quot;)">
            <text:p/>
          </table:table-cell>
          <table:table-cell/>
          <table:table-cell table:number-columns-repeated="1013"/>
        </table:table-row>
        <table:table-row table:style-name="ro3">
          <table:table-cell table:style-name="ce17" table:formula="of:=['file:///C:/Users/PEC/Pictures/Saved%20Pictures/app_rebate-main/rebates.csv'#$Hoja1.A12]" office:value-type="float" office:value="0">
            <text:p>0</text:p>
          </table:table-cell>
          <table:table-cell table:style-name="ce17" table:formula="of:=['file:///C:/Users/PEC/Pictures/Saved%20Pictures/app_rebate-main/rebates.csv'#$Hoja1.B12]" office:value-type="float" office:value="0">
            <text:p>0</text:p>
          </table:table-cell>
          <table:table-cell table:style-name="ce17" table:formula="of:=['file:///C:/Users/PEC/Pictures/Saved%20Pictures/app_rebate-main/rebates.csv'#$Hoja1.C12]" office:value-type="float" office:value="0">
            <text:p>0</text:p>
          </table:table-cell>
          <table:table-cell table:style-name="ce17" table:formula="of:=['file:///C:/Users/PEC/Pictures/Saved%20Pictures/app_rebate-main/rebates.csv'#$Hoja1.D12]" office:value-type="float" office:value="0">
            <text:p>0</text:p>
          </table:table-cell>
          <table:table-cell table:style-name="ce17" table:formula="of:=['file:///C:/Users/PEC/Pictures/Saved%20Pictures/app_rebate-main/rebates.csv'#$Hoja1.E12]" office:value-type="float" office:value="0">
            <text:p>0</text:p>
          </table:table-cell>
          <table:table-cell table:formula="of:=IF([.A12];[.F11];&quot;&quot;)">
            <text:p/>
          </table:table-cell>
          <table:table-cell table:formula="of:=IF([.A12];[.G11];&quot;&quot;)">
            <text:p/>
          </table:table-cell>
          <table:table-cell/>
          <table:table-cell/>
          <table:table-cell table:formula="of:=IF(AND([.A12]&lt;&gt;&quot;&quot;;[.J11]&lt;&gt;&quot;&quot;);[.J11]+1;&quot;&quot;)">
            <text:p/>
          </table:table-cell>
          <table:table-cell/>
          <table:table-cell table:number-columns-repeated="1013"/>
        </table:table-row>
        <table:table-row table:style-name="ro3">
          <table:table-cell table:style-name="ce17" table:formula="of:=['file:///C:/Users/PEC/Pictures/Saved%20Pictures/app_rebate-main/rebates.csv'#$Hoja1.A13]" office:value-type="float" office:value="0">
            <text:p>0</text:p>
          </table:table-cell>
          <table:table-cell table:style-name="ce17" table:formula="of:=['file:///C:/Users/PEC/Pictures/Saved%20Pictures/app_rebate-main/rebates.csv'#$Hoja1.B13]" office:value-type="float" office:value="0">
            <text:p>0</text:p>
          </table:table-cell>
          <table:table-cell table:style-name="ce17" table:formula="of:=['file:///C:/Users/PEC/Pictures/Saved%20Pictures/app_rebate-main/rebates.csv'#$Hoja1.C13]" office:value-type="float" office:value="0">
            <text:p>0</text:p>
          </table:table-cell>
          <table:table-cell table:style-name="ce17" table:formula="of:=['file:///C:/Users/PEC/Pictures/Saved%20Pictures/app_rebate-main/rebates.csv'#$Hoja1.D13]" office:value-type="float" office:value="0">
            <text:p>0</text:p>
          </table:table-cell>
          <table:table-cell table:style-name="ce17" table:formula="of:=['file:///C:/Users/PEC/Pictures/Saved%20Pictures/app_rebate-main/rebates.csv'#$Hoja1.E13]" office:value-type="float" office:value="0">
            <text:p>0</text:p>
          </table:table-cell>
          <table:table-cell table:formula="of:=IF([.A13];[.F12];&quot;&quot;)">
            <text:p/>
          </table:table-cell>
          <table:table-cell table:formula="of:=IF([.A13];[.G12];&quot;&quot;)">
            <text:p/>
          </table:table-cell>
          <table:table-cell/>
          <table:table-cell/>
          <table:table-cell table:formula="of:=IF(AND([.A13]&lt;&gt;&quot;&quot;;[.J12]&lt;&gt;&quot;&quot;);[.J12]+1;&quot;&quot;)">
            <text:p/>
          </table:table-cell>
          <table:table-cell/>
          <table:table-cell table:number-columns-repeated="1013"/>
        </table:table-row>
        <table:table-row table:style-name="ro3">
          <table:table-cell table:style-name="ce17" table:formula="of:=['file:///C:/Users/PEC/Pictures/Saved%20Pictures/app_rebate-main/rebates.csv'#$Hoja1.A14]" office:value-type="float" office:value="0">
            <text:p>0</text:p>
          </table:table-cell>
          <table:table-cell table:style-name="ce17" table:formula="of:=['file:///C:/Users/PEC/Pictures/Saved%20Pictures/app_rebate-main/rebates.csv'#$Hoja1.B14]" office:value-type="float" office:value="0">
            <text:p>0</text:p>
          </table:table-cell>
          <table:table-cell table:style-name="ce17" table:formula="of:=['file:///C:/Users/PEC/Pictures/Saved%20Pictures/app_rebate-main/rebates.csv'#$Hoja1.C14]" office:value-type="float" office:value="0">
            <text:p>0</text:p>
          </table:table-cell>
          <table:table-cell table:style-name="ce17" table:formula="of:=['file:///C:/Users/PEC/Pictures/Saved%20Pictures/app_rebate-main/rebates.csv'#$Hoja1.D14]" office:value-type="float" office:value="0">
            <text:p>0</text:p>
          </table:table-cell>
          <table:table-cell table:style-name="ce17" table:formula="of:=['file:///C:/Users/PEC/Pictures/Saved%20Pictures/app_rebate-main/rebates.csv'#$Hoja1.E14]" office:value-type="float" office:value="0">
            <text:p>0</text:p>
          </table:table-cell>
          <table:table-cell table:formula="of:=IF([.A14];[.F13];&quot;&quot;)">
            <text:p/>
          </table:table-cell>
          <table:table-cell table:formula="of:=IF([.A14];[.G13];&quot;&quot;)">
            <text:p/>
          </table:table-cell>
          <table:table-cell/>
          <table:table-cell/>
          <table:table-cell table:formula="of:=IF(AND([.A14]&lt;&gt;&quot;&quot;;[.J13]&lt;&gt;&quot;&quot;);[.J13]+1;&quot;&quot;)">
            <text:p/>
          </table:table-cell>
          <table:table-cell/>
          <table:table-cell table:number-columns-repeated="1013"/>
        </table:table-row>
        <table:table-row table:style-name="ro3">
          <table:table-cell table:style-name="ce17" table:formula="of:=['file:///C:/Users/PEC/Pictures/Saved%20Pictures/app_rebate-main/rebates.csv'#$Hoja1.A15]" office:value-type="float" office:value="0">
            <text:p>0</text:p>
          </table:table-cell>
          <table:table-cell table:style-name="ce17" table:formula="of:=['file:///C:/Users/PEC/Pictures/Saved%20Pictures/app_rebate-main/rebates.csv'#$Hoja1.B15]" office:value-type="float" office:value="0">
            <text:p>0</text:p>
          </table:table-cell>
          <table:table-cell table:style-name="ce17" table:formula="of:=['file:///C:/Users/PEC/Pictures/Saved%20Pictures/app_rebate-main/rebates.csv'#$Hoja1.C15]" office:value-type="float" office:value="0">
            <text:p>0</text:p>
          </table:table-cell>
          <table:table-cell table:style-name="ce17" table:formula="of:=['file:///C:/Users/PEC/Pictures/Saved%20Pictures/app_rebate-main/rebates.csv'#$Hoja1.D15]" office:value-type="float" office:value="0">
            <text:p>0</text:p>
          </table:table-cell>
          <table:table-cell table:style-name="ce17" table:formula="of:=['file:///C:/Users/PEC/Pictures/Saved%20Pictures/app_rebate-main/rebates.csv'#$Hoja1.E15]" office:value-type="float" office:value="0">
            <text:p>0</text:p>
          </table:table-cell>
          <table:table-cell table:formula="of:=IF([.A15];[.F14];&quot;&quot;)">
            <text:p/>
          </table:table-cell>
          <table:table-cell table:formula="of:=IF([.A15];[.G14];&quot;&quot;)">
            <text:p/>
          </table:table-cell>
          <table:table-cell/>
          <table:table-cell/>
          <table:table-cell table:formula="of:=IF(AND([.A15]&lt;&gt;&quot;&quot;;[.J14]&lt;&gt;&quot;&quot;);[.J14]+1;&quot;&quot;)">
            <text:p/>
          </table:table-cell>
          <table:table-cell/>
          <table:table-cell table:number-columns-repeated="1013"/>
        </table:table-row>
        <table:table-row table:style-name="ro3">
          <table:table-cell table:style-name="ce17" table:formula="of:=['file:///C:/Users/PEC/Pictures/Saved%20Pictures/app_rebate-main/rebates.csv'#$Hoja1.A16]" office:value-type="float" office:value="0">
            <text:p>0</text:p>
          </table:table-cell>
          <table:table-cell table:style-name="ce17" table:formula="of:=['file:///C:/Users/PEC/Pictures/Saved%20Pictures/app_rebate-main/rebates.csv'#$Hoja1.B16]" office:value-type="float" office:value="0">
            <text:p>0</text:p>
          </table:table-cell>
          <table:table-cell table:style-name="ce17" table:formula="of:=['file:///C:/Users/PEC/Pictures/Saved%20Pictures/app_rebate-main/rebates.csv'#$Hoja1.C16]" office:value-type="float" office:value="0">
            <text:p>0</text:p>
          </table:table-cell>
          <table:table-cell table:style-name="ce17" table:formula="of:=['file:///C:/Users/PEC/Pictures/Saved%20Pictures/app_rebate-main/rebates.csv'#$Hoja1.D16]" office:value-type="float" office:value="0">
            <text:p>0</text:p>
          </table:table-cell>
          <table:table-cell table:style-name="ce17" table:formula="of:=['file:///C:/Users/PEC/Pictures/Saved%20Pictures/app_rebate-main/rebates.csv'#$Hoja1.E16]" office:value-type="float" office:value="0">
            <text:p>0</text:p>
          </table:table-cell>
          <table:table-cell table:formula="of:=IF([.A16];[.F15];&quot;&quot;)">
            <text:p/>
          </table:table-cell>
          <table:table-cell table:formula="of:=IF([.A16];[.G15];&quot;&quot;)">
            <text:p/>
          </table:table-cell>
          <table:table-cell/>
          <table:table-cell/>
          <table:table-cell table:formula="of:=IF(AND([.A16]&lt;&gt;&quot;&quot;;[.J15]&lt;&gt;&quot;&quot;);[.J15]+1;&quot;&quot;)">
            <text:p/>
          </table:table-cell>
          <table:table-cell/>
          <table:table-cell table:number-columns-repeated="1013"/>
        </table:table-row>
        <table:table-row table:style-name="ro3">
          <table:table-cell table:style-name="ce17" table:formula="of:=['file:///C:/Users/PEC/Pictures/Saved%20Pictures/app_rebate-main/rebates.csv'#$Hoja1.A17]" office:value-type="float" office:value="0">
            <text:p>0</text:p>
          </table:table-cell>
          <table:table-cell table:style-name="ce17" table:formula="of:=['file:///C:/Users/PEC/Pictures/Saved%20Pictures/app_rebate-main/rebates.csv'#$Hoja1.B17]" office:value-type="float" office:value="0">
            <text:p>0</text:p>
          </table:table-cell>
          <table:table-cell table:style-name="ce17" table:formula="of:=['file:///C:/Users/PEC/Pictures/Saved%20Pictures/app_rebate-main/rebates.csv'#$Hoja1.C17]" office:value-type="float" office:value="0">
            <text:p>0</text:p>
          </table:table-cell>
          <table:table-cell table:style-name="ce17" table:formula="of:=['file:///C:/Users/PEC/Pictures/Saved%20Pictures/app_rebate-main/rebates.csv'#$Hoja1.D17]" office:value-type="float" office:value="0">
            <text:p>0</text:p>
          </table:table-cell>
          <table:table-cell table:style-name="ce17" table:formula="of:=['file:///C:/Users/PEC/Pictures/Saved%20Pictures/app_rebate-main/rebates.csv'#$Hoja1.E17]" office:value-type="float" office:value="0">
            <text:p>0</text:p>
          </table:table-cell>
          <table:table-cell table:formula="of:=IF([.A17];[.F16];&quot;&quot;)">
            <text:p/>
          </table:table-cell>
          <table:table-cell table:formula="of:=IF([.A17];[.G16];&quot;&quot;)">
            <text:p/>
          </table:table-cell>
          <table:table-cell/>
          <table:table-cell/>
          <table:table-cell table:formula="of:=IF(AND([.A17]&lt;&gt;&quot;&quot;;[.J16]&lt;&gt;&quot;&quot;);[.J16]+1;&quot;&quot;)">
            <text:p/>
          </table:table-cell>
          <table:table-cell/>
          <table:table-cell table:number-columns-repeated="1013"/>
        </table:table-row>
        <table:table-row table:style-name="ro3">
          <table:table-cell table:style-name="ce17" table:formula="of:=['file:///C:/Users/PEC/Pictures/Saved%20Pictures/app_rebate-main/rebates.csv'#$Hoja1.A18]" office:value-type="float" office:value="0">
            <text:p>0</text:p>
          </table:table-cell>
          <table:table-cell table:style-name="ce17" table:formula="of:=['file:///C:/Users/PEC/Pictures/Saved%20Pictures/app_rebate-main/rebates.csv'#$Hoja1.B18]" office:value-type="float" office:value="0">
            <text:p>0</text:p>
          </table:table-cell>
          <table:table-cell table:style-name="ce17" table:formula="of:=['file:///C:/Users/PEC/Pictures/Saved%20Pictures/app_rebate-main/rebates.csv'#$Hoja1.C18]" office:value-type="float" office:value="0">
            <text:p>0</text:p>
          </table:table-cell>
          <table:table-cell table:style-name="ce17" table:formula="of:=['file:///C:/Users/PEC/Pictures/Saved%20Pictures/app_rebate-main/rebates.csv'#$Hoja1.D18]" office:value-type="float" office:value="0">
            <text:p>0</text:p>
          </table:table-cell>
          <table:table-cell table:style-name="ce17" table:formula="of:=['file:///C:/Users/PEC/Pictures/Saved%20Pictures/app_rebate-main/rebates.csv'#$Hoja1.E18]" office:value-type="float" office:value="0">
            <text:p>0</text:p>
          </table:table-cell>
          <table:table-cell table:formula="of:=IF([.A18];[.F17];&quot;&quot;)">
            <text:p/>
          </table:table-cell>
          <table:table-cell table:formula="of:=IF([.A18];[.G17];&quot;&quot;)">
            <text:p/>
          </table:table-cell>
          <table:table-cell/>
          <table:table-cell/>
          <table:table-cell table:formula="of:=IF(AND([.A18]&lt;&gt;&quot;&quot;;[.J17]&lt;&gt;&quot;&quot;);[.J17]+1;&quot;&quot;)">
            <text:p/>
          </table:table-cell>
          <table:table-cell/>
          <table:table-cell table:number-columns-repeated="1013"/>
        </table:table-row>
        <table:table-row table:style-name="ro3">
          <table:table-cell table:style-name="ce17" table:formula="of:=['file:///C:/Users/PEC/Pictures/Saved%20Pictures/app_rebate-main/rebates.csv'#$Hoja1.A19]" office:value-type="float" office:value="0">
            <text:p>0</text:p>
          </table:table-cell>
          <table:table-cell table:style-name="ce17" table:formula="of:=['file:///C:/Users/PEC/Pictures/Saved%20Pictures/app_rebate-main/rebates.csv'#$Hoja1.B19]" office:value-type="float" office:value="0">
            <text:p>0</text:p>
          </table:table-cell>
          <table:table-cell table:style-name="ce17" table:formula="of:=['file:///C:/Users/PEC/Pictures/Saved%20Pictures/app_rebate-main/rebates.csv'#$Hoja1.C19]" office:value-type="float" office:value="0">
            <text:p>0</text:p>
          </table:table-cell>
          <table:table-cell table:style-name="ce17" table:formula="of:=['file:///C:/Users/PEC/Pictures/Saved%20Pictures/app_rebate-main/rebates.csv'#$Hoja1.D19]" office:value-type="float" office:value="0">
            <text:p>0</text:p>
          </table:table-cell>
          <table:table-cell table:style-name="ce17" table:formula="of:=['file:///C:/Users/PEC/Pictures/Saved%20Pictures/app_rebate-main/rebates.csv'#$Hoja1.E19]" office:value-type="float" office:value="0">
            <text:p>0</text:p>
          </table:table-cell>
          <table:table-cell table:formula="of:=IF([.A19];[.F18];&quot;&quot;)">
            <text:p/>
          </table:table-cell>
          <table:table-cell table:formula="of:=IF([.A19];[.G18];&quot;&quot;)">
            <text:p/>
          </table:table-cell>
          <table:table-cell/>
          <table:table-cell/>
          <table:table-cell table:formula="of:=IF(AND([.A19]&lt;&gt;&quot;&quot;;[.J18]&lt;&gt;&quot;&quot;);[.J18]+1;&quot;&quot;)">
            <text:p/>
          </table:table-cell>
          <table:table-cell/>
          <table:table-cell table:number-columns-repeated="1013"/>
        </table:table-row>
        <table:table-row table:style-name="ro3">
          <table:table-cell table:style-name="ce17" table:formula="of:=['file:///C:/Users/PEC/Pictures/Saved%20Pictures/app_rebate-main/rebates.csv'#$Hoja1.A20]" office:value-type="float" office:value="0">
            <text:p>0</text:p>
          </table:table-cell>
          <table:table-cell table:style-name="ce17" table:formula="of:=['file:///C:/Users/PEC/Pictures/Saved%20Pictures/app_rebate-main/rebates.csv'#$Hoja1.B20]" office:value-type="float" office:value="0">
            <text:p>0</text:p>
          </table:table-cell>
          <table:table-cell table:style-name="ce17" table:formula="of:=['file:///C:/Users/PEC/Pictures/Saved%20Pictures/app_rebate-main/rebates.csv'#$Hoja1.C20]" office:value-type="float" office:value="0">
            <text:p>0</text:p>
          </table:table-cell>
          <table:table-cell table:style-name="ce17" table:formula="of:=['file:///C:/Users/PEC/Pictures/Saved%20Pictures/app_rebate-main/rebates.csv'#$Hoja1.D20]" office:value-type="float" office:value="0">
            <text:p>0</text:p>
          </table:table-cell>
          <table:table-cell table:style-name="ce17" table:formula="of:=['file:///C:/Users/PEC/Pictures/Saved%20Pictures/app_rebate-main/rebates.csv'#$Hoja1.E20]" office:value-type="float" office:value="0">
            <text:p>0</text:p>
          </table:table-cell>
          <table:table-cell table:formula="of:=IF([.A20];[.F19];&quot;&quot;)">
            <text:p/>
          </table:table-cell>
          <table:table-cell table:formula="of:=IF([.A20];[.G19];&quot;&quot;)">
            <text:p/>
          </table:table-cell>
          <table:table-cell/>
          <table:table-cell/>
          <table:table-cell table:formula="of:=IF(AND([.A20]&lt;&gt;&quot;&quot;;[.J19]&lt;&gt;&quot;&quot;);[.J19]+1;&quot;&quot;)">
            <text:p/>
          </table:table-cell>
          <table:table-cell/>
          <table:table-cell table:number-columns-repeated="1013"/>
        </table:table-row>
        <table:table-row table:style-name="ro3">
          <table:table-cell table:style-name="ce17" table:formula="of:=['file:///C:/Users/PEC/Pictures/Saved%20Pictures/app_rebate-main/rebates.csv'#$Hoja1.A21]" office:value-type="float" office:value="0">
            <text:p>0</text:p>
          </table:table-cell>
          <table:table-cell table:style-name="ce17" table:formula="of:=['file:///C:/Users/PEC/Pictures/Saved%20Pictures/app_rebate-main/rebates.csv'#$Hoja1.B21]" office:value-type="float" office:value="0">
            <text:p>0</text:p>
          </table:table-cell>
          <table:table-cell table:style-name="ce17" table:formula="of:=['file:///C:/Users/PEC/Pictures/Saved%20Pictures/app_rebate-main/rebates.csv'#$Hoja1.C21]" office:value-type="float" office:value="0">
            <text:p>0</text:p>
          </table:table-cell>
          <table:table-cell table:style-name="ce17" table:formula="of:=['file:///C:/Users/PEC/Pictures/Saved%20Pictures/app_rebate-main/rebates.csv'#$Hoja1.D21]" office:value-type="float" office:value="0">
            <text:p>0</text:p>
          </table:table-cell>
          <table:table-cell table:style-name="ce17" table:formula="of:=['file:///C:/Users/PEC/Pictures/Saved%20Pictures/app_rebate-main/rebates.csv'#$Hoja1.E21]" office:value-type="float" office:value="0">
            <text:p>0</text:p>
          </table:table-cell>
          <table:table-cell table:formula="of:=IF([.A21];[.F20];&quot;&quot;)">
            <text:p/>
          </table:table-cell>
          <table:table-cell table:formula="of:=IF([.A21];[.G20];&quot;&quot;)">
            <text:p/>
          </table:table-cell>
          <table:table-cell/>
          <table:table-cell/>
          <table:table-cell table:formula="of:=IF(AND([.A21]&lt;&gt;&quot;&quot;;[.J20]&lt;&gt;&quot;&quot;);[.J20]+1;&quot;&quot;)">
            <text:p/>
          </table:table-cell>
          <table:table-cell/>
          <table:table-cell table:number-columns-repeated="1013"/>
        </table:table-row>
        <table:table-row table:style-name="ro3">
          <table:table-cell table:style-name="ce17" table:formula="of:=['file:///C:/Users/PEC/Pictures/Saved%20Pictures/app_rebate-main/rebates.csv'#$Hoja1.A22]" office:value-type="float" office:value="0">
            <text:p>0</text:p>
          </table:table-cell>
          <table:table-cell table:style-name="ce17" table:formula="of:=['file:///C:/Users/PEC/Pictures/Saved%20Pictures/app_rebate-main/rebates.csv'#$Hoja1.B22]" office:value-type="float" office:value="0">
            <text:p>0</text:p>
          </table:table-cell>
          <table:table-cell table:style-name="ce17" table:formula="of:=['file:///C:/Users/PEC/Pictures/Saved%20Pictures/app_rebate-main/rebates.csv'#$Hoja1.C22]" office:value-type="float" office:value="0">
            <text:p>0</text:p>
          </table:table-cell>
          <table:table-cell table:style-name="ce17" table:formula="of:=['file:///C:/Users/PEC/Pictures/Saved%20Pictures/app_rebate-main/rebates.csv'#$Hoja1.D22]" office:value-type="float" office:value="0">
            <text:p>0</text:p>
          </table:table-cell>
          <table:table-cell table:style-name="ce17" table:formula="of:=['file:///C:/Users/PEC/Pictures/Saved%20Pictures/app_rebate-main/rebates.csv'#$Hoja1.E22]" office:value-type="float" office:value="0">
            <text:p>0</text:p>
          </table:table-cell>
          <table:table-cell table:formula="of:=IF([.A22];[.F21];&quot;&quot;)">
            <text:p/>
          </table:table-cell>
          <table:table-cell table:formula="of:=IF([.A22];[.G21];&quot;&quot;)">
            <text:p/>
          </table:table-cell>
          <table:table-cell/>
          <table:table-cell/>
          <table:table-cell table:formula="of:=IF(AND([.A22]&lt;&gt;&quot;&quot;;[.J21]&lt;&gt;&quot;&quot;);[.J21]+1;&quot;&quot;)">
            <text:p/>
          </table:table-cell>
          <table:table-cell/>
          <table:table-cell table:number-columns-repeated="1013"/>
        </table:table-row>
        <table:table-row table:style-name="ro3">
          <table:table-cell table:style-name="ce17" table:formula="of:=['file:///C:/Users/PEC/Pictures/Saved%20Pictures/app_rebate-main/rebates.csv'#$Hoja1.A23]" office:value-type="float" office:value="0">
            <text:p>0</text:p>
          </table:table-cell>
          <table:table-cell table:style-name="ce17" table:formula="of:=['file:///C:/Users/PEC/Pictures/Saved%20Pictures/app_rebate-main/rebates.csv'#$Hoja1.B23]" office:value-type="float" office:value="0">
            <text:p>0</text:p>
          </table:table-cell>
          <table:table-cell table:style-name="ce17" table:formula="of:=['file:///C:/Users/PEC/Pictures/Saved%20Pictures/app_rebate-main/rebates.csv'#$Hoja1.C23]" office:value-type="float" office:value="0">
            <text:p>0</text:p>
          </table:table-cell>
          <table:table-cell table:style-name="ce17" table:formula="of:=['file:///C:/Users/PEC/Pictures/Saved%20Pictures/app_rebate-main/rebates.csv'#$Hoja1.D23]" office:value-type="float" office:value="0">
            <text:p>0</text:p>
          </table:table-cell>
          <table:table-cell table:style-name="ce17" table:formula="of:=['file:///C:/Users/PEC/Pictures/Saved%20Pictures/app_rebate-main/rebates.csv'#$Hoja1.E23]" office:value-type="float" office:value="0">
            <text:p>0</text:p>
          </table:table-cell>
          <table:table-cell table:formula="of:=IF([.A23];[.F22];&quot;&quot;)">
            <text:p/>
          </table:table-cell>
          <table:table-cell table:formula="of:=IF([.A23];[.G22];&quot;&quot;)">
            <text:p/>
          </table:table-cell>
          <table:table-cell/>
          <table:table-cell/>
          <table:table-cell table:formula="of:=IF(AND([.A23]&lt;&gt;&quot;&quot;;[.J22]&lt;&gt;&quot;&quot;);[.J22]+1;&quot;&quot;)">
            <text:p/>
          </table:table-cell>
          <table:table-cell/>
          <table:table-cell table:number-columns-repeated="1013"/>
        </table:table-row>
        <table:table-row table:style-name="ro3">
          <table:table-cell table:style-name="ce17" table:formula="of:=['file:///C:/Users/PEC/Pictures/Saved%20Pictures/app_rebate-main/rebates.csv'#$Hoja1.A24]" office:value-type="float" office:value="0">
            <text:p>0</text:p>
          </table:table-cell>
          <table:table-cell table:style-name="ce17" table:formula="of:=['file:///C:/Users/PEC/Pictures/Saved%20Pictures/app_rebate-main/rebates.csv'#$Hoja1.B24]" office:value-type="float" office:value="0">
            <text:p>0</text:p>
          </table:table-cell>
          <table:table-cell table:style-name="ce17" table:formula="of:=['file:///C:/Users/PEC/Pictures/Saved%20Pictures/app_rebate-main/rebates.csv'#$Hoja1.C24]" office:value-type="float" office:value="0">
            <text:p>0</text:p>
          </table:table-cell>
          <table:table-cell table:style-name="ce17" table:formula="of:=['file:///C:/Users/PEC/Pictures/Saved%20Pictures/app_rebate-main/rebates.csv'#$Hoja1.D24]" office:value-type="float" office:value="0">
            <text:p>0</text:p>
          </table:table-cell>
          <table:table-cell table:style-name="ce17" table:formula="of:=['file:///C:/Users/PEC/Pictures/Saved%20Pictures/app_rebate-main/rebates.csv'#$Hoja1.E24]" office:value-type="float" office:value="0">
            <text:p>0</text:p>
          </table:table-cell>
          <table:table-cell table:formula="of:=IF([.A24];[.F23];&quot;&quot;)">
            <text:p/>
          </table:table-cell>
          <table:table-cell table:formula="of:=IF([.A24];[.G23];&quot;&quot;)">
            <text:p/>
          </table:table-cell>
          <table:table-cell/>
          <table:table-cell/>
          <table:table-cell table:formula="of:=IF(AND([.A24]&lt;&gt;&quot;&quot;;[.J23]&lt;&gt;&quot;&quot;);[.J23]+1;&quot;&quot;)">
            <text:p/>
          </table:table-cell>
          <table:table-cell/>
          <table:table-cell table:number-columns-repeated="1013"/>
        </table:table-row>
        <table:table-row table:style-name="ro3">
          <table:table-cell table:style-name="ce17" table:formula="of:=['file:///C:/Users/PEC/Pictures/Saved%20Pictures/app_rebate-main/rebates.csv'#$Hoja1.A25]" office:value-type="float" office:value="0">
            <text:p>0</text:p>
          </table:table-cell>
          <table:table-cell table:style-name="ce17" table:formula="of:=['file:///C:/Users/PEC/Pictures/Saved%20Pictures/app_rebate-main/rebates.csv'#$Hoja1.B25]" office:value-type="float" office:value="0">
            <text:p>0</text:p>
          </table:table-cell>
          <table:table-cell table:style-name="ce17" table:formula="of:=['file:///C:/Users/PEC/Pictures/Saved%20Pictures/app_rebate-main/rebates.csv'#$Hoja1.C25]" office:value-type="float" office:value="0">
            <text:p>0</text:p>
          </table:table-cell>
          <table:table-cell table:style-name="ce17" table:formula="of:=['file:///C:/Users/PEC/Pictures/Saved%20Pictures/app_rebate-main/rebates.csv'#$Hoja1.D25]" office:value-type="float" office:value="0">
            <text:p>0</text:p>
          </table:table-cell>
          <table:table-cell table:style-name="ce17" table:formula="of:=['file:///C:/Users/PEC/Pictures/Saved%20Pictures/app_rebate-main/rebates.csv'#$Hoja1.E25]" office:value-type="float" office:value="0">
            <text:p>0</text:p>
          </table:table-cell>
          <table:table-cell table:formula="of:=IF([.A25];[.F24];&quot;&quot;)">
            <text:p/>
          </table:table-cell>
          <table:table-cell table:formula="of:=IF([.A25];[.G24];&quot;&quot;)">
            <text:p/>
          </table:table-cell>
          <table:table-cell/>
          <table:table-cell/>
          <table:table-cell table:formula="of:=IF(AND([.A25]&lt;&gt;&quot;&quot;;[.J24]&lt;&gt;&quot;&quot;);[.J24]+1;&quot;&quot;)">
            <text:p/>
          </table:table-cell>
          <table:table-cell/>
          <table:table-cell table:number-columns-repeated="1013"/>
        </table:table-row>
        <table:table-row table:style-name="ro3">
          <table:table-cell table:style-name="ce17" table:formula="of:=['file:///C:/Users/PEC/Pictures/Saved%20Pictures/app_rebate-main/rebates.csv'#$Hoja1.A26]" office:value-type="float" office:value="0">
            <text:p>0</text:p>
          </table:table-cell>
          <table:table-cell table:style-name="ce17" table:formula="of:=['file:///C:/Users/PEC/Pictures/Saved%20Pictures/app_rebate-main/rebates.csv'#$Hoja1.B26]" office:value-type="float" office:value="0">
            <text:p>0</text:p>
          </table:table-cell>
          <table:table-cell table:style-name="ce17" table:formula="of:=['file:///C:/Users/PEC/Pictures/Saved%20Pictures/app_rebate-main/rebates.csv'#$Hoja1.C26]" office:value-type="float" office:value="0">
            <text:p>0</text:p>
          </table:table-cell>
          <table:table-cell table:style-name="ce17" table:formula="of:=['file:///C:/Users/PEC/Pictures/Saved%20Pictures/app_rebate-main/rebates.csv'#$Hoja1.D26]" office:value-type="float" office:value="0">
            <text:p>0</text:p>
          </table:table-cell>
          <table:table-cell table:style-name="ce17" table:formula="of:=['file:///C:/Users/PEC/Pictures/Saved%20Pictures/app_rebate-main/rebates.csv'#$Hoja1.E26]" office:value-type="float" office:value="0">
            <text:p>0</text:p>
          </table:table-cell>
          <table:table-cell table:formula="of:=IF([.A26];[.F25];&quot;&quot;)">
            <text:p/>
          </table:table-cell>
          <table:table-cell table:formula="of:=IF([.A26];[.G25];&quot;&quot;)">
            <text:p/>
          </table:table-cell>
          <table:table-cell/>
          <table:table-cell/>
          <table:table-cell table:formula="of:=IF(AND([.A26]&lt;&gt;&quot;&quot;;[.J25]&lt;&gt;&quot;&quot;);[.J25]+1;&quot;&quot;)">
            <text:p/>
          </table:table-cell>
          <table:table-cell/>
          <table:table-cell table:number-columns-repeated="1013"/>
        </table:table-row>
        <table:table-row table:style-name="ro3">
          <table:table-cell table:style-name="ce17" table:formula="of:=['file:///C:/Users/PEC/Pictures/Saved%20Pictures/app_rebate-main/rebates.csv'#$Hoja1.A27]" office:value-type="float" office:value="0">
            <text:p>0</text:p>
          </table:table-cell>
          <table:table-cell table:style-name="ce17" table:formula="of:=['file:///C:/Users/PEC/Pictures/Saved%20Pictures/app_rebate-main/rebates.csv'#$Hoja1.B27]" office:value-type="float" office:value="0">
            <text:p>0</text:p>
          </table:table-cell>
          <table:table-cell table:style-name="ce17" table:formula="of:=['file:///C:/Users/PEC/Pictures/Saved%20Pictures/app_rebate-main/rebates.csv'#$Hoja1.C27]" office:value-type="float" office:value="0">
            <text:p>0</text:p>
          </table:table-cell>
          <table:table-cell table:style-name="ce17" table:formula="of:=['file:///C:/Users/PEC/Pictures/Saved%20Pictures/app_rebate-main/rebates.csv'#$Hoja1.D27]" office:value-type="float" office:value="0">
            <text:p>0</text:p>
          </table:table-cell>
          <table:table-cell table:style-name="ce17" table:formula="of:=['file:///C:/Users/PEC/Pictures/Saved%20Pictures/app_rebate-main/rebates.csv'#$Hoja1.E27]" office:value-type="float" office:value="0">
            <text:p>0</text:p>
          </table:table-cell>
          <table:table-cell table:formula="of:=IF([.A27];[.F26];&quot;&quot;)">
            <text:p/>
          </table:table-cell>
          <table:table-cell table:formula="of:=IF([.A27];[.G26];&quot;&quot;)">
            <text:p/>
          </table:table-cell>
          <table:table-cell/>
          <table:table-cell/>
          <table:table-cell table:formula="of:=IF(AND([.A27]&lt;&gt;&quot;&quot;;[.J26]&lt;&gt;&quot;&quot;);[.J26]+1;&quot;&quot;)">
            <text:p/>
          </table:table-cell>
          <table:table-cell/>
          <table:table-cell table:number-columns-repeated="1013"/>
        </table:table-row>
        <table:table-row table:style-name="ro3">
          <table:table-cell table:style-name="ce17" table:formula="of:=['file:///C:/Users/PEC/Pictures/Saved%20Pictures/app_rebate-main/rebates.csv'#$Hoja1.A28]" office:value-type="float" office:value="0">
            <text:p>0</text:p>
          </table:table-cell>
          <table:table-cell table:style-name="ce17" table:formula="of:=['file:///C:/Users/PEC/Pictures/Saved%20Pictures/app_rebate-main/rebates.csv'#$Hoja1.B28]" office:value-type="float" office:value="0">
            <text:p>0</text:p>
          </table:table-cell>
          <table:table-cell table:style-name="ce17" table:formula="of:=['file:///C:/Users/PEC/Pictures/Saved%20Pictures/app_rebate-main/rebates.csv'#$Hoja1.C28]" office:value-type="float" office:value="0">
            <text:p>0</text:p>
          </table:table-cell>
          <table:table-cell table:style-name="ce17" table:formula="of:=['file:///C:/Users/PEC/Pictures/Saved%20Pictures/app_rebate-main/rebates.csv'#$Hoja1.D28]" office:value-type="float" office:value="0">
            <text:p>0</text:p>
          </table:table-cell>
          <table:table-cell table:style-name="ce17" table:formula="of:=['file:///C:/Users/PEC/Pictures/Saved%20Pictures/app_rebate-main/rebates.csv'#$Hoja1.E28]" office:value-type="float" office:value="0">
            <text:p>0</text:p>
          </table:table-cell>
          <table:table-cell table:formula="of:=IF([.A28];[.F27];&quot;&quot;)">
            <text:p/>
          </table:table-cell>
          <table:table-cell table:formula="of:=IF([.A28];[.G27];&quot;&quot;)">
            <text:p/>
          </table:table-cell>
          <table:table-cell/>
          <table:table-cell/>
          <table:table-cell table:formula="of:=IF(AND([.A28]&lt;&gt;&quot;&quot;;[.J27]&lt;&gt;&quot;&quot;);[.J27]+1;&quot;&quot;)">
            <text:p/>
          </table:table-cell>
          <table:table-cell/>
          <table:table-cell table:number-columns-repeated="1013"/>
        </table:table-row>
        <table:table-row table:style-name="ro3">
          <table:table-cell table:style-name="ce17" table:formula="of:=['file:///C:/Users/PEC/Pictures/Saved%20Pictures/app_rebate-main/rebates.csv'#$Hoja1.A29]" office:value-type="float" office:value="0">
            <text:p>0</text:p>
          </table:table-cell>
          <table:table-cell table:style-name="ce17" table:formula="of:=['file:///C:/Users/PEC/Pictures/Saved%20Pictures/app_rebate-main/rebates.csv'#$Hoja1.B29]" office:value-type="float" office:value="0">
            <text:p>0</text:p>
          </table:table-cell>
          <table:table-cell table:style-name="ce17" table:formula="of:=['file:///C:/Users/PEC/Pictures/Saved%20Pictures/app_rebate-main/rebates.csv'#$Hoja1.C29]" office:value-type="float" office:value="0">
            <text:p>0</text:p>
          </table:table-cell>
          <table:table-cell table:style-name="ce17" table:formula="of:=['file:///C:/Users/PEC/Pictures/Saved%20Pictures/app_rebate-main/rebates.csv'#$Hoja1.D29]" office:value-type="float" office:value="0">
            <text:p>0</text:p>
          </table:table-cell>
          <table:table-cell table:style-name="ce17" table:formula="of:=['file:///C:/Users/PEC/Pictures/Saved%20Pictures/app_rebate-main/rebates.csv'#$Hoja1.E29]" office:value-type="float" office:value="0">
            <text:p>0</text:p>
          </table:table-cell>
          <table:table-cell table:formula="of:=IF([.A29];[.F28];&quot;&quot;)">
            <text:p/>
          </table:table-cell>
          <table:table-cell table:formula="of:=IF([.A29];[.G28];&quot;&quot;)">
            <text:p/>
          </table:table-cell>
          <table:table-cell/>
          <table:table-cell/>
          <table:table-cell table:formula="of:=IF(AND([.A29]&lt;&gt;&quot;&quot;;[.J28]&lt;&gt;&quot;&quot;);[.J28]+1;&quot;&quot;)">
            <text:p/>
          </table:table-cell>
          <table:table-cell/>
          <table:table-cell table:number-columns-repeated="1013"/>
        </table:table-row>
        <table:table-row table:style-name="ro3">
          <table:table-cell table:style-name="ce17" table:formula="of:=['file:///C:/Users/PEC/Pictures/Saved%20Pictures/app_rebate-main/rebates.csv'#$Hoja1.A30]" office:value-type="float" office:value="0">
            <text:p>0</text:p>
          </table:table-cell>
          <table:table-cell table:style-name="ce17" table:formula="of:=['file:///C:/Users/PEC/Pictures/Saved%20Pictures/app_rebate-main/rebates.csv'#$Hoja1.B30]" office:value-type="float" office:value="0">
            <text:p>0</text:p>
          </table:table-cell>
          <table:table-cell table:style-name="ce17" table:formula="of:=['file:///C:/Users/PEC/Pictures/Saved%20Pictures/app_rebate-main/rebates.csv'#$Hoja1.C30]" office:value-type="float" office:value="0">
            <text:p>0</text:p>
          </table:table-cell>
          <table:table-cell table:style-name="ce17" table:formula="of:=['file:///C:/Users/PEC/Pictures/Saved%20Pictures/app_rebate-main/rebates.csv'#$Hoja1.D30]" office:value-type="float" office:value="0">
            <text:p>0</text:p>
          </table:table-cell>
          <table:table-cell table:style-name="ce17" table:formula="of:=['file:///C:/Users/PEC/Pictures/Saved%20Pictures/app_rebate-main/rebates.csv'#$Hoja1.E30]" office:value-type="float" office:value="0">
            <text:p>0</text:p>
          </table:table-cell>
          <table:table-cell table:formula="of:=IF([.A30];[.F29];&quot;&quot;)">
            <text:p/>
          </table:table-cell>
          <table:table-cell table:formula="of:=IF([.A30];[.G29];&quot;&quot;)">
            <text:p/>
          </table:table-cell>
          <table:table-cell/>
          <table:table-cell/>
          <table:table-cell table:formula="of:=IF(AND([.A30]&lt;&gt;&quot;&quot;;[.J29]&lt;&gt;&quot;&quot;);[.J29]+1;&quot;&quot;)">
            <text:p/>
          </table:table-cell>
          <table:table-cell/>
          <table:table-cell table:number-columns-repeated="1013"/>
        </table:table-row>
        <table:table-row table:style-name="ro3">
          <table:table-cell table:style-name="ce17" table:formula="of:=['file:///C:/Users/PEC/Pictures/Saved%20Pictures/app_rebate-main/rebates.csv'#$Hoja1.A31]" office:value-type="float" office:value="0">
            <text:p>0</text:p>
          </table:table-cell>
          <table:table-cell table:style-name="ce17" table:formula="of:=['file:///C:/Users/PEC/Pictures/Saved%20Pictures/app_rebate-main/rebates.csv'#$Hoja1.B31]" office:value-type="float" office:value="0">
            <text:p>0</text:p>
          </table:table-cell>
          <table:table-cell table:style-name="ce17" table:formula="of:=['file:///C:/Users/PEC/Pictures/Saved%20Pictures/app_rebate-main/rebates.csv'#$Hoja1.C31]" office:value-type="float" office:value="0">
            <text:p>0</text:p>
          </table:table-cell>
          <table:table-cell table:style-name="ce17" table:formula="of:=['file:///C:/Users/PEC/Pictures/Saved%20Pictures/app_rebate-main/rebates.csv'#$Hoja1.D31]" office:value-type="float" office:value="0">
            <text:p>0</text:p>
          </table:table-cell>
          <table:table-cell table:style-name="ce17" table:formula="of:=['file:///C:/Users/PEC/Pictures/Saved%20Pictures/app_rebate-main/rebates.csv'#$Hoja1.E31]" office:value-type="float" office:value="0">
            <text:p>0</text:p>
          </table:table-cell>
          <table:table-cell table:formula="of:=IF([.A31];[.F30];&quot;&quot;)">
            <text:p/>
          </table:table-cell>
          <table:table-cell table:formula="of:=IF([.A31];[.G30];&quot;&quot;)">
            <text:p/>
          </table:table-cell>
          <table:table-cell/>
          <table:table-cell/>
          <table:table-cell table:formula="of:=IF(AND([.A31]&lt;&gt;&quot;&quot;;[.J30]&lt;&gt;&quot;&quot;);[.J30]+1;&quot;&quot;)">
            <text:p/>
          </table:table-cell>
          <table:table-cell/>
          <table:table-cell table:number-columns-repeated="1013"/>
        </table:table-row>
        <table:table-row table:style-name="ro3">
          <table:table-cell table:style-name="ce17" table:formula="of:=['file:///C:/Users/PEC/Pictures/Saved%20Pictures/app_rebate-main/rebates.csv'#$Hoja1.A32]" office:value-type="float" office:value="0">
            <text:p>0</text:p>
          </table:table-cell>
          <table:table-cell table:style-name="ce17" table:formula="of:=['file:///C:/Users/PEC/Pictures/Saved%20Pictures/app_rebate-main/rebates.csv'#$Hoja1.B32]" office:value-type="float" office:value="0">
            <text:p>0</text:p>
          </table:table-cell>
          <table:table-cell table:style-name="ce17" table:formula="of:=['file:///C:/Users/PEC/Pictures/Saved%20Pictures/app_rebate-main/rebates.csv'#$Hoja1.C32]" office:value-type="float" office:value="0">
            <text:p>0</text:p>
          </table:table-cell>
          <table:table-cell table:style-name="ce17" table:formula="of:=['file:///C:/Users/PEC/Pictures/Saved%20Pictures/app_rebate-main/rebates.csv'#$Hoja1.D32]" office:value-type="float" office:value="0">
            <text:p>0</text:p>
          </table:table-cell>
          <table:table-cell table:style-name="ce17" table:formula="of:=['file:///C:/Users/PEC/Pictures/Saved%20Pictures/app_rebate-main/rebates.csv'#$Hoja1.E32]" office:value-type="float" office:value="0">
            <text:p>0</text:p>
          </table:table-cell>
          <table:table-cell table:formula="of:=IF([.A32];[.F31];&quot;&quot;)">
            <text:p/>
          </table:table-cell>
          <table:table-cell table:formula="of:=IF([.A32];[.G31];&quot;&quot;)">
            <text:p/>
          </table:table-cell>
          <table:table-cell/>
          <table:table-cell/>
          <table:table-cell table:formula="of:=IF(AND([.A32]&lt;&gt;&quot;&quot;;[.J31]&lt;&gt;&quot;&quot;);[.J31]+1;&quot;&quot;)">
            <text:p/>
          </table:table-cell>
          <table:table-cell/>
          <table:table-cell table:number-columns-repeated="1013"/>
        </table:table-row>
        <table:table-row table:style-name="ro3">
          <table:table-cell table:style-name="ce17" table:formula="of:=['file:///C:/Users/PEC/Pictures/Saved%20Pictures/app_rebate-main/rebates.csv'#$Hoja1.A33]" office:value-type="float" office:value="0">
            <text:p>0</text:p>
          </table:table-cell>
          <table:table-cell table:style-name="ce17" table:formula="of:=['file:///C:/Users/PEC/Pictures/Saved%20Pictures/app_rebate-main/rebates.csv'#$Hoja1.B33]" office:value-type="float" office:value="0">
            <text:p>0</text:p>
          </table:table-cell>
          <table:table-cell table:style-name="ce17" table:formula="of:=['file:///C:/Users/PEC/Pictures/Saved%20Pictures/app_rebate-main/rebates.csv'#$Hoja1.C33]" office:value-type="float" office:value="0">
            <text:p>0</text:p>
          </table:table-cell>
          <table:table-cell table:style-name="ce17" table:formula="of:=['file:///C:/Users/PEC/Pictures/Saved%20Pictures/app_rebate-main/rebates.csv'#$Hoja1.D33]" office:value-type="float" office:value="0">
            <text:p>0</text:p>
          </table:table-cell>
          <table:table-cell table:style-name="ce17" table:formula="of:=['file:///C:/Users/PEC/Pictures/Saved%20Pictures/app_rebate-main/rebates.csv'#$Hoja1.E33]" office:value-type="float" office:value="0">
            <text:p>0</text:p>
          </table:table-cell>
          <table:table-cell table:formula="of:=IF([.A33];[.F32];&quot;&quot;)">
            <text:p/>
          </table:table-cell>
          <table:table-cell table:formula="of:=IF([.A33];[.G32];&quot;&quot;)">
            <text:p/>
          </table:table-cell>
          <table:table-cell/>
          <table:table-cell/>
          <table:table-cell table:formula="of:=IF(AND([.A33]&lt;&gt;&quot;&quot;;[.J32]&lt;&gt;&quot;&quot;);[.J32]+1;&quot;&quot;)">
            <text:p/>
          </table:table-cell>
          <table:table-cell/>
          <table:table-cell table:number-columns-repeated="1013"/>
        </table:table-row>
        <table:table-row table:style-name="ro3">
          <table:table-cell table:style-name="ce17" table:formula="of:=['file:///C:/Users/PEC/Pictures/Saved%20Pictures/app_rebate-main/rebates.csv'#$Hoja1.A34]" office:value-type="float" office:value="0">
            <text:p>0</text:p>
          </table:table-cell>
          <table:table-cell table:style-name="ce17" table:formula="of:=['file:///C:/Users/PEC/Pictures/Saved%20Pictures/app_rebate-main/rebates.csv'#$Hoja1.B34]" office:value-type="float" office:value="0">
            <text:p>0</text:p>
          </table:table-cell>
          <table:table-cell table:style-name="ce17" table:formula="of:=['file:///C:/Users/PEC/Pictures/Saved%20Pictures/app_rebate-main/rebates.csv'#$Hoja1.C34]" office:value-type="float" office:value="0">
            <text:p>0</text:p>
          </table:table-cell>
          <table:table-cell table:style-name="ce17" table:formula="of:=['file:///C:/Users/PEC/Pictures/Saved%20Pictures/app_rebate-main/rebates.csv'#$Hoja1.D34]" office:value-type="float" office:value="0">
            <text:p>0</text:p>
          </table:table-cell>
          <table:table-cell table:style-name="ce17" table:formula="of:=['file:///C:/Users/PEC/Pictures/Saved%20Pictures/app_rebate-main/rebates.csv'#$Hoja1.E34]" office:value-type="float" office:value="0">
            <text:p>0</text:p>
          </table:table-cell>
          <table:table-cell table:formula="of:=IF([.A34];[.F33];&quot;&quot;)">
            <text:p/>
          </table:table-cell>
          <table:table-cell table:formula="of:=IF([.A34];[.G33];&quot;&quot;)">
            <text:p/>
          </table:table-cell>
          <table:table-cell/>
          <table:table-cell/>
          <table:table-cell table:formula="of:=IF(AND([.A34]&lt;&gt;&quot;&quot;;[.J33]&lt;&gt;&quot;&quot;);[.J33]+1;&quot;&quot;)">
            <text:p/>
          </table:table-cell>
          <table:table-cell/>
          <table:table-cell table:number-columns-repeated="1013"/>
        </table:table-row>
        <table:table-row table:style-name="ro3">
          <table:table-cell table:style-name="ce17" table:formula="of:=['file:///C:/Users/PEC/Pictures/Saved%20Pictures/app_rebate-main/rebates.csv'#$Hoja1.A35]" office:value-type="float" office:value="0">
            <text:p>0</text:p>
          </table:table-cell>
          <table:table-cell table:style-name="ce17" table:formula="of:=['file:///C:/Users/PEC/Pictures/Saved%20Pictures/app_rebate-main/rebates.csv'#$Hoja1.B35]" office:value-type="float" office:value="0">
            <text:p>0</text:p>
          </table:table-cell>
          <table:table-cell table:style-name="ce17" table:formula="of:=['file:///C:/Users/PEC/Pictures/Saved%20Pictures/app_rebate-main/rebates.csv'#$Hoja1.C35]" office:value-type="float" office:value="0">
            <text:p>0</text:p>
          </table:table-cell>
          <table:table-cell table:style-name="ce17" table:formula="of:=['file:///C:/Users/PEC/Pictures/Saved%20Pictures/app_rebate-main/rebates.csv'#$Hoja1.D35]" office:value-type="float" office:value="0">
            <text:p>0</text:p>
          </table:table-cell>
          <table:table-cell table:style-name="ce17" table:formula="of:=['file:///C:/Users/PEC/Pictures/Saved%20Pictures/app_rebate-main/rebates.csv'#$Hoja1.E35]" office:value-type="float" office:value="0">
            <text:p>0</text:p>
          </table:table-cell>
          <table:table-cell table:formula="of:=IF([.A35];[.F34];&quot;&quot;)">
            <text:p/>
          </table:table-cell>
          <table:table-cell table:formula="of:=IF([.A35];[.G34];&quot;&quot;)">
            <text:p/>
          </table:table-cell>
          <table:table-cell/>
          <table:table-cell/>
          <table:table-cell table:formula="of:=IF(AND([.A35]&lt;&gt;&quot;&quot;;[.J34]&lt;&gt;&quot;&quot;);[.J34]+1;&quot;&quot;)">
            <text:p/>
          </table:table-cell>
          <table:table-cell/>
          <table:table-cell table:number-columns-repeated="1013"/>
        </table:table-row>
        <table:table-row table:style-name="ro3">
          <table:table-cell table:style-name="ce17" table:formula="of:=['file:///C:/Users/PEC/Pictures/Saved%20Pictures/app_rebate-main/rebates.csv'#$Hoja1.A36]" office:value-type="float" office:value="0">
            <text:p>0</text:p>
          </table:table-cell>
          <table:table-cell table:style-name="ce17" table:formula="of:=['file:///C:/Users/PEC/Pictures/Saved%20Pictures/app_rebate-main/rebates.csv'#$Hoja1.B36]" office:value-type="float" office:value="0">
            <text:p>0</text:p>
          </table:table-cell>
          <table:table-cell table:style-name="ce17" table:formula="of:=['file:///C:/Users/PEC/Pictures/Saved%20Pictures/app_rebate-main/rebates.csv'#$Hoja1.C36]" office:value-type="float" office:value="0">
            <text:p>0</text:p>
          </table:table-cell>
          <table:table-cell table:style-name="ce17" table:formula="of:=['file:///C:/Users/PEC/Pictures/Saved%20Pictures/app_rebate-main/rebates.csv'#$Hoja1.D36]" office:value-type="float" office:value="0">
            <text:p>0</text:p>
          </table:table-cell>
          <table:table-cell table:style-name="ce17" table:formula="of:=['file:///C:/Users/PEC/Pictures/Saved%20Pictures/app_rebate-main/rebates.csv'#$Hoja1.E36]" office:value-type="float" office:value="0">
            <text:p>0</text:p>
          </table:table-cell>
          <table:table-cell table:formula="of:=IF([.A36];[.F35];&quot;&quot;)">
            <text:p/>
          </table:table-cell>
          <table:table-cell table:formula="of:=IF([.A36];[.G35];&quot;&quot;)">
            <text:p/>
          </table:table-cell>
          <table:table-cell/>
          <table:table-cell/>
          <table:table-cell table:formula="of:=IF(AND([.A36]&lt;&gt;&quot;&quot;;[.J35]&lt;&gt;&quot;&quot;);[.J35]+1;&quot;&quot;)">
            <text:p/>
          </table:table-cell>
          <table:table-cell/>
          <table:table-cell table:number-columns-repeated="1013"/>
        </table:table-row>
        <table:table-row table:style-name="ro3">
          <table:table-cell table:style-name="ce17" table:formula="of:=['file:///C:/Users/PEC/Pictures/Saved%20Pictures/app_rebate-main/rebates.csv'#$Hoja1.A37]" office:value-type="float" office:value="0">
            <text:p>0</text:p>
          </table:table-cell>
          <table:table-cell table:style-name="ce17" table:formula="of:=['file:///C:/Users/PEC/Pictures/Saved%20Pictures/app_rebate-main/rebates.csv'#$Hoja1.B37]" office:value-type="float" office:value="0">
            <text:p>0</text:p>
          </table:table-cell>
          <table:table-cell table:style-name="ce17" table:formula="of:=['file:///C:/Users/PEC/Pictures/Saved%20Pictures/app_rebate-main/rebates.csv'#$Hoja1.C37]" office:value-type="float" office:value="0">
            <text:p>0</text:p>
          </table:table-cell>
          <table:table-cell table:style-name="ce17" table:formula="of:=['file:///C:/Users/PEC/Pictures/Saved%20Pictures/app_rebate-main/rebates.csv'#$Hoja1.D37]" office:value-type="float" office:value="0">
            <text:p>0</text:p>
          </table:table-cell>
          <table:table-cell table:style-name="ce17" table:formula="of:=['file:///C:/Users/PEC/Pictures/Saved%20Pictures/app_rebate-main/rebates.csv'#$Hoja1.E37]" office:value-type="float" office:value="0">
            <text:p>0</text:p>
          </table:table-cell>
          <table:table-cell table:formula="of:=IF([.A37];[.F36];&quot;&quot;)">
            <text:p/>
          </table:table-cell>
          <table:table-cell table:formula="of:=IF([.A37];[.G36];&quot;&quot;)">
            <text:p/>
          </table:table-cell>
          <table:table-cell/>
          <table:table-cell/>
          <table:table-cell table:formula="of:=IF(AND([.A37]&lt;&gt;&quot;&quot;;[.J36]&lt;&gt;&quot;&quot;);[.J36]+1;&quot;&quot;)">
            <text:p/>
          </table:table-cell>
          <table:table-cell/>
          <table:table-cell table:number-columns-repeated="1013"/>
        </table:table-row>
        <table:table-row table:style-name="ro3">
          <table:table-cell table:style-name="ce17" table:formula="of:=['file:///C:/Users/PEC/Pictures/Saved%20Pictures/app_rebate-main/rebates.csv'#$Hoja1.A38]" office:value-type="float" office:value="0">
            <text:p>0</text:p>
          </table:table-cell>
          <table:table-cell table:style-name="ce17" table:formula="of:=['file:///C:/Users/PEC/Pictures/Saved%20Pictures/app_rebate-main/rebates.csv'#$Hoja1.B38]" office:value-type="float" office:value="0">
            <text:p>0</text:p>
          </table:table-cell>
          <table:table-cell table:style-name="ce17" table:formula="of:=['file:///C:/Users/PEC/Pictures/Saved%20Pictures/app_rebate-main/rebates.csv'#$Hoja1.C38]" office:value-type="float" office:value="0">
            <text:p>0</text:p>
          </table:table-cell>
          <table:table-cell table:style-name="ce17" table:formula="of:=['file:///C:/Users/PEC/Pictures/Saved%20Pictures/app_rebate-main/rebates.csv'#$Hoja1.D38]" office:value-type="float" office:value="0">
            <text:p>0</text:p>
          </table:table-cell>
          <table:table-cell table:style-name="ce17" table:formula="of:=['file:///C:/Users/PEC/Pictures/Saved%20Pictures/app_rebate-main/rebates.csv'#$Hoja1.E38]" office:value-type="float" office:value="0">
            <text:p>0</text:p>
          </table:table-cell>
          <table:table-cell table:formula="of:=IF([.A38];[.F37];&quot;&quot;)">
            <text:p/>
          </table:table-cell>
          <table:table-cell table:formula="of:=IF([.A38];[.G37];&quot;&quot;)">
            <text:p/>
          </table:table-cell>
          <table:table-cell/>
          <table:table-cell/>
          <table:table-cell table:formula="of:=IF(AND([.A38]&lt;&gt;&quot;&quot;;[.J37]&lt;&gt;&quot;&quot;);[.J37]+1;&quot;&quot;)">
            <text:p/>
          </table:table-cell>
          <table:table-cell/>
          <table:table-cell table:number-columns-repeated="1013"/>
        </table:table-row>
        <table:table-row table:style-name="ro3">
          <table:table-cell table:style-name="ce17" table:formula="of:=['file:///C:/Users/PEC/Pictures/Saved%20Pictures/app_rebate-main/rebates.csv'#$Hoja1.A39]" office:value-type="float" office:value="0">
            <text:p>0</text:p>
          </table:table-cell>
          <table:table-cell table:style-name="ce17" table:formula="of:=['file:///C:/Users/PEC/Pictures/Saved%20Pictures/app_rebate-main/rebates.csv'#$Hoja1.B39]" office:value-type="float" office:value="0">
            <text:p>0</text:p>
          </table:table-cell>
          <table:table-cell table:style-name="ce17" table:formula="of:=['file:///C:/Users/PEC/Pictures/Saved%20Pictures/app_rebate-main/rebates.csv'#$Hoja1.C39]" office:value-type="float" office:value="0">
            <text:p>0</text:p>
          </table:table-cell>
          <table:table-cell table:style-name="ce17" table:formula="of:=['file:///C:/Users/PEC/Pictures/Saved%20Pictures/app_rebate-main/rebates.csv'#$Hoja1.D39]" office:value-type="float" office:value="0">
            <text:p>0</text:p>
          </table:table-cell>
          <table:table-cell table:style-name="ce17" table:formula="of:=['file:///C:/Users/PEC/Pictures/Saved%20Pictures/app_rebate-main/rebates.csv'#$Hoja1.E39]" office:value-type="float" office:value="0">
            <text:p>0</text:p>
          </table:table-cell>
          <table:table-cell table:formula="of:=IF([.A39];[.F38];&quot;&quot;)">
            <text:p/>
          </table:table-cell>
          <table:table-cell table:formula="of:=IF([.A39];[.G38];&quot;&quot;)">
            <text:p/>
          </table:table-cell>
          <table:table-cell/>
          <table:table-cell/>
          <table:table-cell table:formula="of:=IF(AND([.A39]&lt;&gt;&quot;&quot;;[.J38]&lt;&gt;&quot;&quot;);[.J38]+1;&quot;&quot;)">
            <text:p/>
          </table:table-cell>
          <table:table-cell/>
          <table:table-cell table:number-columns-repeated="1013"/>
        </table:table-row>
        <table:table-row table:style-name="ro3">
          <table:table-cell table:style-name="ce17" table:formula="of:=['file:///C:/Users/PEC/Pictures/Saved%20Pictures/app_rebate-main/rebates.csv'#$Hoja1.A40]" office:value-type="float" office:value="0">
            <text:p>0</text:p>
          </table:table-cell>
          <table:table-cell table:style-name="ce17" table:formula="of:=['file:///C:/Users/PEC/Pictures/Saved%20Pictures/app_rebate-main/rebates.csv'#$Hoja1.B40]" office:value-type="float" office:value="0">
            <text:p>0</text:p>
          </table:table-cell>
          <table:table-cell table:style-name="ce17" table:formula="of:=['file:///C:/Users/PEC/Pictures/Saved%20Pictures/app_rebate-main/rebates.csv'#$Hoja1.C40]" office:value-type="float" office:value="0">
            <text:p>0</text:p>
          </table:table-cell>
          <table:table-cell table:style-name="ce17" table:formula="of:=['file:///C:/Users/PEC/Pictures/Saved%20Pictures/app_rebate-main/rebates.csv'#$Hoja1.D40]" office:value-type="float" office:value="0">
            <text:p>0</text:p>
          </table:table-cell>
          <table:table-cell table:style-name="ce17" table:formula="of:=['file:///C:/Users/PEC/Pictures/Saved%20Pictures/app_rebate-main/rebates.csv'#$Hoja1.E40]" office:value-type="float" office:value="0">
            <text:p>0</text:p>
          </table:table-cell>
          <table:table-cell table:formula="of:=IF([.A40];[.F39];&quot;&quot;)">
            <text:p/>
          </table:table-cell>
          <table:table-cell table:formula="of:=IF([.A40];[.G39];&quot;&quot;)">
            <text:p/>
          </table:table-cell>
          <table:table-cell/>
          <table:table-cell/>
          <table:table-cell table:formula="of:=IF(AND([.A40]&lt;&gt;&quot;&quot;;[.J39]&lt;&gt;&quot;&quot;);[.J39]+1;&quot;&quot;)">
            <text:p/>
          </table:table-cell>
          <table:table-cell/>
          <table:table-cell table:number-columns-repeated="1013"/>
        </table:table-row>
        <table:table-row table:style-name="ro3">
          <table:table-cell table:style-name="ce17" table:formula="of:=['file:///C:/Users/PEC/Pictures/Saved%20Pictures/app_rebate-main/rebates.csv'#$Hoja1.A41]" office:value-type="float" office:value="0">
            <text:p>0</text:p>
          </table:table-cell>
          <table:table-cell table:style-name="ce17" table:formula="of:=['file:///C:/Users/PEC/Pictures/Saved%20Pictures/app_rebate-main/rebates.csv'#$Hoja1.B41]" office:value-type="float" office:value="0">
            <text:p>0</text:p>
          </table:table-cell>
          <table:table-cell table:style-name="ce17" table:formula="of:=['file:///C:/Users/PEC/Pictures/Saved%20Pictures/app_rebate-main/rebates.csv'#$Hoja1.C41]" office:value-type="float" office:value="0">
            <text:p>0</text:p>
          </table:table-cell>
          <table:table-cell table:style-name="ce17" table:formula="of:=['file:///C:/Users/PEC/Pictures/Saved%20Pictures/app_rebate-main/rebates.csv'#$Hoja1.D41]" office:value-type="float" office:value="0">
            <text:p>0</text:p>
          </table:table-cell>
          <table:table-cell table:style-name="ce17" table:formula="of:=['file:///C:/Users/PEC/Pictures/Saved%20Pictures/app_rebate-main/rebates.csv'#$Hoja1.E41]" office:value-type="float" office:value="0">
            <text:p>0</text:p>
          </table:table-cell>
          <table:table-cell table:formula="of:=IF([.A41];[.F40];&quot;&quot;)">
            <text:p/>
          </table:table-cell>
          <table:table-cell table:formula="of:=IF([.A41];[.G40];&quot;&quot;)">
            <text:p/>
          </table:table-cell>
          <table:table-cell/>
          <table:table-cell/>
          <table:table-cell table:formula="of:=IF(AND([.A41]&lt;&gt;&quot;&quot;;[.J40]&lt;&gt;&quot;&quot;);[.J40]+1;&quot;&quot;)">
            <text:p/>
          </table:table-cell>
          <table:table-cell/>
          <table:table-cell table:number-columns-repeated="1013"/>
        </table:table-row>
        <table:table-row table:style-name="ro3">
          <table:table-cell table:style-name="ce18" table:number-columns-repeated="10"/>
          <table:table-cell table:style-name="ce20" table:number-columns-repeated="1014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9"/>
          <table:table-cell/>
          <table:table-cell table:number-columns-repeated="1014"/>
        </table:table-row>
        <table:table-row table:style-name="ro3">
          <table:table-cell table:number-columns-repeated="9"/>
          <table:table-cell/>
          <table:table-cell table:number-columns-repeated="1014"/>
        </table:table-row>
        <table:table-row table:style-name="ro3">
          <table:table-cell table:number-columns-repeated="9"/>
          <table:table-cell/>
          <table:table-cell table:number-columns-repeated="1014"/>
        </table:table-row>
        <table:table-row table:style-name="ro3">
          <table:table-cell table:number-columns-repeated="9"/>
          <table:table-cell/>
          <table:table-cell table:number-columns-repeated="1014"/>
        </table:table-row>
        <table:table-row table:style-name="ro3">
          <table:table-cell table:number-columns-repeated="9"/>
          <table:table-cell/>
          <table:table-cell table:number-columns-repeated="1014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ARA_CORREO" table:style-name="ta1" table:print="false">
        <table:table-column table:style-name="co9" table:default-cell-style-name="ce5"/>
        <table:table-column table:style-name="co16" table:default-cell-style-name="ce5"/>
        <table:table-column table:style-name="co17" table:default-cell-style-name="ce5"/>
        <table:table-column table:style-name="co9" table:default-cell-style-name="ce5"/>
        <table:table-column table:style-name="co18" table:default-cell-style-name="ce5"/>
        <table:table-column table:style-name="co19" table:default-cell-style-name="ce5"/>
        <table:table-column table:style-name="co1" table:number-columns-repeated="1018" table:default-cell-style-name="ce5"/>
        <table:table-row table:style-name="ro3">
          <table:table-cell table:style-name="ce22" office:value-type="string">
            <text:p>RUT</text:p>
          </table:table-cell>
          <table:table-cell table:style-name="ce22" office:value-type="string">
            <text:p>CCOSTO</text:p>
          </table:table-cell>
          <table:table-cell table:style-name="ce22" office:value-type="string">
            <text:p>GLOSA</text:p>
          </table:table-cell>
          <table:table-cell table:style-name="ce22" office:value-type="string">
            <text:p>MONTO</text:p>
          </table:table-cell>
          <table:table-cell table:style-name="ce22" office:value-type="string">
            <text:p>FACTURA No.</text:p>
          </table:table-cell>
          <table:table-cell table:style-name="ce22" office:value-type="string">
            <text:p>OBSERVACION</text:p>
          </table:table-cell>
          <table:table-cell table:number-columns-repeated="1018"/>
        </table:table-row>
        <table:table-row table:style-name="ro3">
          <table:table-cell table:style-name="ce23" table:formula="of:=[DATOS_REBATE.A2]" office:value-type="float" office:value="0">
            <text:p>0</text:p>
          </table:table-cell>
          <table:table-cell table:style-name="ce23" table:formula="of:=[DATOS_REBATE.B2]" office:value-type="float" office:value="0">
            <text:p>0</text:p>
          </table:table-cell>
          <table:table-cell table:style-name="ce23" table:formula="of:=CONCATENATE(IF([DATOS_REBATE.C2]=0;&quot;&quot;;[DATOS_REBATE.C2]);&quot; &quot;;IF([DATOS_REBATE.D2]=0;&quot;&quot;;[DATOS_REBATE.D2]))" office:value-type="string" office:string-value=" ">
            <text:p><text:s/></text:p>
          </table:table-cell>
          <table:table-cell table:style-name="ce23" table:formula="of:=[DATOS_REBATE.E2]" office:value-type="float" office:value="0">
            <text:p>0</text:p>
          </table:table-cell>
          <table:table-cell table:style-name="ce23" table:formula="of:=[DATOS_REBATE.J2]" office:value-type="float" office:value="12973372">
            <text:p>12973372</text:p>
          </table:table-cell>
          <table:table-cell table:style-name="ce23" table:formula="of:=IF([DATOS_REBATE.K2]=0;&quot;&quot;;[DATOS_REBATE.K2])">
            <text:p/>
          </table:table-cell>
          <table:table-cell table:number-columns-repeated="1018"/>
        </table:table-row>
        <table:table-row table:style-name="ro3">
          <table:table-cell table:style-name="ce23" table:formula="of:=[DATOS_REBATE.A3]" office:value-type="float" office:value="0">
            <text:p>0</text:p>
          </table:table-cell>
          <table:table-cell table:style-name="ce23" table:formula="of:=[DATOS_REBATE.B3]" office:value-type="float" office:value="0">
            <text:p>0</text:p>
          </table:table-cell>
          <table:table-cell table:style-name="ce23" table:formula="of:=CONCATENATE(IF([DATOS_REBATE.C3]=0;&quot;&quot;;[DATOS_REBATE.C3]);&quot; &quot;;IF([DATOS_REBATE.D3]=0;&quot;&quot;;[DATOS_REBATE.D3]))" office:value-type="string" office:string-value=" ">
            <text:p><text:s/></text:p>
          </table:table-cell>
          <table:table-cell table:style-name="ce23" table:formula="of:=[DATOS_REBATE.E3]" office:value-type="float" office:value="0">
            <text:p>0</text:p>
          </table:table-cell>
          <table:table-cell table:style-name="ce23" table:formula="of:=[DATOS_REBATE.J3]">
            <text:p/>
          </table:table-cell>
          <table:table-cell table:style-name="ce23" table:formula="of:=IF([DATOS_REBATE.K3]=0;&quot;&quot;;[DATOS_REBATE.K3])">
            <text:p/>
          </table:table-cell>
          <table:table-cell table:number-columns-repeated="1018"/>
        </table:table-row>
        <table:table-row table:style-name="ro3">
          <table:table-cell table:style-name="ce23" table:formula="of:=[DATOS_REBATE.A4]" office:value-type="float" office:value="0">
            <text:p>0</text:p>
          </table:table-cell>
          <table:table-cell table:style-name="ce23" table:formula="of:=[DATOS_REBATE.B4]" office:value-type="float" office:value="0">
            <text:p>0</text:p>
          </table:table-cell>
          <table:table-cell table:style-name="ce23" table:formula="of:=CONCATENATE(IF([DATOS_REBATE.C4]=0;&quot;&quot;;[DATOS_REBATE.C4]);&quot; &quot;;IF([DATOS_REBATE.D4]=0;&quot;&quot;;[DATOS_REBATE.D4]))" office:value-type="string" office:string-value=" ">
            <text:p><text:s/></text:p>
          </table:table-cell>
          <table:table-cell table:style-name="ce23" table:formula="of:=[DATOS_REBATE.E4]" office:value-type="float" office:value="0">
            <text:p>0</text:p>
          </table:table-cell>
          <table:table-cell table:style-name="ce23" table:formula="of:=[DATOS_REBATE.J4]">
            <text:p/>
          </table:table-cell>
          <table:table-cell table:style-name="ce23" table:formula="of:=IF([DATOS_REBATE.K4]=0;&quot;&quot;;[DATOS_REBATE.K4])">
            <text:p/>
          </table:table-cell>
          <table:table-cell table:number-columns-repeated="1018"/>
        </table:table-row>
        <table:table-row table:style-name="ro3">
          <table:table-cell table:style-name="ce23" table:formula="of:=[DATOS_REBATE.A5]" office:value-type="float" office:value="0">
            <text:p>0</text:p>
          </table:table-cell>
          <table:table-cell table:style-name="ce23" table:formula="of:=[DATOS_REBATE.B5]" office:value-type="float" office:value="0">
            <text:p>0</text:p>
          </table:table-cell>
          <table:table-cell table:style-name="ce23" table:formula="of:=CONCATENATE(IF([DATOS_REBATE.C5]=0;&quot;&quot;;[DATOS_REBATE.C5]);&quot; &quot;;IF([DATOS_REBATE.D5]=0;&quot;&quot;;[DATOS_REBATE.D5]))" office:value-type="string" office:string-value=" ">
            <text:p><text:s/></text:p>
          </table:table-cell>
          <table:table-cell table:style-name="ce23" table:formula="of:=[DATOS_REBATE.E5]" office:value-type="float" office:value="0">
            <text:p>0</text:p>
          </table:table-cell>
          <table:table-cell table:style-name="ce23" table:formula="of:=[DATOS_REBATE.J5]">
            <text:p/>
          </table:table-cell>
          <table:table-cell table:style-name="ce23" table:formula="of:=IF([DATOS_REBATE.K5]=0;&quot;&quot;;[DATOS_REBATE.K5])">
            <text:p/>
          </table:table-cell>
          <table:table-cell table:number-columns-repeated="1018"/>
        </table:table-row>
        <table:table-row table:style-name="ro3">
          <table:table-cell table:style-name="ce23" table:formula="of:=[DATOS_REBATE.A6]" office:value-type="float" office:value="0">
            <text:p>0</text:p>
          </table:table-cell>
          <table:table-cell table:style-name="ce23" table:formula="of:=[DATOS_REBATE.B6]" office:value-type="float" office:value="0">
            <text:p>0</text:p>
          </table:table-cell>
          <table:table-cell table:style-name="ce23" table:formula="of:=CONCATENATE(IF([DATOS_REBATE.C6]=0;&quot;&quot;;[DATOS_REBATE.C6]);&quot; &quot;;IF([DATOS_REBATE.D6]=0;&quot;&quot;;[DATOS_REBATE.D6]))" office:value-type="string" office:string-value=" ">
            <text:p><text:s/></text:p>
          </table:table-cell>
          <table:table-cell table:style-name="ce23" table:formula="of:=[DATOS_REBATE.E6]" office:value-type="float" office:value="0">
            <text:p>0</text:p>
          </table:table-cell>
          <table:table-cell table:style-name="ce23" table:formula="of:=[DATOS_REBATE.J6]">
            <text:p/>
          </table:table-cell>
          <table:table-cell table:style-name="ce23" table:formula="of:=IF([DATOS_REBATE.K6]=0;&quot;&quot;;[DATOS_REBATE.K6])">
            <text:p/>
          </table:table-cell>
          <table:table-cell table:number-columns-repeated="1018"/>
        </table:table-row>
        <table:table-row table:style-name="ro3">
          <table:table-cell table:style-name="ce23" table:formula="of:=[DATOS_REBATE.A7]" office:value-type="float" office:value="0">
            <text:p>0</text:p>
          </table:table-cell>
          <table:table-cell table:style-name="ce23" table:formula="of:=[DATOS_REBATE.B7]" office:value-type="float" office:value="0">
            <text:p>0</text:p>
          </table:table-cell>
          <table:table-cell table:style-name="ce23" table:formula="of:=CONCATENATE(IF([DATOS_REBATE.C7]=0;&quot;&quot;;[DATOS_REBATE.C7]);&quot; &quot;;IF([DATOS_REBATE.D7]=0;&quot;&quot;;[DATOS_REBATE.D7]))" office:value-type="string" office:string-value=" ">
            <text:p><text:s/></text:p>
          </table:table-cell>
          <table:table-cell table:style-name="ce23" table:formula="of:=[DATOS_REBATE.E7]" office:value-type="float" office:value="0">
            <text:p>0</text:p>
          </table:table-cell>
          <table:table-cell table:style-name="ce23" table:formula="of:=[DATOS_REBATE.J7]">
            <text:p/>
          </table:table-cell>
          <table:table-cell table:style-name="ce23" table:formula="of:=IF([DATOS_REBATE.K7]=0;&quot;&quot;;[DATOS_REBATE.K7])">
            <text:p/>
          </table:table-cell>
          <table:table-cell table:number-columns-repeated="1018"/>
        </table:table-row>
        <table:table-row table:style-name="ro3">
          <table:table-cell table:style-name="ce23" table:formula="of:=[DATOS_REBATE.A8]" office:value-type="float" office:value="0">
            <text:p>0</text:p>
          </table:table-cell>
          <table:table-cell table:style-name="ce23" table:formula="of:=[DATOS_REBATE.B8]" office:value-type="float" office:value="0">
            <text:p>0</text:p>
          </table:table-cell>
          <table:table-cell table:style-name="ce23" table:formula="of:=CONCATENATE(IF([DATOS_REBATE.C8]=0;&quot;&quot;;[DATOS_REBATE.C8]);&quot; &quot;;IF([DATOS_REBATE.D8]=0;&quot;&quot;;[DATOS_REBATE.D8]))" office:value-type="string" office:string-value=" ">
            <text:p><text:s/></text:p>
          </table:table-cell>
          <table:table-cell table:style-name="ce23" table:formula="of:=[DATOS_REBATE.E8]" office:value-type="float" office:value="0">
            <text:p>0</text:p>
          </table:table-cell>
          <table:table-cell table:style-name="ce23" table:formula="of:=[DATOS_REBATE.J8]">
            <text:p/>
          </table:table-cell>
          <table:table-cell table:style-name="ce23" table:formula="of:=IF([DATOS_REBATE.K8]=0;&quot;&quot;;[DATOS_REBATE.K8])">
            <text:p/>
          </table:table-cell>
          <table:table-cell table:number-columns-repeated="1018"/>
        </table:table-row>
        <table:table-row table:style-name="ro3">
          <table:table-cell table:style-name="ce23" table:formula="of:=[DATOS_REBATE.A9]" office:value-type="float" office:value="0">
            <text:p>0</text:p>
          </table:table-cell>
          <table:table-cell table:style-name="ce23" table:formula="of:=[DATOS_REBATE.B9]" office:value-type="float" office:value="0">
            <text:p>0</text:p>
          </table:table-cell>
          <table:table-cell table:style-name="ce23" table:formula="of:=CONCATENATE(IF([DATOS_REBATE.C9]=0;&quot;&quot;;[DATOS_REBATE.C9]);&quot; &quot;;IF([DATOS_REBATE.D9]=0;&quot;&quot;;[DATOS_REBATE.D9]))" office:value-type="string" office:string-value=" ">
            <text:p><text:s/></text:p>
          </table:table-cell>
          <table:table-cell table:style-name="ce23" table:formula="of:=[DATOS_REBATE.E9]" office:value-type="float" office:value="0">
            <text:p>0</text:p>
          </table:table-cell>
          <table:table-cell table:style-name="ce23" table:formula="of:=[DATOS_REBATE.J9]">
            <text:p/>
          </table:table-cell>
          <table:table-cell table:style-name="ce23" table:formula="of:=IF([DATOS_REBATE.K9]=0;&quot;&quot;;[DATOS_REBATE.K9])">
            <text:p/>
          </table:table-cell>
          <table:table-cell table:number-columns-repeated="1018"/>
        </table:table-row>
        <table:table-row table:style-name="ro3">
          <table:table-cell table:style-name="ce23" table:formula="of:=[DATOS_REBATE.A10]" office:value-type="float" office:value="0">
            <text:p>0</text:p>
          </table:table-cell>
          <table:table-cell table:style-name="ce23" table:formula="of:=[DATOS_REBATE.B10]" office:value-type="float" office:value="0">
            <text:p>0</text:p>
          </table:table-cell>
          <table:table-cell table:style-name="ce23" table:formula="of:=CONCATENATE(IF([DATOS_REBATE.C10]=0;&quot;&quot;;[DATOS_REBATE.C10]);&quot; &quot;;IF([DATOS_REBATE.D10]=0;&quot;&quot;;[DATOS_REBATE.D10]))" office:value-type="string" office:string-value=" ">
            <text:p><text:s/></text:p>
          </table:table-cell>
          <table:table-cell table:style-name="ce23" table:formula="of:=[DATOS_REBATE.E10]" office:value-type="float" office:value="0">
            <text:p>0</text:p>
          </table:table-cell>
          <table:table-cell table:style-name="ce23" table:formula="of:=[DATOS_REBATE.J10]">
            <text:p/>
          </table:table-cell>
          <table:table-cell table:style-name="ce23" table:formula="of:=IF([DATOS_REBATE.K10]=0;&quot;&quot;;[DATOS_REBATE.K10])">
            <text:p/>
          </table:table-cell>
          <table:table-cell table:number-columns-repeated="1018"/>
        </table:table-row>
        <table:table-row table:style-name="ro3">
          <table:table-cell table:style-name="ce23" table:formula="of:=[DATOS_REBATE.A11]" office:value-type="float" office:value="0">
            <text:p>0</text:p>
          </table:table-cell>
          <table:table-cell table:style-name="ce23" table:formula="of:=[DATOS_REBATE.B11]" office:value-type="float" office:value="0">
            <text:p>0</text:p>
          </table:table-cell>
          <table:table-cell table:style-name="ce23" table:formula="of:=CONCATENATE(IF([DATOS_REBATE.C11]=0;&quot;&quot;;[DATOS_REBATE.C11]);&quot; &quot;;IF([DATOS_REBATE.D11]=0;&quot;&quot;;[DATOS_REBATE.D11]))" office:value-type="string" office:string-value=" ">
            <text:p><text:s/></text:p>
          </table:table-cell>
          <table:table-cell table:style-name="ce23" table:formula="of:=[DATOS_REBATE.E11]" office:value-type="float" office:value="0">
            <text:p>0</text:p>
          </table:table-cell>
          <table:table-cell table:style-name="ce23" table:formula="of:=[DATOS_REBATE.J11]">
            <text:p/>
          </table:table-cell>
          <table:table-cell table:style-name="ce23" table:formula="of:=IF([DATOS_REBATE.K11]=0;&quot;&quot;;[DATOS_REBATE.K11])">
            <text:p/>
          </table:table-cell>
          <table:table-cell table:number-columns-repeated="1018"/>
        </table:table-row>
        <table:table-row table:style-name="ro3">
          <table:table-cell table:style-name="ce23" table:formula="of:=[DATOS_REBATE.A12]" office:value-type="float" office:value="0">
            <text:p>0</text:p>
          </table:table-cell>
          <table:table-cell table:style-name="ce23" table:formula="of:=[DATOS_REBATE.B12]" office:value-type="float" office:value="0">
            <text:p>0</text:p>
          </table:table-cell>
          <table:table-cell table:style-name="ce23" table:formula="of:=CONCATENATE(IF([DATOS_REBATE.C12]=0;&quot;&quot;;[DATOS_REBATE.C12]);&quot; &quot;;IF([DATOS_REBATE.D12]=0;&quot;&quot;;[DATOS_REBATE.D12]))" office:value-type="string" office:string-value=" ">
            <text:p><text:s/></text:p>
          </table:table-cell>
          <table:table-cell table:style-name="ce23" table:formula="of:=[DATOS_REBATE.E12]" office:value-type="float" office:value="0">
            <text:p>0</text:p>
          </table:table-cell>
          <table:table-cell table:style-name="ce23" table:formula="of:=[DATOS_REBATE.J12]">
            <text:p/>
          </table:table-cell>
          <table:table-cell table:style-name="ce23" table:formula="of:=IF([DATOS_REBATE.K12]=0;&quot;&quot;;[DATOS_REBATE.K12])">
            <text:p/>
          </table:table-cell>
          <table:table-cell table:number-columns-repeated="1018"/>
        </table:table-row>
        <table:table-row table:style-name="ro3">
          <table:table-cell table:style-name="ce23" table:formula="of:=[DATOS_REBATE.A13]" office:value-type="float" office:value="0">
            <text:p>0</text:p>
          </table:table-cell>
          <table:table-cell table:style-name="ce23" table:formula="of:=[DATOS_REBATE.B13]" office:value-type="float" office:value="0">
            <text:p>0</text:p>
          </table:table-cell>
          <table:table-cell table:style-name="ce23" table:formula="of:=CONCATENATE(IF([DATOS_REBATE.C13]=0;&quot;&quot;;[DATOS_REBATE.C13]);&quot; &quot;;IF([DATOS_REBATE.D13]=0;&quot;&quot;;[DATOS_REBATE.D13]))" office:value-type="string" office:string-value=" ">
            <text:p><text:s/></text:p>
          </table:table-cell>
          <table:table-cell table:style-name="ce23" table:formula="of:=[DATOS_REBATE.E13]" office:value-type="float" office:value="0">
            <text:p>0</text:p>
          </table:table-cell>
          <table:table-cell table:style-name="ce23" table:formula="of:=[DATOS_REBATE.J13]">
            <text:p/>
          </table:table-cell>
          <table:table-cell table:style-name="ce23" table:formula="of:=IF([DATOS_REBATE.K13]=0;&quot;&quot;;[DATOS_REBATE.K13])">
            <text:p/>
          </table:table-cell>
          <table:table-cell table:number-columns-repeated="1018"/>
        </table:table-row>
        <table:table-row table:style-name="ro3">
          <table:table-cell table:style-name="ce23" table:formula="of:=[DATOS_REBATE.A14]" office:value-type="float" office:value="0">
            <text:p>0</text:p>
          </table:table-cell>
          <table:table-cell table:style-name="ce23" table:formula="of:=[DATOS_REBATE.B14]" office:value-type="float" office:value="0">
            <text:p>0</text:p>
          </table:table-cell>
          <table:table-cell table:style-name="ce23" table:formula="of:=CONCATENATE(IF([DATOS_REBATE.C14]=0;&quot;&quot;;[DATOS_REBATE.C14]);&quot; &quot;;IF([DATOS_REBATE.D14]=0;&quot;&quot;;[DATOS_REBATE.D14]))" office:value-type="string" office:string-value=" ">
            <text:p><text:s/></text:p>
          </table:table-cell>
          <table:table-cell table:style-name="ce23" table:formula="of:=[DATOS_REBATE.E14]" office:value-type="float" office:value="0">
            <text:p>0</text:p>
          </table:table-cell>
          <table:table-cell table:style-name="ce23" table:formula="of:=[DATOS_REBATE.J14]">
            <text:p/>
          </table:table-cell>
          <table:table-cell table:style-name="ce23" table:formula="of:=IF([DATOS_REBATE.K14]=0;&quot;&quot;;[DATOS_REBATE.K14])">
            <text:p/>
          </table:table-cell>
          <table:table-cell table:number-columns-repeated="1018"/>
        </table:table-row>
        <table:table-row table:style-name="ro3">
          <table:table-cell table:style-name="ce23" table:formula="of:=[DATOS_REBATE.A15]" office:value-type="float" office:value="0">
            <text:p>0</text:p>
          </table:table-cell>
          <table:table-cell table:style-name="ce23" table:formula="of:=[DATOS_REBATE.B15]" office:value-type="float" office:value="0">
            <text:p>0</text:p>
          </table:table-cell>
          <table:table-cell table:style-name="ce23" table:formula="of:=CONCATENATE(IF([DATOS_REBATE.C15]=0;&quot;&quot;;[DATOS_REBATE.C15]);&quot; &quot;;IF([DATOS_REBATE.D15]=0;&quot;&quot;;[DATOS_REBATE.D15]))" office:value-type="string" office:string-value=" ">
            <text:p><text:s/></text:p>
          </table:table-cell>
          <table:table-cell table:style-name="ce23" table:formula="of:=[DATOS_REBATE.E15]" office:value-type="float" office:value="0">
            <text:p>0</text:p>
          </table:table-cell>
          <table:table-cell table:style-name="ce23" table:formula="of:=[DATOS_REBATE.J15]">
            <text:p/>
          </table:table-cell>
          <table:table-cell table:style-name="ce23" table:formula="of:=IF([DATOS_REBATE.K15]=0;&quot;&quot;;[DATOS_REBATE.K15])">
            <text:p/>
          </table:table-cell>
          <table:table-cell table:number-columns-repeated="1018"/>
        </table:table-row>
        <table:table-row table:style-name="ro3">
          <table:table-cell table:style-name="ce23" table:formula="of:=[DATOS_REBATE.A16]" office:value-type="float" office:value="0">
            <text:p>0</text:p>
          </table:table-cell>
          <table:table-cell table:style-name="ce23" table:formula="of:=[DATOS_REBATE.B16]" office:value-type="float" office:value="0">
            <text:p>0</text:p>
          </table:table-cell>
          <table:table-cell table:style-name="ce23" table:formula="of:=CONCATENATE(IF([DATOS_REBATE.C16]=0;&quot;&quot;;[DATOS_REBATE.C16]);&quot; &quot;;IF([DATOS_REBATE.D16]=0;&quot;&quot;;[DATOS_REBATE.D16]))" office:value-type="string" office:string-value=" ">
            <text:p><text:s/></text:p>
          </table:table-cell>
          <table:table-cell table:style-name="ce23" table:formula="of:=[DATOS_REBATE.E16]" office:value-type="float" office:value="0">
            <text:p>0</text:p>
          </table:table-cell>
          <table:table-cell table:style-name="ce23" table:formula="of:=[DATOS_REBATE.J16]">
            <text:p/>
          </table:table-cell>
          <table:table-cell table:style-name="ce23" table:formula="of:=IF([DATOS_REBATE.K16]=0;&quot;&quot;;[DATOS_REBATE.K16])">
            <text:p/>
          </table:table-cell>
          <table:table-cell table:number-columns-repeated="1018"/>
        </table:table-row>
        <table:table-row table:style-name="ro3">
          <table:table-cell table:style-name="ce23" table:formula="of:=[DATOS_REBATE.A17]" office:value-type="float" office:value="0">
            <text:p>0</text:p>
          </table:table-cell>
          <table:table-cell table:style-name="ce23" table:formula="of:=[DATOS_REBATE.B17]" office:value-type="float" office:value="0">
            <text:p>0</text:p>
          </table:table-cell>
          <table:table-cell table:style-name="ce23" table:formula="of:=CONCATENATE(IF([DATOS_REBATE.C17]=0;&quot;&quot;;[DATOS_REBATE.C17]);&quot; &quot;;IF([DATOS_REBATE.D17]=0;&quot;&quot;;[DATOS_REBATE.D17]))" office:value-type="string" office:string-value=" ">
            <text:p><text:s/></text:p>
          </table:table-cell>
          <table:table-cell table:style-name="ce23" table:formula="of:=[DATOS_REBATE.E17]" office:value-type="float" office:value="0">
            <text:p>0</text:p>
          </table:table-cell>
          <table:table-cell table:style-name="ce23" table:formula="of:=[DATOS_REBATE.J17]">
            <text:p/>
          </table:table-cell>
          <table:table-cell table:style-name="ce23" table:formula="of:=IF([DATOS_REBATE.K17]=0;&quot;&quot;;[DATOS_REBATE.K17])">
            <text:p/>
          </table:table-cell>
          <table:table-cell table:number-columns-repeated="1018"/>
        </table:table-row>
        <table:table-row table:style-name="ro3">
          <table:table-cell table:style-name="ce23" table:formula="of:=[DATOS_REBATE.A18]" office:value-type="float" office:value="0">
            <text:p>0</text:p>
          </table:table-cell>
          <table:table-cell table:style-name="ce23" table:formula="of:=[DATOS_REBATE.B18]" office:value-type="float" office:value="0">
            <text:p>0</text:p>
          </table:table-cell>
          <table:table-cell table:style-name="ce23" table:formula="of:=CONCATENATE(IF([DATOS_REBATE.C18]=0;&quot;&quot;;[DATOS_REBATE.C18]);&quot; &quot;;IF([DATOS_REBATE.D18]=0;&quot;&quot;;[DATOS_REBATE.D18]))" office:value-type="string" office:string-value=" ">
            <text:p><text:s/></text:p>
          </table:table-cell>
          <table:table-cell table:style-name="ce23" table:formula="of:=[DATOS_REBATE.E18]" office:value-type="float" office:value="0">
            <text:p>0</text:p>
          </table:table-cell>
          <table:table-cell table:style-name="ce23" table:formula="of:=[DATOS_REBATE.J18]">
            <text:p/>
          </table:table-cell>
          <table:table-cell table:style-name="ce23" table:formula="of:=IF([DATOS_REBATE.K18]=0;&quot;&quot;;[DATOS_REBATE.K18])">
            <text:p/>
          </table:table-cell>
          <table:table-cell table:number-columns-repeated="1018"/>
        </table:table-row>
        <table:table-row table:style-name="ro3">
          <table:table-cell table:style-name="ce23" table:formula="of:=[DATOS_REBATE.A19]" office:value-type="float" office:value="0">
            <text:p>0</text:p>
          </table:table-cell>
          <table:table-cell table:style-name="ce23" table:formula="of:=[DATOS_REBATE.B19]" office:value-type="float" office:value="0">
            <text:p>0</text:p>
          </table:table-cell>
          <table:table-cell table:style-name="ce23" table:formula="of:=CONCATENATE(IF([DATOS_REBATE.C19]=0;&quot;&quot;;[DATOS_REBATE.C19]);&quot; &quot;;IF([DATOS_REBATE.D19]=0;&quot;&quot;;[DATOS_REBATE.D19]))" office:value-type="string" office:string-value=" ">
            <text:p><text:s/></text:p>
          </table:table-cell>
          <table:table-cell table:style-name="ce23" table:formula="of:=[DATOS_REBATE.E19]" office:value-type="float" office:value="0">
            <text:p>0</text:p>
          </table:table-cell>
          <table:table-cell table:style-name="ce23" table:formula="of:=[DATOS_REBATE.J19]">
            <text:p/>
          </table:table-cell>
          <table:table-cell table:style-name="ce23" table:formula="of:=IF([DATOS_REBATE.K19]=0;&quot;&quot;;[DATOS_REBATE.K19])">
            <text:p/>
          </table:table-cell>
          <table:table-cell table:number-columns-repeated="1018"/>
        </table:table-row>
        <table:table-row table:style-name="ro3">
          <table:table-cell table:style-name="ce23" table:formula="of:=[DATOS_REBATE.A20]" office:value-type="float" office:value="0">
            <text:p>0</text:p>
          </table:table-cell>
          <table:table-cell table:style-name="ce23" table:formula="of:=[DATOS_REBATE.B20]" office:value-type="float" office:value="0">
            <text:p>0</text:p>
          </table:table-cell>
          <table:table-cell table:style-name="ce23" table:formula="of:=CONCATENATE(IF([DATOS_REBATE.C20]=0;&quot;&quot;;[DATOS_REBATE.C20]);&quot; &quot;;IF([DATOS_REBATE.D20]=0;&quot;&quot;;[DATOS_REBATE.D20]))" office:value-type="string" office:string-value=" ">
            <text:p><text:s/></text:p>
          </table:table-cell>
          <table:table-cell table:style-name="ce23" table:formula="of:=[DATOS_REBATE.E20]" office:value-type="float" office:value="0">
            <text:p>0</text:p>
          </table:table-cell>
          <table:table-cell table:style-name="ce23" table:formula="of:=[DATOS_REBATE.J20]">
            <text:p/>
          </table:table-cell>
          <table:table-cell table:style-name="ce23" table:formula="of:=IF([DATOS_REBATE.K20]=0;&quot;&quot;;[DATOS_REBATE.K20])">
            <text:p/>
          </table:table-cell>
          <table:table-cell table:number-columns-repeated="1018"/>
        </table:table-row>
        <table:table-row table:style-name="ro3">
          <table:table-cell table:style-name="ce23" table:formula="of:=[DATOS_REBATE.A21]" office:value-type="float" office:value="0">
            <text:p>0</text:p>
          </table:table-cell>
          <table:table-cell table:style-name="ce23" table:formula="of:=[DATOS_REBATE.B21]" office:value-type="float" office:value="0">
            <text:p>0</text:p>
          </table:table-cell>
          <table:table-cell table:style-name="ce23" table:formula="of:=CONCATENATE(IF([DATOS_REBATE.C21]=0;&quot;&quot;;[DATOS_REBATE.C21]);&quot; &quot;;IF([DATOS_REBATE.D21]=0;&quot;&quot;;[DATOS_REBATE.D21]))" office:value-type="string" office:string-value=" ">
            <text:p><text:s/></text:p>
          </table:table-cell>
          <table:table-cell table:style-name="ce23" table:formula="of:=[DATOS_REBATE.E21]" office:value-type="float" office:value="0">
            <text:p>0</text:p>
          </table:table-cell>
          <table:table-cell table:style-name="ce23" table:formula="of:=[DATOS_REBATE.J21]">
            <text:p/>
          </table:table-cell>
          <table:table-cell table:style-name="ce23" table:formula="of:=IF([DATOS_REBATE.K21]=0;&quot;&quot;;[DATOS_REBATE.K21])">
            <text:p/>
          </table:table-cell>
          <table:table-cell table:number-columns-repeated="1018"/>
        </table:table-row>
        <table:table-row table:style-name="ro3">
          <table:table-cell table:style-name="ce23" table:formula="of:=[DATOS_REBATE.A22]" office:value-type="float" office:value="0">
            <text:p>0</text:p>
          </table:table-cell>
          <table:table-cell table:style-name="ce23" table:formula="of:=[DATOS_REBATE.B22]" office:value-type="float" office:value="0">
            <text:p>0</text:p>
          </table:table-cell>
          <table:table-cell table:style-name="ce23" table:formula="of:=CONCATENATE(IF([DATOS_REBATE.C22]=0;&quot;&quot;;[DATOS_REBATE.C22]);&quot; &quot;;IF([DATOS_REBATE.D22]=0;&quot;&quot;;[DATOS_REBATE.D22]))" office:value-type="string" office:string-value=" ">
            <text:p><text:s/></text:p>
          </table:table-cell>
          <table:table-cell table:style-name="ce23" table:formula="of:=[DATOS_REBATE.E22]" office:value-type="float" office:value="0">
            <text:p>0</text:p>
          </table:table-cell>
          <table:table-cell table:style-name="ce23" table:formula="of:=[DATOS_REBATE.J22]">
            <text:p/>
          </table:table-cell>
          <table:table-cell table:style-name="ce23" table:formula="of:=IF([DATOS_REBATE.K22]=0;&quot;&quot;;[DATOS_REBATE.K22])">
            <text:p/>
          </table:table-cell>
          <table:table-cell table:number-columns-repeated="1018"/>
        </table:table-row>
        <table:table-row table:style-name="ro3">
          <table:table-cell table:style-name="ce23" table:formula="of:=[DATOS_REBATE.A23]" office:value-type="float" office:value="0">
            <text:p>0</text:p>
          </table:table-cell>
          <table:table-cell table:style-name="ce23" table:formula="of:=[DATOS_REBATE.B23]" office:value-type="float" office:value="0">
            <text:p>0</text:p>
          </table:table-cell>
          <table:table-cell table:style-name="ce23" table:formula="of:=CONCATENATE(IF([DATOS_REBATE.C23]=0;&quot;&quot;;[DATOS_REBATE.C23]);&quot; &quot;;IF([DATOS_REBATE.D23]=0;&quot;&quot;;[DATOS_REBATE.D23]))" office:value-type="string" office:string-value=" ">
            <text:p><text:s/></text:p>
          </table:table-cell>
          <table:table-cell table:style-name="ce23" table:formula="of:=[DATOS_REBATE.E23]" office:value-type="float" office:value="0">
            <text:p>0</text:p>
          </table:table-cell>
          <table:table-cell table:style-name="ce23" table:formula="of:=[DATOS_REBATE.J23]">
            <text:p/>
          </table:table-cell>
          <table:table-cell table:style-name="ce23" table:formula="of:=IF([DATOS_REBATE.K23]=0;&quot;&quot;;[DATOS_REBATE.K23])">
            <text:p/>
          </table:table-cell>
          <table:table-cell table:number-columns-repeated="1018"/>
        </table:table-row>
        <table:table-row table:style-name="ro3">
          <table:table-cell table:style-name="ce23" table:formula="of:=[DATOS_REBATE.A24]" office:value-type="float" office:value="0">
            <text:p>0</text:p>
          </table:table-cell>
          <table:table-cell table:style-name="ce23" table:formula="of:=[DATOS_REBATE.B24]" office:value-type="float" office:value="0">
            <text:p>0</text:p>
          </table:table-cell>
          <table:table-cell table:style-name="ce23" table:formula="of:=CONCATENATE(IF([DATOS_REBATE.C24]=0;&quot;&quot;;[DATOS_REBATE.C24]);&quot; &quot;;IF([DATOS_REBATE.D24]=0;&quot;&quot;;[DATOS_REBATE.D24]))" office:value-type="string" office:string-value=" ">
            <text:p><text:s/></text:p>
          </table:table-cell>
          <table:table-cell table:style-name="ce23" table:formula="of:=[DATOS_REBATE.E24]" office:value-type="float" office:value="0">
            <text:p>0</text:p>
          </table:table-cell>
          <table:table-cell table:style-name="ce23" table:formula="of:=[DATOS_REBATE.J24]">
            <text:p/>
          </table:table-cell>
          <table:table-cell table:style-name="ce23" table:formula="of:=IF([DATOS_REBATE.K24]=0;&quot;&quot;;[DATOS_REBATE.K24])">
            <text:p/>
          </table:table-cell>
          <table:table-cell table:number-columns-repeated="1018"/>
        </table:table-row>
        <table:table-row table:style-name="ro3">
          <table:table-cell table:style-name="ce23" table:formula="of:=[DATOS_REBATE.A25]" office:value-type="float" office:value="0">
            <text:p>0</text:p>
          </table:table-cell>
          <table:table-cell table:style-name="ce23" table:formula="of:=[DATOS_REBATE.B25]" office:value-type="float" office:value="0">
            <text:p>0</text:p>
          </table:table-cell>
          <table:table-cell table:style-name="ce23" table:formula="of:=CONCATENATE(IF([DATOS_REBATE.C25]=0;&quot;&quot;;[DATOS_REBATE.C25]);&quot; &quot;;IF([DATOS_REBATE.D25]=0;&quot;&quot;;[DATOS_REBATE.D25]))" office:value-type="string" office:string-value=" ">
            <text:p><text:s/></text:p>
          </table:table-cell>
          <table:table-cell table:style-name="ce23" table:formula="of:=[DATOS_REBATE.E25]" office:value-type="float" office:value="0">
            <text:p>0</text:p>
          </table:table-cell>
          <table:table-cell table:style-name="ce23" table:formula="of:=[DATOS_REBATE.J25]">
            <text:p/>
          </table:table-cell>
          <table:table-cell table:style-name="ce23" table:formula="of:=IF([DATOS_REBATE.K25]=0;&quot;&quot;;[DATOS_REBATE.K25])">
            <text:p/>
          </table:table-cell>
          <table:table-cell table:number-columns-repeated="1018"/>
        </table:table-row>
        <table:table-row table:style-name="ro3">
          <table:table-cell table:style-name="ce23" table:formula="of:=[DATOS_REBATE.A26]" office:value-type="float" office:value="0">
            <text:p>0</text:p>
          </table:table-cell>
          <table:table-cell table:style-name="ce23" table:formula="of:=[DATOS_REBATE.B26]" office:value-type="float" office:value="0">
            <text:p>0</text:p>
          </table:table-cell>
          <table:table-cell table:style-name="ce23" table:formula="of:=CONCATENATE(IF([DATOS_REBATE.C26]=0;&quot;&quot;;[DATOS_REBATE.C26]);&quot; &quot;;IF([DATOS_REBATE.D26]=0;&quot;&quot;;[DATOS_REBATE.D26]))" office:value-type="string" office:string-value=" ">
            <text:p><text:s/></text:p>
          </table:table-cell>
          <table:table-cell table:style-name="ce23" table:formula="of:=[DATOS_REBATE.E26]" office:value-type="float" office:value="0">
            <text:p>0</text:p>
          </table:table-cell>
          <table:table-cell table:style-name="ce23" table:formula="of:=[DATOS_REBATE.J26]">
            <text:p/>
          </table:table-cell>
          <table:table-cell table:style-name="ce23" table:formula="of:=IF([DATOS_REBATE.K26]=0;&quot;&quot;;[DATOS_REBATE.K26])">
            <text:p/>
          </table:table-cell>
          <table:table-cell table:number-columns-repeated="1018"/>
        </table:table-row>
        <table:table-row table:style-name="ro3">
          <table:table-cell table:style-name="ce23" table:formula="of:=[DATOS_REBATE.A27]" office:value-type="float" office:value="0">
            <text:p>0</text:p>
          </table:table-cell>
          <table:table-cell table:style-name="ce23" table:formula="of:=[DATOS_REBATE.B27]" office:value-type="float" office:value="0">
            <text:p>0</text:p>
          </table:table-cell>
          <table:table-cell table:style-name="ce23" table:formula="of:=CONCATENATE(IF([DATOS_REBATE.C27]=0;&quot;&quot;;[DATOS_REBATE.C27]);&quot; &quot;;IF([DATOS_REBATE.D27]=0;&quot;&quot;;[DATOS_REBATE.D27]))" office:value-type="string" office:string-value=" ">
            <text:p><text:s/></text:p>
          </table:table-cell>
          <table:table-cell table:style-name="ce23" table:formula="of:=[DATOS_REBATE.E27]" office:value-type="float" office:value="0">
            <text:p>0</text:p>
          </table:table-cell>
          <table:table-cell table:style-name="ce23" table:formula="of:=[DATOS_REBATE.J27]">
            <text:p/>
          </table:table-cell>
          <table:table-cell table:style-name="ce23" table:formula="of:=IF([DATOS_REBATE.K27]=0;&quot;&quot;;[DATOS_REBATE.K27])">
            <text:p/>
          </table:table-cell>
          <table:table-cell table:number-columns-repeated="1018"/>
        </table:table-row>
        <table:table-row table:style-name="ro3">
          <table:table-cell table:style-name="ce23" table:formula="of:=[DATOS_REBATE.A28]" office:value-type="float" office:value="0">
            <text:p>0</text:p>
          </table:table-cell>
          <table:table-cell table:style-name="ce23" table:formula="of:=[DATOS_REBATE.B28]" office:value-type="float" office:value="0">
            <text:p>0</text:p>
          </table:table-cell>
          <table:table-cell table:style-name="ce23" table:formula="of:=CONCATENATE(IF([DATOS_REBATE.C28]=0;&quot;&quot;;[DATOS_REBATE.C28]);&quot; &quot;;IF([DATOS_REBATE.D28]=0;&quot;&quot;;[DATOS_REBATE.D28]))" office:value-type="string" office:string-value=" ">
            <text:p><text:s/></text:p>
          </table:table-cell>
          <table:table-cell table:style-name="ce23" table:formula="of:=[DATOS_REBATE.E28]" office:value-type="float" office:value="0">
            <text:p>0</text:p>
          </table:table-cell>
          <table:table-cell table:style-name="ce23" table:formula="of:=[DATOS_REBATE.J28]">
            <text:p/>
          </table:table-cell>
          <table:table-cell table:style-name="ce23" table:formula="of:=IF([DATOS_REBATE.K28]=0;&quot;&quot;;[DATOS_REBATE.K28])">
            <text:p/>
          </table:table-cell>
          <table:table-cell table:number-columns-repeated="1018"/>
        </table:table-row>
        <table:table-row table:style-name="ro3">
          <table:table-cell table:style-name="ce23" table:formula="of:=[DATOS_REBATE.A29]" office:value-type="float" office:value="0">
            <text:p>0</text:p>
          </table:table-cell>
          <table:table-cell table:style-name="ce23" table:formula="of:=[DATOS_REBATE.B29]" office:value-type="float" office:value="0">
            <text:p>0</text:p>
          </table:table-cell>
          <table:table-cell table:style-name="ce23" table:formula="of:=CONCATENATE(IF([DATOS_REBATE.C29]=0;&quot;&quot;;[DATOS_REBATE.C29]);&quot; &quot;;IF([DATOS_REBATE.D29]=0;&quot;&quot;;[DATOS_REBATE.D29]))" office:value-type="string" office:string-value=" ">
            <text:p><text:s/></text:p>
          </table:table-cell>
          <table:table-cell table:style-name="ce23" table:formula="of:=[DATOS_REBATE.E29]" office:value-type="float" office:value="0">
            <text:p>0</text:p>
          </table:table-cell>
          <table:table-cell table:style-name="ce23" table:formula="of:=[DATOS_REBATE.J29]">
            <text:p/>
          </table:table-cell>
          <table:table-cell table:style-name="ce23" table:formula="of:=IF([DATOS_REBATE.K29]=0;&quot;&quot;;[DATOS_REBATE.K29])">
            <text:p/>
          </table:table-cell>
          <table:table-cell table:number-columns-repeated="1018"/>
        </table:table-row>
        <table:table-row table:style-name="ro3">
          <table:table-cell table:style-name="ce23" table:formula="of:=[DATOS_REBATE.A30]" office:value-type="float" office:value="0">
            <text:p>0</text:p>
          </table:table-cell>
          <table:table-cell table:style-name="ce23" table:formula="of:=[DATOS_REBATE.B30]" office:value-type="float" office:value="0">
            <text:p>0</text:p>
          </table:table-cell>
          <table:table-cell table:style-name="ce23" table:formula="of:=CONCATENATE(IF([DATOS_REBATE.C30]=0;&quot;&quot;;[DATOS_REBATE.C30]);&quot; &quot;;IF([DATOS_REBATE.D30]=0;&quot;&quot;;[DATOS_REBATE.D30]))" office:value-type="string" office:string-value=" ">
            <text:p><text:s/></text:p>
          </table:table-cell>
          <table:table-cell table:style-name="ce23" table:formula="of:=[DATOS_REBATE.E30]" office:value-type="float" office:value="0">
            <text:p>0</text:p>
          </table:table-cell>
          <table:table-cell table:style-name="ce23" table:formula="of:=[DATOS_REBATE.J30]">
            <text:p/>
          </table:table-cell>
          <table:table-cell table:style-name="ce23" table:formula="of:=IF([DATOS_REBATE.K30]=0;&quot;&quot;;[DATOS_REBATE.K30])">
            <text:p/>
          </table:table-cell>
          <table:table-cell table:number-columns-repeated="1018"/>
        </table:table-row>
        <table:table-row table:style-name="ro3">
          <table:table-cell table:style-name="ce23" table:formula="of:=[DATOS_REBATE.A31]" office:value-type="float" office:value="0">
            <text:p>0</text:p>
          </table:table-cell>
          <table:table-cell table:style-name="ce23" table:formula="of:=[DATOS_REBATE.B31]" office:value-type="float" office:value="0">
            <text:p>0</text:p>
          </table:table-cell>
          <table:table-cell table:style-name="ce23" table:formula="of:=CONCATENATE(IF([DATOS_REBATE.C31]=0;&quot;&quot;;[DATOS_REBATE.C31]);&quot; &quot;;IF([DATOS_REBATE.D31]=0;&quot;&quot;;[DATOS_REBATE.D31]))" office:value-type="string" office:string-value=" ">
            <text:p><text:s/></text:p>
          </table:table-cell>
          <table:table-cell table:style-name="ce23" table:formula="of:=[DATOS_REBATE.E31]" office:value-type="float" office:value="0">
            <text:p>0</text:p>
          </table:table-cell>
          <table:table-cell table:style-name="ce23" table:formula="of:=[DATOS_REBATE.J31]">
            <text:p/>
          </table:table-cell>
          <table:table-cell table:style-name="ce23" table:formula="of:=IF([DATOS_REBATE.K31]=0;&quot;&quot;;[DATOS_REBATE.K31])">
            <text:p/>
          </table:table-cell>
          <table:table-cell table:number-columns-repeated="1018"/>
        </table:table-row>
        <table:table-row table:style-name="ro3">
          <table:table-cell table:style-name="ce23" table:formula="of:=[DATOS_REBATE.A32]" office:value-type="float" office:value="0">
            <text:p>0</text:p>
          </table:table-cell>
          <table:table-cell table:style-name="ce23" table:formula="of:=[DATOS_REBATE.B32]" office:value-type="float" office:value="0">
            <text:p>0</text:p>
          </table:table-cell>
          <table:table-cell table:style-name="ce23" table:formula="of:=CONCATENATE(IF([DATOS_REBATE.C32]=0;&quot;&quot;;[DATOS_REBATE.C32]);&quot; &quot;;IF([DATOS_REBATE.D32]=0;&quot;&quot;;[DATOS_REBATE.D32]))" office:value-type="string" office:string-value=" ">
            <text:p><text:s/></text:p>
          </table:table-cell>
          <table:table-cell table:style-name="ce23" table:formula="of:=[DATOS_REBATE.E32]" office:value-type="float" office:value="0">
            <text:p>0</text:p>
          </table:table-cell>
          <table:table-cell table:style-name="ce23" table:formula="of:=[DATOS_REBATE.J32]">
            <text:p/>
          </table:table-cell>
          <table:table-cell table:style-name="ce23" table:formula="of:=IF([DATOS_REBATE.K32]=0;&quot;&quot;;[DATOS_REBATE.K32])">
            <text:p/>
          </table:table-cell>
          <table:table-cell table:number-columns-repeated="1018"/>
        </table:table-row>
        <table:table-row table:style-name="ro3">
          <table:table-cell table:style-name="ce23" table:formula="of:=[DATOS_REBATE.A33]" office:value-type="float" office:value="0">
            <text:p>0</text:p>
          </table:table-cell>
          <table:table-cell table:style-name="ce23" table:formula="of:=[DATOS_REBATE.B33]" office:value-type="float" office:value="0">
            <text:p>0</text:p>
          </table:table-cell>
          <table:table-cell table:style-name="ce23" table:formula="of:=CONCATENATE(IF([DATOS_REBATE.C33]=0;&quot;&quot;;[DATOS_REBATE.C33]);&quot; &quot;;IF([DATOS_REBATE.D33]=0;&quot;&quot;;[DATOS_REBATE.D33]))" office:value-type="string" office:string-value=" ">
            <text:p><text:s/></text:p>
          </table:table-cell>
          <table:table-cell table:style-name="ce23" table:formula="of:=[DATOS_REBATE.E33]" office:value-type="float" office:value="0">
            <text:p>0</text:p>
          </table:table-cell>
          <table:table-cell table:style-name="ce23" table:formula="of:=[DATOS_REBATE.J33]">
            <text:p/>
          </table:table-cell>
          <table:table-cell table:style-name="ce23" table:formula="of:=IF([DATOS_REBATE.K33]=0;&quot;&quot;;[DATOS_REBATE.K33])">
            <text:p/>
          </table:table-cell>
          <table:table-cell table:number-columns-repeated="1018"/>
        </table:table-row>
        <table:table-row table:style-name="ro3">
          <table:table-cell table:style-name="ce23" table:formula="of:=[DATOS_REBATE.A34]" office:value-type="float" office:value="0">
            <text:p>0</text:p>
          </table:table-cell>
          <table:table-cell table:style-name="ce23" table:formula="of:=[DATOS_REBATE.B34]" office:value-type="float" office:value="0">
            <text:p>0</text:p>
          </table:table-cell>
          <table:table-cell table:style-name="ce23" table:formula="of:=CONCATENATE(IF([DATOS_REBATE.C34]=0;&quot;&quot;;[DATOS_REBATE.C34]);&quot; &quot;;IF([DATOS_REBATE.D34]=0;&quot;&quot;;[DATOS_REBATE.D34]))" office:value-type="string" office:string-value=" ">
            <text:p><text:s/></text:p>
          </table:table-cell>
          <table:table-cell table:style-name="ce23" table:formula="of:=[DATOS_REBATE.E34]" office:value-type="float" office:value="0">
            <text:p>0</text:p>
          </table:table-cell>
          <table:table-cell table:style-name="ce23" table:formula="of:=[DATOS_REBATE.J34]">
            <text:p/>
          </table:table-cell>
          <table:table-cell table:style-name="ce23" table:formula="of:=IF([DATOS_REBATE.K34]=0;&quot;&quot;;[DATOS_REBATE.K34])">
            <text:p/>
          </table:table-cell>
          <table:table-cell table:number-columns-repeated="1018"/>
        </table:table-row>
        <table:table-row table:style-name="ro3">
          <table:table-cell table:style-name="ce23" table:formula="of:=[DATOS_REBATE.A35]" office:value-type="float" office:value="0">
            <text:p>0</text:p>
          </table:table-cell>
          <table:table-cell table:style-name="ce23" table:formula="of:=[DATOS_REBATE.B35]" office:value-type="float" office:value="0">
            <text:p>0</text:p>
          </table:table-cell>
          <table:table-cell table:style-name="ce23" table:formula="of:=CONCATENATE(IF([DATOS_REBATE.C35]=0;&quot;&quot;;[DATOS_REBATE.C35]);&quot; &quot;;IF([DATOS_REBATE.D35]=0;&quot;&quot;;[DATOS_REBATE.D35]))" office:value-type="string" office:string-value=" ">
            <text:p><text:s/></text:p>
          </table:table-cell>
          <table:table-cell table:style-name="ce23" table:formula="of:=[DATOS_REBATE.E35]" office:value-type="float" office:value="0">
            <text:p>0</text:p>
          </table:table-cell>
          <table:table-cell table:style-name="ce23" table:formula="of:=[DATOS_REBATE.J35]">
            <text:p/>
          </table:table-cell>
          <table:table-cell table:style-name="ce23" table:formula="of:=IF([DATOS_REBATE.K35]=0;&quot;&quot;;[DATOS_REBATE.K35])">
            <text:p/>
          </table:table-cell>
          <table:table-cell table:number-columns-repeated="1018"/>
        </table:table-row>
        <table:table-row table:style-name="ro3">
          <table:table-cell table:style-name="ce23" table:formula="of:=[DATOS_REBATE.A36]" office:value-type="float" office:value="0">
            <text:p>0</text:p>
          </table:table-cell>
          <table:table-cell table:style-name="ce23" table:formula="of:=[DATOS_REBATE.B36]" office:value-type="float" office:value="0">
            <text:p>0</text:p>
          </table:table-cell>
          <table:table-cell table:style-name="ce23" table:formula="of:=CONCATENATE(IF([DATOS_REBATE.C36]=0;&quot;&quot;;[DATOS_REBATE.C36]);&quot; &quot;;IF([DATOS_REBATE.D36]=0;&quot;&quot;;[DATOS_REBATE.D36]))" office:value-type="string" office:string-value=" ">
            <text:p><text:s/></text:p>
          </table:table-cell>
          <table:table-cell table:style-name="ce23" table:formula="of:=[DATOS_REBATE.E36]" office:value-type="float" office:value="0">
            <text:p>0</text:p>
          </table:table-cell>
          <table:table-cell table:style-name="ce23" table:formula="of:=[DATOS_REBATE.J36]">
            <text:p/>
          </table:table-cell>
          <table:table-cell table:style-name="ce23" table:formula="of:=IF([DATOS_REBATE.K36]=0;&quot;&quot;;[DATOS_REBATE.K36])">
            <text:p/>
          </table:table-cell>
          <table:table-cell table:number-columns-repeated="1018"/>
        </table:table-row>
        <table:table-row table:style-name="ro3">
          <table:table-cell table:style-name="ce23" table:formula="of:=[DATOS_REBATE.A37]" office:value-type="float" office:value="0">
            <text:p>0</text:p>
          </table:table-cell>
          <table:table-cell table:style-name="ce23" table:formula="of:=[DATOS_REBATE.B37]" office:value-type="float" office:value="0">
            <text:p>0</text:p>
          </table:table-cell>
          <table:table-cell table:style-name="ce23" table:formula="of:=CONCATENATE(IF([DATOS_REBATE.C37]=0;&quot;&quot;;[DATOS_REBATE.C37]);&quot; &quot;;IF([DATOS_REBATE.D37]=0;&quot;&quot;;[DATOS_REBATE.D37]))" office:value-type="string" office:string-value=" ">
            <text:p><text:s/></text:p>
          </table:table-cell>
          <table:table-cell table:style-name="ce23" table:formula="of:=[DATOS_REBATE.E37]" office:value-type="float" office:value="0">
            <text:p>0</text:p>
          </table:table-cell>
          <table:table-cell table:style-name="ce23" table:formula="of:=[DATOS_REBATE.J37]">
            <text:p/>
          </table:table-cell>
          <table:table-cell table:style-name="ce23" table:formula="of:=IF([DATOS_REBATE.K37]=0;&quot;&quot;;[DATOS_REBATE.K37])">
            <text:p/>
          </table:table-cell>
          <table:table-cell table:number-columns-repeated="1018"/>
        </table:table-row>
        <table:table-row table:style-name="ro3">
          <table:table-cell table:style-name="ce23" table:formula="of:=[DATOS_REBATE.A38]" office:value-type="float" office:value="0">
            <text:p>0</text:p>
          </table:table-cell>
          <table:table-cell table:style-name="ce23" table:formula="of:=[DATOS_REBATE.B38]" office:value-type="float" office:value="0">
            <text:p>0</text:p>
          </table:table-cell>
          <table:table-cell table:style-name="ce23" table:formula="of:=CONCATENATE(IF([DATOS_REBATE.C38]=0;&quot;&quot;;[DATOS_REBATE.C38]);&quot; &quot;;IF([DATOS_REBATE.D38]=0;&quot;&quot;;[DATOS_REBATE.D38]))" office:value-type="string" office:string-value=" ">
            <text:p><text:s/></text:p>
          </table:table-cell>
          <table:table-cell table:style-name="ce23" table:formula="of:=[DATOS_REBATE.E38]" office:value-type="float" office:value="0">
            <text:p>0</text:p>
          </table:table-cell>
          <table:table-cell table:style-name="ce23" table:formula="of:=[DATOS_REBATE.J38]">
            <text:p/>
          </table:table-cell>
          <table:table-cell table:style-name="ce23" table:formula="of:=IF([DATOS_REBATE.K38]=0;&quot;&quot;;[DATOS_REBATE.K38])">
            <text:p/>
          </table:table-cell>
          <table:table-cell table:number-columns-repeated="1018"/>
        </table:table-row>
        <table:table-row table:style-name="ro3">
          <table:table-cell table:style-name="ce23" table:formula="of:=[DATOS_REBATE.A39]" office:value-type="float" office:value="0">
            <text:p>0</text:p>
          </table:table-cell>
          <table:table-cell table:style-name="ce23" table:formula="of:=[DATOS_REBATE.B39]" office:value-type="float" office:value="0">
            <text:p>0</text:p>
          </table:table-cell>
          <table:table-cell table:style-name="ce23" table:formula="of:=CONCATENATE(IF([DATOS_REBATE.C39]=0;&quot;&quot;;[DATOS_REBATE.C39]);&quot; &quot;;IF([DATOS_REBATE.D39]=0;&quot;&quot;;[DATOS_REBATE.D39]))" office:value-type="string" office:string-value=" ">
            <text:p><text:s/></text:p>
          </table:table-cell>
          <table:table-cell table:style-name="ce23" table:formula="of:=[DATOS_REBATE.E39]" office:value-type="float" office:value="0">
            <text:p>0</text:p>
          </table:table-cell>
          <table:table-cell table:style-name="ce23" table:formula="of:=[DATOS_REBATE.J39]">
            <text:p/>
          </table:table-cell>
          <table:table-cell table:style-name="ce23" table:formula="of:=IF([DATOS_REBATE.K39]=0;&quot;&quot;;[DATOS_REBATE.K39])">
            <text:p/>
          </table:table-cell>
          <table:table-cell table:number-columns-repeated="1018"/>
        </table:table-row>
        <table:table-row table:style-name="ro3">
          <table:table-cell table:style-name="ce23" table:formula="of:=[DATOS_REBATE.A40]" office:value-type="float" office:value="0">
            <text:p>0</text:p>
          </table:table-cell>
          <table:table-cell table:style-name="ce23" table:formula="of:=[DATOS_REBATE.B40]" office:value-type="float" office:value="0">
            <text:p>0</text:p>
          </table:table-cell>
          <table:table-cell table:style-name="ce23" table:formula="of:=CONCATENATE(IF([DATOS_REBATE.C40]=0;&quot;&quot;;[DATOS_REBATE.C40]);&quot; &quot;;IF([DATOS_REBATE.D40]=0;&quot;&quot;;[DATOS_REBATE.D40]))" office:value-type="string" office:string-value=" ">
            <text:p><text:s/></text:p>
          </table:table-cell>
          <table:table-cell table:style-name="ce23" table:formula="of:=[DATOS_REBATE.E40]" office:value-type="float" office:value="0">
            <text:p>0</text:p>
          </table:table-cell>
          <table:table-cell table:style-name="ce23" table:formula="of:=[DATOS_REBATE.J40]">
            <text:p/>
          </table:table-cell>
          <table:table-cell table:style-name="ce23" table:formula="of:=IF([DATOS_REBATE.K40]=0;&quot;&quot;;[DATOS_REBATE.K40])">
            <text:p/>
          </table:table-cell>
          <table:table-cell table:number-columns-repeated="1018"/>
        </table:table-row>
        <table:table-row table:style-name="ro3">
          <table:table-cell table:style-name="ce23" table:number-columns-repeated="5"/>
          <table:table-cell table:style-name="ce23" table:formula="of:=[DATOS_REBATE.K41]" office:value-type="float" office:value="0">
            <text:p>0</text:p>
          </table:table-cell>
          <table:table-cell table:number-columns-repeated="1018"/>
        </table:table-row>
        <table:table-row table:style-name="ro3" table:number-rows-repeated="10485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JEMPLOS_FACT_Y_GD_GLOSA" table:style-name="ta1" table:print="false">
        <table:table-column table:style-name="co9" table:default-cell-style-name="ce4"/>
        <table:table-column table:style-name="co20" table:default-cell-style-name="ce4"/>
        <table:table-column table:style-name="co21" table:default-cell-style-name="ce4"/>
        <table:table-column table:style-name="co20" table:number-columns-repeated="2" table:default-cell-style-name="ce4"/>
        <table:table-column table:style-name="co22" table:default-cell-style-name="ce4"/>
        <table:table-column table:style-name="co23" table:default-cell-style-name="ce4"/>
        <table:table-column table:style-name="co16" table:default-cell-style-name="ce4"/>
        <table:table-column table:style-name="co9" table:default-cell-style-name="ce4"/>
        <table:table-column table:style-name="co24" table:default-cell-style-name="ce4"/>
        <table:table-column table:style-name="co25" table:default-cell-style-name="ce4"/>
        <table:table-column table:style-name="co1" table:number-columns-repeated="1013" table:default-cell-style-name="ce4"/>
        <table:table-row table:style-name="ro2">
          <table:table-cell table:style-name="ce24" office:value-type="string">
            <text:p>RUT</text:p>
          </table:table-cell>
          <table:table-cell table:style-name="ce24" office:value-type="string">
            <text:p>CC</text:p>
          </table:table-cell>
          <table:table-cell table:style-name="ce24" office:value-type="string">
            <text:p>OC</text:p>
          </table:table-cell>
          <table:table-cell table:style-name="ce24" office:value-type="string">
            <text:p>DIAS</text:p>
          </table:table-cell>
          <table:table-cell table:style-name="ce24" office:value-type="string">
            <text:p>VEND</text:p>
          </table:table-cell>
          <table:table-cell table:style-name="ce24" office:value-type="string">
            <text:p>GLOSA1</text:p>
          </table:table-cell>
          <table:table-cell table:style-name="ce24" office:value-type="string">
            <text:p>GLOSA2</text:p>
          </table:table-cell>
          <table:table-cell table:style-name="ce24" office:value-type="string">
            <text:p>MONTO</text:p>
          </table:table-cell>
          <table:table-cell table:style-name="ce24" office:value-type="string">
            <text:p>FACTURA</text:p>
          </table:table-cell>
          <table:table-cell table:style-name="ce24" office:value-type="string">
            <text:p>OBSERVACION</text:p>
          </table:table-cell>
          <table:table-cell table:style-name="ce24" office:value-type="string">
            <text:p>SOLICITANTE</text:p>
          </table:table-cell>
          <table:table-cell table:number-columns-repeated="1013"/>
        </table:table-row>
        <table:table-row table:style-name="ro2">
          <table:table-cell office:value-type="float" office:value="76460560">
            <text:p>76460560</text:p>
          </table:table-cell>
          <table:table-cell office:value-type="float" office:value="1000">
            <text:p>1000</text:p>
          </table:table-cell>
          <table:table-cell/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string">
            <text:p>TRASLADO DE MERCADERIA SEPTIEMBRE 2023</text:p>
          </table:table-cell>
          <table:table-cell/>
          <table:table-cell office:value-type="float" office:value="3108537">
            <text:p>3108537</text:p>
          </table:table-cell>
          <table:table-cell office:value-type="float" office:value="12973732">
            <text:p>12973732</text:p>
          </table:table-cell>
          <table:table-cell office:value-type="string">
            <text:p>cobro por servicios de Flete a Prilogic</text:p>
          </table:table-cell>
          <table:table-cell office:value-type="string">
            <text:p>Oscar Sanabria B</text:p>
          </table:table-cell>
          <table:table-cell table:number-columns-repeated="1013"/>
        </table:table-row>
        <table:table-row table:style-name="ro2">
          <table:table-cell office:value-type="float" office:value="76460560">
            <text:p>76460560</text:p>
          </table:table-cell>
          <table:table-cell office:value-type="float" office:value="1000">
            <text:p>1000</text:p>
          </table:table-cell>
          <table:table-cell/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string">
            <text:p>CARGUE RUTA RENTADOS SEPTIEMBRE <text:s/>2023</text:p>
          </table:table-cell>
          <table:table-cell/>
          <table:table-cell office:value-type="float" office:value="1347193">
            <text:p>1347193</text:p>
          </table:table-cell>
          <table:table-cell office:value-type="float" office:value="12973733">
            <text:p>12973733</text:p>
          </table:table-cell>
          <table:table-cell office:value-type="string">
            <text:p>cobro por servicios de Carge RUTA a Prilogic</text:p>
          </table:table-cell>
          <table:table-cell office:value-type="string">
            <text:p>Oscar Sanabria B</text:p>
          </table:table-cell>
          <table:table-cell table:number-columns-repeated="1013"/>
        </table:table-row>
        <table:table-row table:style-name="ro2">
          <table:table-cell office:value-type="float" office:value="76041579">
            <text:p>76041579</text:p>
          </table:table-cell>
          <table:table-cell office:value-type="float" office:value="0">
            <text:p>0</text:p>
          </table:table-cell>
          <table:table-cell/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string">
            <text:p>INDEMNIZACION MERCADERIA EXTRAVIADA</text:p>
          </table:table-cell>
          <table:table-cell office:value-type="string">
            <text:p>SEGUN CONTRATO LOGISTICO</text:p>
          </table:table-cell>
          <table:table-cell table:style-name="ce7" office:value-type="float" office:value="28344">
            <text:p>28344</text:p>
          </table:table-cell>
          <table:table-cell office:value-type="float" office:value="12973735">
            <text:p>12973735</text:p>
          </table:table-cell>
          <table:table-cell table:style-name="ce7" office:value-type="string">
            <text:p>Factura Prisur por INDEMNIZACION MERCADERIA EXTRAVIADA SEGUN CONTRATO LOGISTICO</text:p>
          </table:table-cell>
          <table:table-cell office:value-type="string">
            <text:p>Rosemberg Ramirez</text:p>
          </table:table-cell>
          <table:table-cell table:number-columns-repeated="1013"/>
        </table:table-row>
        <table:table-row table:style-name="ro2">
          <table:table-cell office:value-type="float" office:value="76213681">
            <text:p>76213681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string">
            <text:p>INDEMNIZACION MERCADERIA EXTRAVIADA</text:p>
          </table:table-cell>
          <table:table-cell office:value-type="string">
            <text:p>SEGUN CONTRATO LOGISTICO</text:p>
          </table:table-cell>
          <table:table-cell table:style-name="ce7" office:value-type="float" office:value="27210">
            <text:p>27210</text:p>
          </table:table-cell>
          <table:table-cell office:value-type="float" office:value="12973348">
            <text:p>12973348</text:p>
          </table:table-cell>
          <table:table-cell table:style-name="ce7" office:value-type="string">
            <text:p>Factura Prinorte por INDEMNIZACION MERCADERIA EXTRAVIADA SEGUN CONTRATO LOGISTICO</text:p>
          </table:table-cell>
          <table:table-cell office:value-type="string">
            <text:p>Rosemberg Ramirez</text:p>
          </table:table-cell>
          <table:table-cell table:number-columns-repeated="1013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'file:///C:/Users/PEC/Pictures/Saved%20Pictures/app_rebate-main/rebates.csv'#Hoja1" table:print="false" table:style-name="ta_extref">
        <table:table-source xlink:type="simple" xlink:href="../rebates.csv" table:table-name="Hoja1" table:filter-name="Text - txt - csv (StarCalc)" table:filter-options="44,34,76,1,,0,false,false" table:mode="copy-results-only"/>
        <table:table-column table:number-columns-repeated="10"/>
        <table:table-row>
          <table:table-cell table:style-name="ce1" office:value-type="string">
            <text:p>Rut</text:p>
          </table:table-cell>
          <table:table-cell table:style-name="ce1" office:value-type="string">
            <text:p>Ccosto</text:p>
          </table:table-cell>
          <table:table-cell table:style-name="ce1" office:value-type="string">
            <text:p>Glosa linea 1</text:p>
          </table:table-cell>
          <table:table-cell table:style-name="ce1" office:value-type="string">
            <text:p>Glosa linea 2</text:p>
          </table:table-cell>
          <table:table-cell table:style-name="ce1" office:value-type="string">
            <text:p>Monto</text:p>
          </table:table-cell>
          <table:table-cell table:style-name="ce1" office:value-type="string">
            <text:p>Vendedor</text:p>
          </table:table-cell>
          <table:table-cell table:style-name="ce1" office:value-type="string">
            <text:p>F.pago</text:p>
          </table:table-cell>
          <table:table-cell table:style-name="ce1" office:value-type="string">
            <text:p>Orden de compra</text:p>
          </table:table-cell>
          <table:table-cell table:style-name="ce1" office:value-type="string">
            <text:p>Hes</text:p>
          </table:table-cell>
          <table:table-cell table:style-name="ce1" office:value-type="string">
            <text:p>Factura No.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nsolas" svg:font-family="Consolas" style:font-family-generic="modern" style:font-pitch="fixed"/>
    <style:font-face style:name="Batang" svg:font-family="Batang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MX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s" number:country="SV">
      <number:number number:min-integer-digits="1"/>
    </number:number-style>
    <number:currency-style style:name="N106P0" style:volatile="true">
      <number:currency-symbol number:language="es" number:country="CL">$</number:currency-symbol>
      <number:number number:decimal-places="0" number:min-integer-digits="1" number:grouping="true"/>
    </number:currency-style>
    <number:currency-style style:name="N106">
      <style:text-properties fo:color="#ff0000"/>
      <number:currency-symbol number:language="es" number:country="CL">$</number:currency-symbol>
      <number:text> -</number:text>
      <number:number number:decimal-places="0" number:min-integer-digits="1" number:grouping="true"/>
      <style:map style:condition="value()&gt;=0" style:apply-style-name="N106P0"/>
    </number:currency-style>
    <number:number-style style:name="N110P0" style:volatile="true">
      <number:text> $ </number:text>
      <number:number number:decimal-places="2" number:min-integer-digits="1" number:grouping="true"/>
      <number:text> </number:text>
    </number:number-style>
    <number:number-style style:name="N110P1" style:volatile="true">
      <number:text>-$ </number:text>
      <number:number number:decimal-places="2" number:min-integer-digits="1" number:grouping="true"/>
      <number:text> </number:text>
    </number:number-style>
    <number:number-style style:name="N110P2" style:volatile="true">
      <number:text> $ -</number:text>
      <number:number number:decimal-places="0" number:min-integer-digits="0"/>
      <number:text>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number number:decimal-places="2" number:min-integer-digits="1" number:grouping="true"/>
      <number:text> </number:text>
    </number:number-style>
    <number:number-style style:name="N114P1" style:volatile="true">
      <number:text>-</number:text>
      <number:number number:decimal-places="2" number:min-integer-digits="1" number:grouping="true"/>
      <number:text> </number:text>
    </number:number-style>
    <number:number-style style:name="N114P2" style:volatile="true">
      <number:text> -</number:text>
      <number:number number:decimal-places="0" number:min-integer-digits="0"/>
      <number:text>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7P0" style:volatile="true">
      <number:text> $ </number:text>
      <number:number number:decimal-places="5" number:min-integer-digits="0" number:decimal-replacement=""/>
      <number:text>. </number:text>
    </number:number-style>
    <number:number-style style:name="N117P1" style:volatile="true">
      <number:text>-$ </number:text>
      <number:number number:decimal-places="5" number:min-integer-digits="0" number:decimal-replacement=""/>
      <number:text>. </number:text>
    </number:number-style>
    <number:number-style style:name="N117P2" style:volatile="true">
      <number:text> $ -</number:text>
      <number:number number:decimal-places="0" number:min-integer-digits="0"/>
      <number:text>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0P0" style:volatile="true">
      <number:number number:decimal-places="5" number:min-integer-digits="0" number:decimal-replacement=""/>
      <number:text>. </number:text>
    </number:number-style>
    <number:number-style style:name="N120P1" style:volatile="true">
      <number:text>-</number:text>
      <number:number number:decimal-places="5" number:min-integer-digits="0" number:decimal-replacement=""/>
      <number:text>. </number:text>
    </number:number-style>
    <number:number-style style:name="N120P2" style:volatile="true">
      <number:text> -</number:text>
      <number:number number:decimal-places="0" number:min-integer-digits="0"/>
      <number:text>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currency-style style:name="N121P0" style:volatile="true">
      <number:currency-symbol number:language="es" number:country="CL">$</number:currency-symbol>
      <number:number number:decimal-places="0" number:min-integer-digits="1" number:grouping="true"/>
    </number:currency-style>
    <number:currency-style style:name="N121">
      <number:currency-symbol number:language="es" number:country="CL">$</number:currency-symbol>
      <number:text> -</number:text>
      <number:number number:decimal-places="0" number:min-integer-digits="1" number:grouping="true"/>
      <style:map style:condition="value()&gt;=0" style:apply-style-name="N121P0"/>
    </number:currency-style>
    <number:currency-style style:name="N123P0" style:volatile="true">
      <number:number number:decimal-places="0" number:min-integer-digits="1" number:grouping="true"/>
      <number:text> </number:text>
      <number:currency-symbol number:language="es" number:country="ES">₧</number:currency-symbol>
    </number:currency-style>
    <number:currency-style style:name="N123">
      <number:text>-</number:text>
      <number:number number:decimal-places="0" number:min-integer-digits="1" number:grouping="true"/>
      <number:text> </number:text>
      <number:currency-symbol number:language="es" number:country="ES">₧</number:currency-symbol>
      <style:map style:condition="value()&gt;=0" style:apply-style-name="N123P0"/>
    </number:currency-style>
    <number:currency-style style:name="N124P0" style:volatile="true">
      <number:number number:decimal-places="0" number:min-integer-digits="1" number:grouping="true"/>
      <number:text> </number:text>
      <number:currency-symbol number:language="es" number:country="ES">₧</number:currency-symbol>
    </number:currency-style>
    <number:currency-style style:name="N124">
      <style:text-properties fo:color="#ff0000"/>
      <number:text>-</number:text>
      <number:number number:decimal-places="0" number:min-integer-digits="1" number:grouping="true"/>
      <number:text> </number:text>
      <number:currency-symbol number:language="es" number:country="ES">₧</number:currency-symbol>
      <style:map style:condition="value()&gt;=0" style:apply-style-name="N124P0"/>
    </number:currency-style>
    <number:number-style style:name="N125P0" style:volatile="true">
      <number:number number:decimal-places="0" number:min-integer-digits="1" number:grouping="true"/>
    </number:number-style>
    <number:number-style style:name="N125">
      <number:text>-</number:text>
      <number:number number: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0" number:min-integer-digits="1" number:grouping="true"/>
    </number:number-style>
    <number:number-style style:name="N126">
      <style:text-properties fo:color="#ff0000"/>
      <number:text>-</number:text>
      <number:number number: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integer-digits="1" number:grouping="true"/>
    </number:number-style>
    <number:number-style style:name="N127">
      <number:text>-</number:text>
      <number:number number:decimal-places="2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number:min-integer-digits="1" number:grouping="true"/>
    </number:number-style>
    <number:number-style style:name="N128">
      <style:text-properties fo:color="#ff0000"/>
      <number:text>-</number:text>
      <number:number number:decimal-places="2" number:min-integer-digits="1" number:grouping="true"/>
      <style:map style:condition="value()&gt;=0" style:apply-style-name="N128P0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integer-digits="3" number:min-exponent-digits="1"/>
    </number:number-style>
    <number:date-style style:name="N133">
      <number:month number:style="long"/>
      <number:text>-</number:text>
      <number:day number:style="long"/>
      <number:text>-</number:text>
      <number:year/>
    </number:date-style>
    <number:number-style style:name="N134">
      <number:number number:decimal-places="3" number:min-integer-digits="0" number:decimal-replacement=""/>
    </number:number-style>
    <number:currency-style style:name="N13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3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36P0"/>
    </number:currency-style>
    <number:date-style style:name="N137">
      <number:text>VALO</number:text>
      <number:year number:style="long"/>
    </number:date-style>
    <number:date-style style:name="N138">
      <number:text>=IZ</number:text>
      <number:quarter/>
      <number:text>UI</number:text>
      <number:year number:style="long"/>
      <number:year/>
      <number:day/>
      <number:text>A()</number:text>
    </number:date-style>
    <number:number-style style:name="N139">
      <number:number number:decimal-places="1" number:min-integer-digits="1"/>
    </number:number-style>
    <number:percentage-style style:name="N140">
      <number:number number:decimal-places="1" number:min-integer-digits="1"/>
      <number:text>%</number:text>
    </number:percentage-style>
    <number:number-style style:name="N141">
      <number:number number:decimal-places="2" number:min-integer-digits="2" number:grouping="true"/>
    </number:number-style>
    <number:currency-style style:name="N143P0" style:volatile="true">
      <number:currency-symbol number:language="es" number:country="CO">$</number:currency-symbol>
      <number:number number:decimal-places="0" number:min-integer-digits="1" number:grouping="true"/>
    </number:currency-style>
    <number:currency-style style:name="N143">
      <number:text>(</number:text>
      <number:currency-symbol number:language="es" number:country="CO">$</number:currency-symbol>
      <number:number number:decimal-places="0" number:min-integer-digits="1" number:grouping="true"/>
      <number:text>)</number:text>
      <style:map style:condition="value()&gt;=0" style:apply-style-name="N143P0"/>
    </number:currency-style>
    <number:currency-style style:name="N145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45"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45P0"/>
    </number:currency-style>
    <number:currency-style style:name="N146P0" style:volatile="true">
      <number:currency-symbol number:language="es" number:country="CO">$</number:currency-symbol>
      <number:number number:decimal-places="0" number:min-integer-digits="1" number:grouping="true"/>
    </number:currency-style>
    <number:currency-style style:name="N146">
      <style:text-properties fo:color="#ff0000"/>
      <number:text>(</number:text>
      <number:currency-symbol number:language="es" number:country="CO">$</number:currency-symbol>
      <number:number number:decimal-places="0" number:min-integer-digits="1" number:grouping="true"/>
      <number:text>)</number:text>
      <style:map style:condition="value()&gt;=0" style:apply-style-name="N146P0"/>
    </number:currency-style>
    <number:currency-style style:name="N147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47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47P0"/>
    </number:currency-style>
    <number:currency-style style:name="N149P0" style:volatile="true">
      <number:currency-symbol number:language="es" number:country="CO">$</number:currency-symbol>
      <number:number number:decimal-places="0" number:min-integer-digits="1" number:grouping="true" number:display-factor="1000"/>
      <number:text>--</number:text>
    </number:currency-style>
    <number:currency-style style:name="N149">
      <style:text-properties fo:color="#ff0000"/>
      <number:text>(</number:text>
      <number:currency-symbol number:language="es" number:country="CO">$</number:currency-symbol>
      <number:number number:decimal-places="0" number:min-integer-digits="1" number:grouping="true" number:display-factor="1000"/>
      <number:text>--)</number:text>
      <style:map style:condition="value()&gt;=0" style:apply-style-name="N149P0"/>
    </number:currency-style>
    <number:percentage-style style:name="N150">
      <number:number number:decimal-places="0" number:min-integer-digits="3" number:grouping="true"/>
      <number:text>%</number:text>
    </number:percentage-style>
    <number:number-style style:name="N151">
      <number:number number:decimal-places="4" number:min-integer-digits="0"/>
    </number:number-style>
    <number:number-style style:name="N152">
      <number:number number:decimal-places="3" number:min-integer-digits="0"/>
    </number:number-style>
    <number:number-style style:name="N153">
      <number:number number:decimal-places="2" number:min-integer-digits="0"/>
    </number:number-style>
    <number:number-style style:name="N154">
      <number:number number:decimal-places="1" number:min-integer-digits="0"/>
    </number:number-style>
    <number:number-style style:name="N155">
      <number:number number:decimal-places="0" number:min-integer-digits="0"/>
    </number:number-style>
    <number:currency-style style:name="N157P0" style:volatile="true">
      <number:currency-symbol number:language="es" number:country="SV">C</number:currency-symbol>
      <number:text> </number:text>
      <number:number number:decimal-places="0" number:min-integer-digits="1" number:grouping="true"/>
    </number:currency-style>
    <number:currency-style style:name="N157">
      <style:text-properties fo:color="#ff0000"/>
      <number:text>-</number:text>
      <number:currency-symbol number:language="es" number:country="SV">C</number:currency-symbol>
      <number:text> </number:text>
      <number:number number:decimal-places="0" number:min-integer-digits="1" number:grouping="true"/>
      <style:map style:condition="value()&gt;=0" style:apply-style-name="N157P0"/>
    </number:currency-style>
    <number:number-style style:name="N159P0" style:volatile="true">
      <number:text>$</number:text>
      <number:number number:decimal-places="0" number:min-integer-digits="1" number:grouping="true"/>
    </number:number-style>
    <number:number-style style:name="N159">
      <number:text>$-</number:text>
      <number:number number:decimal-places="0" number:min-integer-digits="1" number:grouping="true"/>
      <style:map style:condition="value()&gt;=0" style:apply-style-name="N159P0"/>
    </number:number-style>
    <number:number-style style:name="N160P0" style:volatile="true">
      <number:text>$</number:text>
      <number:number number:decimal-places="0" number:min-integer-digits="1" number:grouping="true"/>
    </number:number-style>
    <number:number-style style:name="N160">
      <style:text-properties fo:color="#ff0000"/>
      <number:text>$-</number:text>
      <number:number number:decimal-places="0" number:min-integer-digits="1" number:grouping="true"/>
      <style:map style:condition="value()&gt;=0" style:apply-style-name="N160P0"/>
    </number:number-style>
    <number:number-style style:name="N162P0" style:volatile="true">
      <number:text>$</number:text>
      <number:number number:decimal-places="2" number:min-integer-digits="1" number:grouping="true"/>
    </number:number-style>
    <number:number-style style:name="N162">
      <number:text>$-</number:text>
      <number:number number:decimal-places="2" number:min-integer-digits="1" number:grouping="true"/>
      <style:map style:condition="value()&gt;=0" style:apply-style-name="N162P0"/>
    </number:number-style>
    <number:number-style style:name="N163P0" style:volatile="true">
      <number:text>$</number:text>
      <number:number number:decimal-places="2" number:min-integer-digits="1" number:grouping="true"/>
    </number:number-style>
    <number:number-style style:name="N163">
      <style:text-properties fo:color="#ff0000"/>
      <number:text>$-</number:text>
      <number:number number:decimal-places="2" number:min-integer-digits="1" number:grouping="true"/>
      <style:map style:condition="value()&gt;=0" style:apply-style-name="N163P0"/>
    </number:number-style>
    <number:number-style style:name="N167P0" style:volatile="true">
      <number:number number:decimal-places="0" number:min-integer-digits="1" number:grouping="true"/>
      <number:text> </number:text>
    </number:number-style>
    <number:number-style style:name="N167P1" style:volatile="true">
      <number:text> -</number:text>
      <number:number number:decimal-places="0" number:min-integer-digits="1" number:grouping="true"/>
      <number:text> </number:text>
    </number:number-style>
    <number:number-style style:name="N167P2" style:volatile="true">
      <number:text> -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71P0" style:volatile="true">
      <number:text> $</number:text>
      <number:number number:decimal-places="0" number:min-integer-digits="1" number:grouping="true"/>
      <number:text> </number:text>
    </number:number-style>
    <number:number-style style:name="N171P1" style:volatile="true">
      <number:text> $-</number:text>
      <number:number number:decimal-places="0" number:min-integer-digits="1" number:grouping="true"/>
      <number:text> </number:text>
    </number:number-style>
    <number:number-style style:name="N171P2" style:volatile="true">
      <number:text> $-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3P0" style:volatile="true">
      <number:number number:decimal-places="2" number:min-integer-digits="1" number:grouping="true"/>
      <number:text> </number:text>
    </number:number-style>
    <number:number-style style:name="N173P1" style:volatile="true">
      <number:text> -</number:text>
      <number:number number:decimal-places="2" number:min-integer-digits="1" number:grouping="true"/>
      <number:text> </number:text>
    </number:number-style>
    <number:number-style style:name="N173P2" style:volatile="true">
      <number:text> -</number:text>
      <number:number number: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number:text> $</number:text>
      <number:number number:decimal-places="2" number:min-integer-digits="1" number:grouping="true"/>
      <number:text> </number:text>
    </number:number-style>
    <number:number-style style:name="N177P1" style:volatile="true">
      <number:text> $-</number:text>
      <number:number number:decimal-places="2" number:min-integer-digits="1" number:grouping="true"/>
      <number:text> </number:text>
    </number:number-style>
    <number:number-style style:name="N177P2" style:volatile="true">
      <number:text> $-</number:text>
      <number:number number: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80P0" style:volatile="true">
      <number:text> $ </number:text>
      <number:number number:decimal-places="0" number:min-integer-digits="1" number:grouping="true"/>
      <number:text> </number:text>
    </number:number-style>
    <number:number-style style:name="N180P1" style:volatile="true">
      <number:text>-$ </number:text>
      <number:number number:decimal-places="0" number:min-integer-digits="1" number:grouping="true"/>
      <number:text> </number:text>
    </number:number-style>
    <number:number-style style:name="N180P2" style:volatile="true">
      <number:text> $ -</number:text>
      <number:number number:decimal-places="0" number:min-integer-digits="0"/>
      <number:text>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2P0" style:volatile="true">
      <number:number number:decimal-places="0" number:min-integer-digits="1" number:grouping="true"/>
      <number:text> </number:text>
    </number:number-style>
    <number:number-style style:name="N182P1" style:volatile="true">
      <number:text>-</number:text>
      <number:number number:decimal-places="0" number:min-integer-digits="1" number:grouping="true"/>
      <number:text> </number:text>
    </number:number-style>
    <number:number-style style:name="N182P2" style:volatile="true">
      <number:text> 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date-style style:name="N183">
      <number:day-of-week number:style="long"/>
      <number:text>, </number:text>
      <number:day/>
      <number:text> de </number:text>
      <number:month number:style="long" number:textual="true"/>
      <number:text> de </number:text>
      <number:year number:style="long"/>
    </number:date-style>
    <number:date-style style:name="N184P0" style:volatile="true">
      <number:day number:style="long"/>
      <number:text>-</number:text>
      <number:month number:style="long"/>
      <number:text>-</number:text>
      <number:year number:style="long"/>
    </number:date-style>
    <number:text-style style:name="N184">
      <number:text-content/>
      <style:map style:condition="value()&gt;=0" style:apply-style-name="N184P0"/>
    </number:text-style>
    <number:number-style style:name="N185">
      <number:number number:decimal-places="0" number:min-integer-digits="3" number:grouping="true"/>
    </number:number-style>
    <number:number-style style:name="N8105P0" style:volatile="true" number:language="es" number:country="SV">
      <number:text>$</number:text>
      <number:number number:decimal-places="0" number:min-integer-digits="1" number:grouping="true"/>
      <number:text> </number:text>
    </number:number-style>
    <number:number-style style:name="N8105" number:language="es" number:country="SV">
      <number:text>($</number:text>
      <number:number number:decimal-places="0" number:min-integer-digits="1" number:grouping="true"/>
      <number:text>)</number:text>
      <style:map style:condition="value()&gt;=0" style:apply-style-name="N8105P0"/>
    </number:number-style>
    <number:number-style style:name="N8106P0" style:volatile="true" number:language="es" number:country="SV">
      <number:text>$</number:text>
      <number:number number:decimal-places="0" number:min-integer-digits="1" number:grouping="true"/>
      <number:text> </number:text>
    </number:number-style>
    <number:number-style style:name="N8106" number:language="es" number:country="SV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8106P0"/>
    </number:number-style>
    <number:number-style style:name="N8108P0" style:volatile="true" number:language="es" number:country="SV">
      <number:text>$</number:text>
      <number:number number:decimal-places="2" number:min-integer-digits="1" number:grouping="true"/>
      <number:text> </number:text>
    </number:number-style>
    <number:number-style style:name="N8108" number:language="es" number:country="SV">
      <number:text>($</number:text>
      <number:number number:decimal-places="2" number:min-integer-digits="1" number:grouping="true"/>
      <number:text>)</number:text>
      <style:map style:condition="value()&gt;=0" style:apply-style-name="N8108P0"/>
    </number:number-style>
    <number:number-style style:name="N8109P0" style:volatile="true" number:language="es" number:country="SV">
      <number:text>$</number:text>
      <number:number number:decimal-places="2" number:min-integer-digits="1" number:grouping="true"/>
      <number:text> </number:text>
    </number:number-style>
    <number:number-style style:name="N8109" number:language="es" number:country="SV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8109P0"/>
    </number:number-style>
    <number:date-style style:name="N8110" number:language="es" number:country="SV">
      <number:day number:style="long"/>
      <number:text>-</number:text>
      <number:month number:textual="true"/>
      <number:text>-</number:text>
      <number:year/>
    </number:date-style>
    <number:date-style style:name="N8111" number:language="es" number:country="SV">
      <number:day number:style="long"/>
      <number:text>-</number:text>
      <number:month number:textual="true"/>
    </number:date-style>
    <number:date-style style:name="N8112" number:language="es" number:country="SV">
      <number:month number:textual="true"/>
      <number:text>-</number:text>
      <number:year/>
    </number:date-style>
    <number:date-style style:name="N8113" number:language="es" number:country="SV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5P0" style:volatile="true" number:language="es" number:country="SV">
      <number:number number:decimal-places="0" number:min-integer-digits="1" number:grouping="true"/>
      <number:text> </number:text>
    </number:number-style>
    <number:number-style style:name="N8115" number:language="es" number:country="SV">
      <number:text>(</number:text>
      <number:number number:decimal-places="0" number:min-integer-digits="1" number:grouping="true"/>
      <number:text>)</number:text>
      <style:map style:condition="value()&gt;=0" style:apply-style-name="N8115P0"/>
    </number:number-style>
    <number:number-style style:name="N8116P0" style:volatile="true" number:language="es" number:country="SV">
      <number:number number:decimal-places="0" number:min-integer-digits="1" number:grouping="true"/>
      <number:text> </number:text>
    </number:number-style>
    <number:number-style style:name="N8116" number:language="es" number:country="SV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16P0"/>
    </number:number-style>
    <number:number-style style:name="N8118P0" style:volatile="true" number:language="es" number:country="SV">
      <number:number number:decimal-places="2" number:min-integer-digits="1" number:grouping="true"/>
      <number:text> </number:text>
    </number:number-style>
    <number:number-style style:name="N8118" number:language="es" number:country="SV">
      <number:text>(</number:text>
      <number:number number:decimal-places="2" number:min-integer-digits="1" number:grouping="true"/>
      <number:text>)</number:text>
      <style:map style:condition="value()&gt;=0" style:apply-style-name="N8118P0"/>
    </number:number-style>
    <number:number-style style:name="N8119P0" style:volatile="true" number:language="es" number:country="SV">
      <number:number number:decimal-places="2" number:min-integer-digits="1" number:grouping="true"/>
      <number:text> </number:text>
    </number:number-style>
    <number:number-style style:name="N8119" number:language="es" number:country="SV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19P0"/>
    </number:number-style>
    <number:number-style style:name="N8123P0" style:volatile="true" number:language="es" number:country="SV">
      <number:text> $</number:text>
      <number:number number:decimal-places="0" number:min-integer-digits="1" number:grouping="true"/>
      <number:text> </number:text>
    </number:number-style>
    <number:number-style style:name="N8123P1" style:volatile="true" number:language="es" number:country="SV">
      <number:text> $(</number:text>
      <number:number number:decimal-places="0" number:min-integer-digits="1" number:grouping="true"/>
      <number:text>)</number:text>
    </number:number-style>
    <number:number-style style:name="N8123P2" style:volatile="true" number:language="es" number:country="SV">
      <number:text> $- </number:text>
    </number:number-style>
    <number:text-style style:name="N8123" number:language="es" number:country="SV"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number-style style:name="N8127P0" style:volatile="true" number:language="es" number:country="SV">
      <number:text> $</number:text>
      <number:number number:decimal-places="2" number:min-integer-digits="1" number:grouping="true"/>
      <number:text> </number:text>
    </number:number-style>
    <number:number-style style:name="N8127P1" style:volatile="true" number:language="es" number:country="SV">
      <number:text> $(</number:text>
      <number:number number:decimal-places="2" number:min-integer-digits="1" number:grouping="true"/>
      <number:text>)</number:text>
    </number:number-style>
    <number:number-style style:name="N8127P2" style:volatile="true" number:language="es" number:country="SV">
      <number:text> $-</number:text>
      <number:number number:decimal-places="0" number:min-integer-digits="0"/>
      <number:text> </number:text>
    </number:number-style>
    <number:text-style style:name="N8127" number:language="es" number:country="SV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time-style style:name="N8128" number:language="es" number:country="SV">
      <number:minutes number:style="long"/>
      <number:text>:</number:text>
      <number:seconds number:style="long"/>
    </number:time-style>
    <number:time-style style:name="N8129" number:language="es" number:country="SV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0" number:language="es" number:country="SV">
      <number:minutes number:style="long"/>
      <number:text>:</number:text>
      <number:seconds number:style="long" number:decimal-places="1"/>
    </number:time-style>
    <number:number-style style:name="N8131" number:language="es" number:country="SV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0-16">16-10-2023</text:date>, <text:time>11:50:3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eferson bermudez molina</meta:initial-creator>
    <meta:creation-date>2023-10-15T19:32:10.34</meta:creation-date>
    <meta:generator>OpenOffice/4.1.7$Win32 OpenOffice.org_project/417m1$Build-9800</meta:generator>
    <dc:date>2023-10-16T11:50:30.60</dc:date>
    <dc:creator>pec </dc:creator>
    <meta:editing-duration>PT3H3M19S</meta:editing-duration>
    <meta:editing-cycles>40</meta:editing-cycles>
    <meta:document-statistic meta:table-count="4" meta:cell-count="1305" meta:object-count="0"/>
  </office:meta>
</office:document-meta>
</file>